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styles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862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6583in"/>
    </style:style>
    <style:style style:name="co6" style:family="table-column">
      <style:table-column-properties fo:break-before="auto" style:column-width="1.0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_lab_to_pi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105" calcext:value-type="float">
            <text:p>0.0001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79" calcext:value-type="float">
            <text:p>7.9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73" calcext:value-type="float">
            <text:p>7.3E-05</text:p>
          </table:table-cell>
        </table:table-row>
        <table:table-row table:style-name="ro1">
          <table:table-cell office:value-type="float" office:value="0.000094" calcext:value-type="float">
            <text:p>9.4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094" calcext:value-type="float">
            <text:p>9.4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0.000052" calcext:value-type="float">
            <text:p>5.2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062" calcext:value-type="float">
            <text:p>6.2E-05</text:p>
          </table:table-cell>
        </table:table-row>
        <table:table-row table:style-name="ro1">
          <table:table-cell office:value-type="float" office:value="0.000058" calcext:value-type="float">
            <text:p>5.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65" calcext:value-type="float">
            <text:p>6.5E-05</text:p>
          </table:table-cell>
        </table:table-row>
        <table:table-row table:style-name="ro1">
          <table:table-cell office:value-type="float" office:value="0.000058" calcext:value-type="float">
            <text:p>5.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0.000066" calcext:value-type="float">
            <text:p>6.6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67" calcext:value-type="float">
            <text:p>6.7E-05</text:p>
          </table:table-cell>
        </table:table-row>
        <table:table-row table:style-name="ro1">
          <table:table-cell office:value-type="float" office:value="0.000073" calcext:value-type="float">
            <text:p>7.3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0.000083" calcext:value-type="float">
            <text:p>8.3E-05</text:p>
          </table:table-cell>
          <table:table-cell table:number-columns-repeated="2"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0.000074" calcext:value-type="float">
            <text:p>7.4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72" calcext:value-type="float">
            <text:p>7.2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table:number-columns-repeated="2" office:value-type="float" office:value="0.000072" calcext:value-type="float">
            <text:p>7.2E-05</text:p>
          </table:table-cell>
        </table:table-row>
        <table:table-row table:style-name="ro1">
          <table:table-cell office:value-type="float" office:value="0.000078" calcext:value-type="float">
            <text:p>7.8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0.000107" calcext:value-type="float">
            <text:p>0.000107</text:p>
          </table:table-cell>
          <table:table-cell office:value-type="float" office:value="0.000125" calcext:value-type="float">
            <text:p>0.000125</text:p>
          </table:table-cell>
          <table:table-cell office:value-type="float" office:value="0.000101" calcext:value-type="float">
            <text:p>0.000101</text:p>
          </table:table-cell>
        </table:table-row>
        <table:table-row table:style-name="ro1">
          <table:table-cell office:value-type="float" office:value="0.000065" calcext:value-type="float">
            <text:p>6.5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61" calcext:value-type="float">
            <text:p>6.1E-05</text:p>
          </table:table-cell>
        </table:table-row>
        <table:table-row table:style-name="ro1">
          <table:table-cell office:value-type="float" office:value="0.000063" calcext:value-type="float">
            <text:p>6.3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0.000079" calcext:value-type="float">
            <text:p>7.9E-05</text:p>
          </table:table-cell>
          <table:table-cell table:number-columns-repeated="2" office:value-type="float" office:value="0.000078" calcext:value-type="float">
            <text:p>7.8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02" calcext:value-type="float">
            <text:p>0.000102</text:p>
          </table:table-cell>
        </table:table-row>
        <table:table-row table:style-name="ro1">
          <table:table-cell office:value-type="float" office:value="0.000089" calcext:value-type="float">
            <text:p>8.9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5" calcext:value-type="float">
            <text:p>8.5E-05</text:p>
          </table:table-cell>
        </table:table-row>
        <table:table-row table:style-name="ro1">
          <table:table-cell office:value-type="float" office:value="0.000084" calcext:value-type="float">
            <text:p>8.4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97" calcext:value-type="float">
            <text:p>9.7E-05</text:p>
          </table:table-cell>
        </table:table-row>
        <table:table-row table:style-name="ro1">
          <table:table-cell office:value-type="float" office:value="0.000092" calcext:value-type="float">
            <text:p>9.2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95" calcext:value-type="float">
            <text:p>9.5E-05</text:p>
          </table:table-cell>
        </table:table-row>
        <table:table-row table:style-name="ro1">
          <table:table-cell table:number-columns-repeated="2" office:value-type="float" office:value="0.000094" calcext:value-type="float">
            <text:p>9.4E-05</text:p>
          </table:table-cell>
          <table:table-cell office:value-type="float" office:value="0.000093" calcext:value-type="float">
            <text:p>9.3E-05</text:p>
          </table:table-cell>
        </table:table-row>
        <table:table-row table:style-name="ro1">
          <table:table-cell table:number-columns-repeated="2" office:value-type="float" office:value="0.000073" calcext:value-type="float">
            <text:p>7.3E-05</text:p>
          </table:table-cell>
          <table:table-cell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0.000073" calcext:value-type="float">
            <text:p>7.3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95" calcext:value-type="float">
            <text:p>9.5E-05</text:p>
          </table:table-cell>
        </table:table-row>
        <table:table-row table:style-name="ro1">
          <table:table-cell office:value-type="float" office:value="0.000093" calcext:value-type="float">
            <text:p>9.3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096" calcext:value-type="float">
            <text:p>9.6E-05</text:p>
          </table:table-cell>
        </table:table-row>
        <table:table-row table:style-name="ro1">
          <table:table-cell office:value-type="float" office:value="0.000092" calcext:value-type="float">
            <text:p>9.2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57" calcext:value-type="float">
            <text:p>5.7E-05</text:p>
          </table:table-cell>
        </table:table-row>
        <table:table-row table:style-name="ro1">
          <table:table-cell office:value-type="float" office:value="0.000056" calcext:value-type="float">
            <text:p>5.6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58" calcext:value-type="float">
            <text:p>5.8E-05</text:p>
          </table:table-cell>
        </table:table-row>
        <table:table-row table:style-name="ro1">
          <table:table-cell office:value-type="float" office:value="0.000062" calcext:value-type="float">
            <text:p>6.2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table:number-columns-repeated="3" office:value-type="float" office:value="0.000069" calcext:value-type="float">
            <text:p>6.9E-05</text:p>
          </table:table-cell>
        </table:table-row>
        <table:table-row table:style-name="ro1">
          <table:table-cell office:value-type="float" office:value="0.000071" calcext:value-type="float">
            <text:p>7.1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067" calcext:value-type="float">
            <text:p>6.7E-05</text:p>
          </table:table-cell>
        </table:table-row>
        <table:table-row table:style-name="ro1">
          <table:table-cell office:value-type="float" office:value="0.000067" calcext:value-type="float">
            <text:p>6.7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0.000069" calcext:value-type="float">
            <text:p>6.9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76" calcext:value-type="float">
            <text:p>7.6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066" calcext:value-type="float">
            <text:p>6.6E-05</text:p>
          </table:table-cell>
        </table:table-row>
        <table:table-row table:style-name="ro1">
          <table:table-cell office:value-type="float" office:value="0.000064" calcext:value-type="float">
            <text:p>6.4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table:number-columns-repeated="2" office:value-type="float" office:value="0.000072" calcext:value-type="float">
            <text:p>7.2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077" calcext:value-type="float">
            <text:p>7.7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 table:number-columns-repeated="2" office:value-type="float" office:value="0.000073" calcext:value-type="float">
            <text:p>7.3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072" calcext:value-type="float">
            <text:p>7.2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65" calcext:value-type="float">
            <text:p>6.5E-05</text:p>
          </table:table-cell>
        </table:table-row>
        <table:table-row table:style-name="ro1">
          <table:table-cell office:value-type="float" office:value="0.000065" calcext:value-type="float">
            <text:p>6.5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73" calcext:value-type="float">
            <text:p>7.3E-05</text:p>
          </table:table-cell>
        </table:table-row>
        <table:table-row table:style-name="ro1">
          <table:table-cell office:value-type="float" office:value="0.000064" calcext:value-type="float">
            <text:p>6.4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66" calcext:value-type="float">
            <text:p>6.6E-05</text:p>
          </table:table-cell>
        </table:table-row>
        <table:table-row table:style-name="ro1">
          <table:table-cell office:value-type="float" office:value="0.000065" calcext:value-type="float">
            <text:p>6.5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068" calcext:value-type="float">
            <text:p>6.8E-05</text:p>
          </table:table-cell>
        </table:table-row>
        <table:table-row table:style-name="ro1">
          <table:table-cell office:value-type="float" office:value="0.00007" calcext:value-type="float">
            <text:p>7E-05</text:p>
          </table:table-cell>
          <table:table-cell office:value-type="float" office:value="0.000068" calcext:value-type="float">
            <text:p>6.8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0.000077" calcext:value-type="float">
            <text:p>7.7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73" calcext:value-type="float">
            <text:p>7.3E-05</text:p>
          </table:table-cell>
        </table:table-row>
        <table:table-row table:style-name="ro1">
          <table:table-cell table:number-columns-repeated="2" office:value-type="float" office:value="0.000073" calcext:value-type="float">
            <text:p>7.3E-05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 office:value-type="float" office:value="0.000073" calcext:value-type="float">
            <text:p>7.3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0.000086" calcext:value-type="float">
            <text:p>8.6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081" calcext:value-type="float">
            <text:p>8.1E-05</text:p>
          </table:table-cell>
        </table:table-row>
        <table:table-row table:style-name="ro1">
          <table:table-cell office:value-type="float" office:value="0.000077" calcext:value-type="float">
            <text:p>7.7E-05</text:p>
          </table:table-cell>
          <table:table-cell office:value-type="float" office:value="0.000052" calcext:value-type="float">
            <text:p>5.2E-05</text:p>
          </table:table-cell>
          <table:table-cell office:value-type="float" office:value="0.000047" calcext:value-type="float">
            <text:p>4.7E-05</text:p>
          </table:table-cell>
        </table:table-row>
        <table:table-row table:style-name="ro1">
          <table:table-cell office:value-type="float" office:value="0.000051" calcext:value-type="float">
            <text:p>5.1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71" calcext:value-type="float">
            <text:p>7.1E-05</text:p>
          </table:table-cell>
        </table:table-row>
      </table:table>
      <table:table table:name="1_indigo_to_wolf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18" calcext:value-type="float">
            <text:p>1.8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6" calcext:value-type="float">
            <text:p>1.6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2" calcext:value-type="float">
            <text:p>1.2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2" calcext:value-type="float">
            <text:p>1.2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" calcext:value-type="float">
            <text:p>1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32" calcext:value-type="float">
            <text:p>3.2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1" calcext:value-type="float">
            <text:p>1.1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</table:table>
      <table:table table:name="1_wolf_to_pi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042" calcext:value-type="float">
            <text:p>4.2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31" calcext:value-type="float">
            <text:p>3.1E-0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0.000031" calcext:value-type="float">
            <text:p>3.1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table:number-columns-repeated="2"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table:number-columns-repeated="2"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1" calcext:value-type="float">
            <text:p>3.1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31" calcext:value-type="float">
            <text:p>3.1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table:number-columns-repeated="2" office:value-type="float" office:value="0.000037" calcext:value-type="float">
            <text:p>3.7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table:number-columns-repeated="3"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table:number-columns-repeated="2" office:value-type="float" office:value="0.000038" calcext:value-type="float">
            <text:p>3.8E-05</text:p>
          </table:table-cell>
        </table:table-row>
        <table:table-row table:style-name="ro1">
          <table:table-cell table:number-columns-repeated="2" office:value-type="float" office:value="0.000037" calcext:value-type="float">
            <text:p>3.7E-0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29" calcext:value-type="float">
            <text:p>2.9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table:number-columns-repeated="2" office:value-type="float" office:value="0.000038" calcext:value-type="float">
            <text:p>3.8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0037" calcext:value-type="float">
            <text:p>3.7E-0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3"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43" calcext:value-type="float">
            <text:p>4.3E-05</text:p>
          </table:table-cell>
          <table:table-cell table:number-columns-repeated="2"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7" calcext:value-type="float">
            <text:p>2.7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6" calcext:value-type="float">
            <text:p>2.6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table:number-columns-repeated="2" office:value-type="float" office:value="0.000021" calcext:value-type="float">
            <text:p>2.1E-05</text:p>
          </table:table-cell>
        </table:table-row>
        <table:table-row table:style-name="ro1">
          <table:table-cell table:number-columns-repeated="2"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table:number-columns-repeated="2" office:value-type="float" office:value="0.000024" calcext:value-type="float">
            <text:p>2.4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table:number-columns-repeated="2"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7" calcext:value-type="float">
            <text:p>2.7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4" calcext:value-type="float">
            <text:p>2.4E-05</text:p>
          </table:table-cell>
        </table:table-row>
      </table:table>
      <table:table table:name="2_wolf_to_pi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043" calcext:value-type="float">
            <text:p>4.3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04" calcext:value-type="float">
            <text:p>4E-05</text:p>
          </table:table-cell>
        </table:table-row>
        <table:table-row table:style-name="ro1">
          <table:table-cell table:number-columns-repeated="3" office:value-type="float" office:value="0.000039" calcext:value-type="float">
            <text:p>3.9E-05</text:p>
          </table:table-cell>
        </table:table-row>
        <table:table-row table:style-name="ro1">
          <table:table-cell table:number-columns-repeated="2" office:value-type="float" office:value="0.000038" calcext:value-type="float">
            <text:p>3.8E-05</text:p>
          </table:table-cell>
          <table:table-cell office:value-type="float" office:value="0.000039" calcext:value-type="float">
            <text:p>3.9E-05</text:p>
          </table:table-cell>
        </table:table-row>
        <table:table-row table:style-name="ro1">
          <table:table-cell table:number-columns-repeated="3" office:value-type="float" office:value="0.000039" calcext:value-type="float">
            <text:p>3.9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28" calcext:value-type="float">
            <text:p>2.8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5" calcext:value-type="float">
            <text:p>2.5E-05</text:p>
          </table:table-cell>
          <table:table-cell office:value-type="float" office:value="0.000032" calcext:value-type="float">
            <text:p>3.2E-0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35" calcext:value-type="float">
            <text:p>3.5E-05</text:p>
          </table:table-cell>
          <table:table-cell office:value-type="float" office:value="0.000034" calcext:value-type="float">
            <text:p>3.4E-05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3" office:value-type="float" office:value="0.000023" calcext:value-type="float">
            <text:p>2.3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table:number-columns-repeated="2"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22" calcext:value-type="float">
            <text:p>2.2E-05</text:p>
          </table:table-cell>
          <table:table-cell table:number-columns-repeated="2"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22" calcext:value-type="float">
            <text:p>2.2E-05</text:p>
          </table:table-cell>
          <table:table-cell table:number-columns-repeated="2" office:value-type="float" office:value="0.000023" calcext:value-type="float">
            <text:p>2.3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table:number-columns-repeated="2" office:value-type="float" office:value="0.000024" calcext:value-type="float">
            <text:p>2.4E-05</text:p>
          </table:table-cell>
        </table:table-row>
        <table:table-row table:style-name="ro1">
          <table:table-cell table:number-columns-repeated="2" office:value-type="float" office:value="0.000023" calcext:value-type="float">
            <text:p>2.3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4" calcext:value-type="float">
            <text:p>2.4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025" calcext:value-type="float">
            <text:p>2.5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4" calcext:value-type="float">
            <text:p>2.4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18" calcext:value-type="float">
            <text:p>1.8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19" calcext:value-type="float">
            <text:p>1.9E-05</text:p>
          </table:table-cell>
          <table:table-cell table:number-columns-repeated="2"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32" calcext:value-type="float">
            <text:p>3.2E-05</text:p>
          </table:table-cell>
          <table:table-cell office:value-type="float" office:value="0.000019" calcext:value-type="float">
            <text:p>1.9E-05</text:p>
          </table:table-cell>
        </table:table-row>
        <table:table-row table:style-name="ro1">
          <table:table-cell office:value-type="float" office:value="0.000018" calcext:value-type="float">
            <text:p>1.8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table:number-columns-repeated="2" office:value-type="float" office:value="0.000023" calcext:value-type="float">
            <text:p>2.3E-05</text:p>
          </table:table-cell>
        </table:table-row>
        <table:table-row table:style-name="ro1">
          <table:table-cell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2" calcext:value-type="float">
            <text:p>2.2E-05</text:p>
          </table:table-cell>
        </table:table-row>
        <table:table-row table:style-name="ro1">
          <table:table-cell table:number-columns-repeated="2"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table:number-columns-repeated="2" office:value-type="float" office:value="0.00002" calcext:value-type="float">
            <text:p>2E-05</text:p>
          </table:table-cell>
          <table:table-cell office:value-type="float" office:value="0.000021" calcext:value-type="float">
            <text:p>2.1E-05</text:p>
          </table:table-cell>
        </table:table-row>
        <table:table-row table:style-name="ro1">
          <table:table-cell office:value-type="float" office:value="0.00002" calcext:value-type="float">
            <text:p>2E-05</text:p>
          </table:table-cell>
          <table:table-cell office:value-type="float" office:value="0.000023" calcext:value-type="float">
            <text:p>2.3E-05</text:p>
          </table:table-cell>
          <table:table-cell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0.000018" calcext:value-type="float">
            <text:p>1.8E-05</text:p>
          </table:table-cell>
          <table:table-cell table:number-columns-repeated="2" office:value-type="float" office:value="0.000017" calcext:value-type="float">
            <text:p>1.7E-05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table:number-columns-repeated="2"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1" calcext:value-type="float">
            <text:p>2.1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0.000023" calcext:value-type="float">
            <text:p>2.3E-05</text:p>
          </table:table-cell>
          <table:table-cell office:value-type="float" office:value="0.000021" calcext:value-type="float">
            <text:p>2.1E-05</text:p>
          </table:table-cell>
          <table:table-cell office:value-type="float" office:value="0.000028" calcext:value-type="float">
            <text:p>2.8E-05</text:p>
          </table:table-cell>
        </table:table-row>
        <table:table-row table:style-name="ro1">
          <table:table-cell table:number-columns-repeated="2" office:value-type="float" office:value="0.000019" calcext:value-type="float">
            <text:p>1.9E-05</text:p>
          </table:table-cell>
          <table:table-cell office:value-type="float" office:value="0.000021" calcext:value-type="float">
            <text:p>2.1E-05</text:p>
          </table:table-cell>
        </table:table-row>
      </table:table>
      <table:table table:name="2_lab_to_pi" table:style-name="ta1"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176" calcext:value-type="float">
            <text:p>0.000176</text:p>
          </table:table-cell>
          <table:table-cell office:value-type="float" office:value="0.000134" calcext:value-type="float">
            <text:p>0.000134</text:p>
          </table:table-cell>
          <table:table-cell office:value-type="float" office:value="0.000118" calcext:value-type="float">
            <text:p>0.000118</text:p>
          </table:table-cell>
        </table:table-row>
        <table:table-row table:style-name="ro1">
          <table:table-cell office:value-type="float" office:value="0.000117" calcext:value-type="float">
            <text:p>0.000117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194" calcext:value-type="float">
            <text:p>0.000194</text:p>
          </table:table-cell>
        </table:table-row>
        <table:table-row table:style-name="ro1">
          <table:table-cell office:value-type="float" office:value="0.000152" calcext:value-type="float">
            <text:p>0.000152</text:p>
          </table:table-cell>
          <table:table-cell office:value-type="float" office:value="0.000115" calcext:value-type="float">
            <text:p>0.000115</text:p>
          </table:table-cell>
          <table:table-cell office:value-type="float" office:value="0.000084" calcext:value-type="float">
            <text:p>8.4E-05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98" calcext:value-type="float">
            <text:p>9.8E-05</text:p>
          </table:table-cell>
        </table:table-row>
        <table:table-row table:style-name="ro1">
          <table:table-cell office:value-type="float" office:value="0.000128" calcext:value-type="float">
            <text:p>0.000128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082" calcext:value-type="float">
            <text:p>8.2E-05</text:p>
          </table:table-cell>
        </table:table-row>
        <table:table-row table:style-name="ro1">
          <table:table-cell office:value-type="float" office:value="0.000089" calcext:value-type="float">
            <text:p>8.9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0.000103" calcext:value-type="float">
            <text:p>0.000103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063" calcext:value-type="float">
            <text:p>6.3E-05</text:p>
          </table:table-cell>
        </table:table-row>
        <table:table-row table:style-name="ro1">
          <table:table-cell office:value-type="float" office:value="0.00007" calcext:value-type="float">
            <text:p>7E-05</text:p>
          </table:table-cell>
          <table:table-cell office:value-type="float" office:value="0.000109" calcext:value-type="float">
            <text:p>0.000109</text:p>
          </table:table-cell>
          <table:table-cell office:value-type="float" office:value="0.000091" calcext:value-type="float">
            <text:p>9.1E-05</text:p>
          </table:table-cell>
        </table:table-row>
        <table:table-row table:style-name="ro1">
          <table:table-cell office:value-type="float" office:value="0.000082" calcext:value-type="float">
            <text:p>8.2E-05</text:p>
          </table:table-cell>
          <table:table-cell office:value-type="float" office:value="0.000072" calcext:value-type="float">
            <text:p>7.2E-05</text:p>
          </table:table-cell>
          <table:table-cell office:value-type="float" office:value="0.000062" calcext:value-type="float">
            <text:p>6.2E-05</text:p>
          </table:table-cell>
        </table:table-row>
        <table:table-row table:style-name="ro1">
          <table:table-cell office:value-type="float" office:value="0.000066" calcext:value-type="float">
            <text:p>6.6E-05</text:p>
          </table:table-cell>
          <table:table-cell office:value-type="float" office:value="0.000128" calcext:value-type="float">
            <text:p>0.000128</text:p>
          </table:table-cell>
          <table:table-cell office:value-type="float" office:value="0.000098" calcext:value-type="float">
            <text:p>9.8E-05</text:p>
          </table:table-cell>
        </table:table-row>
        <table:table-row table:style-name="ro1">
          <table:table-cell office:value-type="float" office:value="0.000096" calcext:value-type="float">
            <text:p>9.6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097" calcext:value-type="float">
            <text:p>9.7E-05</text:p>
          </table:table-cell>
        </table:table-row>
        <table:table-row table:style-name="ro1">
          <table:table-cell office:value-type="float" office:value="0.000096" calcext:value-type="float">
            <text:p>9.6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0.000079" calcext:value-type="float">
            <text:p>7.9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0.000068" calcext:value-type="float">
            <text:p>6.8E-05</text:p>
          </table:table-cell>
          <table:table-cell office:value-type="float" office:value="0.000076" calcext:value-type="float">
            <text:p>7.6E-05</text:p>
          </table:table-cell>
          <table:table-cell office:value-type="float" office:value="0.000086" calcext:value-type="float">
            <text:p>8.6E-05</text:p>
          </table:table-cell>
        </table:table-row>
        <table:table-row table:style-name="ro1">
          <table:table-cell office:value-type="float" office:value="0.000101" calcext:value-type="float">
            <text:p>0.000101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085" calcext:value-type="float">
            <text:p>8.5E-05</text:p>
          </table:table-cell>
        </table:table-row>
        <table:table-row table:style-name="ro1">
          <table:table-cell office:value-type="float" office:value="0.000096" calcext:value-type="float">
            <text:p>9.6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076" calcext:value-type="float">
            <text:p>7.6E-05</text:p>
          </table:table-cell>
        </table:table-row>
        <table:table-row table:style-name="ro1">
          <table:table-cell office:value-type="float" office:value="0.000074" calcext:value-type="float">
            <text:p>7.4E-05</text:p>
          </table:table-cell>
          <table:table-cell office:value-type="float" office:value="0.000073" calcext:value-type="float">
            <text:p>7.3E-05</text:p>
          </table:table-cell>
          <table:table-cell office:value-type="float" office:value="0.000088" calcext:value-type="float">
            <text:p>8.8E-05</text:p>
          </table:table-cell>
        </table:table-row>
        <table:table-row table:style-name="ro1">
          <table:table-cell office:value-type="float" office:value="0.000073" calcext:value-type="float">
            <text:p>7.3E-05</text:p>
          </table:table-cell>
          <table:table-cell office:value-type="float" office:value="0.00008" calcext:value-type="float">
            <text:p>8E-05</text:p>
          </table:table-cell>
          <table:table-cell office:value-type="float" office:value="0.000099" calcext:value-type="float">
            <text:p>9.9E-05</text:p>
          </table:table-cell>
        </table:table-row>
        <table:table-row table:style-name="ro1">
          <table:table-cell office:value-type="float" office:value="0.00009" calcext:value-type="float">
            <text:p>9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105" calcext:value-type="float">
            <text:p>0.000105</text:p>
          </table:table-cell>
        </table:table-row>
        <table:table-row table:style-name="ro1">
          <table:table-cell office:value-type="float" office:value="0.000089" calcext:value-type="float">
            <text:p>8.9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7" calcext:value-type="float">
            <text:p>8.7E-05</text:p>
          </table:table-cell>
        </table:table-row>
        <table:table-row table:style-name="ro1">
          <table:table-cell office:value-type="float" office:value="0.000096" calcext:value-type="float">
            <text:p>9.6E-05</text:p>
          </table:table-cell>
          <table:table-cell office:value-type="float" office:value="0.000074" calcext:value-type="float">
            <text:p>7.4E-05</text:p>
          </table:table-cell>
          <table:table-cell office:value-type="float" office:value="0.000053" calcext:value-type="float">
            <text:p>5.3E-05</text:p>
          </table:table-cell>
        </table:table-row>
        <table:table-row table:style-name="ro1">
          <table:table-cell office:value-type="float" office:value="0.000068" calcext:value-type="float">
            <text:p>6.8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08" calcext:value-type="float">
            <text:p>8E-05</text:p>
          </table:table-cell>
        </table:table-row>
        <table:table-row table:style-name="ro1">
          <table:table-cell office:value-type="float" office:value="0.000078" calcext:value-type="float">
            <text:p>7.8E-05</text:p>
          </table:table-cell>
          <table:table-cell office:value-type="float" office:value="0.000079" calcext:value-type="float">
            <text:p>7.9E-05</text:p>
          </table:table-cell>
          <table:table-cell office:value-type="float" office:value="0.000131" calcext:value-type="float">
            <text:p>0.000131</text:p>
          </table:table-cell>
        </table:table-row>
        <table:table-row table:style-name="ro1">
          <table:table-cell office:value-type="float" office:value="0.000083" calcext:value-type="float">
            <text:p>8.3E-05</text:p>
          </table:table-cell>
          <table:table-cell table:number-columns-repeated="2" office:value-type="float" office:value="0.000076" calcext:value-type="float">
            <text:p>7.6E-05</text:p>
          </table:table-cell>
        </table:table-row>
        <table:table-row table:style-name="ro1">
          <table:table-cell office:value-type="float" office:value="0.000072" calcext:value-type="float">
            <text:p>7.2E-05</text:p>
          </table:table-cell>
          <table:table-cell office:value-type="float" office:value="0.000071" calcext:value-type="float">
            <text:p>7.1E-05</text:p>
          </table:table-cell>
          <table:table-cell office:value-type="float" office:value="0.00007" calcext:value-type="float">
            <text:p>7E-05</text:p>
          </table:table-cell>
        </table:table-row>
        <table:table-row table:style-name="ro1">
          <table:table-cell office:value-type="float" office:value="0.000085" calcext:value-type="float">
            <text:p>8.5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float" office:value="0.000113" calcext:value-type="float">
            <text:p>0.000113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088" calcext:value-type="float">
            <text:p>8.8E-05</text:p>
          </table:table-cell>
        </table:table-row>
        <table:table-row table:style-name="ro1">
          <table:table-cell office:value-type="float" office:value="0.000079" calcext:value-type="float">
            <text:p>7.9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83" calcext:value-type="float">
            <text:p>8.3E-05</text:p>
          </table:table-cell>
        </table:table-row>
        <table:table-row table:style-name="ro1">
          <table:table-cell office:value-type="float" office:value="0.000066" calcext:value-type="float">
            <text:p>6.6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115" calcext:value-type="float">
            <text:p>0.00011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082" calcext:value-type="float">
            <text:p>8.2E-05</text:p>
          </table:table-cell>
        </table:table-row>
        <table:table-row table:style-name="ro1">
          <table:table-cell office:value-type="float" office:value="0.000082" calcext:value-type="float">
            <text:p>8.2E-05</text:p>
          </table:table-cell>
          <table:table-cell table:number-columns-repeated="2" office:value-type="float" office:value="0.000077" calcext:value-type="float">
            <text:p>7.7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093" calcext:value-type="float">
            <text:p>9.3E-05</text:p>
          </table:table-cell>
        </table:table-row>
        <table:table-row table:style-name="ro1">
          <table:table-cell office:value-type="float" office:value="0.000089" calcext:value-type="float">
            <text:p>8.9E-05</text:p>
          </table:table-cell>
          <table:table-cell office:value-type="float" office:value="0.000131" calcext:value-type="float">
            <text:p>0.000131</text:p>
          </table:table-cell>
          <table:table-cell office:value-type="float" office:value="0.000106" calcext:value-type="float">
            <text:p>0.000106</text:p>
          </table:table-cell>
        </table:table-row>
        <table:table-row table:style-name="ro1">
          <table:table-cell office:value-type="float" office:value="0.000081" calcext:value-type="float">
            <text:p>8.1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078" calcext:value-type="float">
            <text:p>7.8E-05</text:p>
          </table:table-cell>
        </table:table-row>
        <table:table-row table:style-name="ro1">
          <table:table-cell office:value-type="float" office:value="0.000076" calcext:value-type="float">
            <text:p>7.6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table:number-columns-repeated="2" office:value-type="float" office:value="0.000086" calcext:value-type="float">
            <text:p>8.6E-05</text:p>
          </table:table-cell>
          <table:table-cell office:value-type="float" office:value="0.000111" calcext:value-type="float">
            <text:p>0.000111</text:p>
          </table:table-cell>
        </table:table-row>
        <table:table-row table:style-name="ro1">
          <table:table-cell office:value-type="float" office:value="0.000071" calcext:value-type="float">
            <text:p>7.1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074" calcext:value-type="float">
            <text:p>7.4E-05</text:p>
          </table:table-cell>
        </table:table-row>
        <table:table-row table:style-name="ro1">
          <table:table-cell office:value-type="float" office:value="0.000075" calcext:value-type="float">
            <text:p>7.5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091" calcext:value-type="float">
            <text:p>9.1E-05</text:p>
          </table:table-cell>
        </table:table-row>
        <table:table-row table:style-name="ro1">
          <table:table-cell office:value-type="float" office:value="0.00011" calcext:value-type="float">
            <text:p>0.00011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157" calcext:value-type="float">
            <text:p>0.000157</text:p>
          </table:table-cell>
        </table:table-row>
        <table:table-row table:style-name="ro1">
          <table:table-cell office:value-type="float" office:value="0.000128" calcext:value-type="float">
            <text:p>0.000128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79" calcext:value-type="float">
            <text:p>7.9E-05</text:p>
          </table:table-cell>
        </table:table-row>
        <table:table-row table:style-name="ro1">
          <table:table-cell office:value-type="float" office:value="0.00005" calcext:value-type="float">
            <text:p>5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053" calcext:value-type="float">
            <text:p>5.3E-05</text:p>
          </table:table-cell>
        </table:table-row>
        <table:table-row table:style-name="ro1">
          <table:table-cell office:value-type="float" office:value="0.000074" calcext:value-type="float">
            <text:p>7.4E-05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133" calcext:value-type="float">
            <text:p>0.000133</text:p>
          </table:table-cell>
        </table:table-row>
        <table:table-row table:style-name="ro1">
          <table:table-cell office:value-type="float" office:value="0.000092" calcext:value-type="float">
            <text:p>9.2E-05</text:p>
          </table:table-cell>
          <table:table-cell table:number-columns-repeated="2" office:value-type="float" office:value="0.000072" calcext:value-type="float">
            <text:p>7.2E-05</text:p>
          </table:table-cell>
        </table:table-row>
        <table:table-row table:style-name="ro1">
          <table:table-cell office:value-type="float" office:value="0.000069" calcext:value-type="float">
            <text:p>6.9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" calcext:value-type="float">
            <text:p>0.0001</text:p>
          </table:table-cell>
        </table:table-row>
        <table:table-row table:style-name="ro1">
          <table:table-cell office:value-type="float" office:value="0.000084" calcext:value-type="float">
            <text:p>8.4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099" calcext:value-type="float">
            <text:p>9.9E-05</text:p>
          </table:table-cell>
        </table:table-row>
        <table:table-row table:style-name="ro1">
          <table:table-cell office:value-type="float" office:value="0.0001" calcext:value-type="float">
            <text:p>0.0001</text:p>
          </table:table-cell>
          <table:table-cell office:value-type="float" office:value="0.000093" calcext:value-type="float">
            <text:p>9.3E-05</text:p>
          </table:table-cell>
          <table:table-cell office:value-type="float" office:value="0.000068" calcext:value-type="float">
            <text:p>6.8E-05</text:p>
          </table:table-cell>
        </table:table-row>
        <table:table-row table:style-name="ro1">
          <table:table-cell office:value-type="float" office:value="0.000071" calcext:value-type="float">
            <text:p>7.1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071" calcext:value-type="float">
            <text:p>7.1E-05</text:p>
          </table:table-cell>
        </table:table-row>
        <table:table-row table:style-name="ro1">
          <table:table-cell office:value-type="float" office:value="0.000065" calcext:value-type="float">
            <text:p>6.5E-05</text:p>
          </table:table-cell>
          <table:table-cell office:value-type="float" office:value="0.000077" calcext:value-type="float">
            <text:p>7.7E-05</text:p>
          </table:table-cell>
          <table:table-cell office:value-type="float" office:value="0.000103" calcext:value-type="float">
            <text:p>0.000103</text:p>
          </table:table-cell>
        </table:table-row>
        <table:table-row table:style-name="ro1">
          <table:table-cell office:value-type="float" office:value="0.000146" calcext:value-type="float">
            <text:p>0.000146</text:p>
          </table:table-cell>
          <table:table-cell office:value-type="float" office:value="0.000112" calcext:value-type="float">
            <text:p>0.000112</text:p>
          </table:table-cell>
          <table:table-cell office:value-type="float" office:value="0.000089" calcext:value-type="float">
            <text:p>8.9E-05</text:p>
          </table:table-cell>
        </table:table-row>
        <table:table-row table:style-name="ro1">
          <table:table-cell office:value-type="float" office:value="0.000086" calcext:value-type="float">
            <text:p>8.6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076" calcext:value-type="float">
            <text:p>7.6E-05</text:p>
          </table:table-cell>
        </table:table-row>
      </table:table>
      <table:table table:name="2_indigo_to_wolf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</table:table-row>
        <table:table-row table:style-name="ro1">
          <table:table-cell office:value-type="float" office:value="0.000032" calcext:value-type="float">
            <text:p>3.2E-05</text:p>
          </table:table-cell>
          <table:table-cell office:value-type="float" office:value="0.000019" calcext:value-type="float">
            <text:p>1.9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6" calcext:value-type="float">
            <text:p>1.6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6" calcext:value-type="float">
            <text:p>1.6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1" calcext:value-type="float">
            <text:p>1.1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2" calcext:value-type="float">
            <text:p>1.2E-05</text:p>
          </table:table-cell>
        </table:table-row>
        <table:table-row table:style-name="ro1">
          <table:table-cell table:number-columns-repeated="3"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7" calcext:value-type="float">
            <text:p>1.7E-05</text:p>
          </table:table-cell>
          <table:table-cell office:value-type="float" office:value="0.000018" calcext:value-type="float">
            <text:p>1.8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table:number-columns-repeated="2"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</table:table-row>
        <table:table-row table:style-name="ro1">
          <table:table-cell table:number-columns-repeated="2" office:value-type="float" office:value="0.000014" calcext:value-type="float">
            <text:p>1.4E-05</text:p>
          </table:table-cell>
          <table:table-cell office:value-type="float" office:value="0.000015" calcext:value-type="float">
            <text:p>1.5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1" calcext:value-type="float">
            <text:p>1.1E-05</text:p>
          </table:table-cell>
          <table:table-cell office:value-type="float" office:value="0.000016" calcext:value-type="float">
            <text:p>1.6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5" calcext:value-type="float">
            <text:p>1.5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4" calcext:value-type="float">
            <text:p>1.4E-05</text:p>
          </table:table-cell>
          <table:table-cell office:value-type="float" office:value="0.000013" calcext:value-type="float">
            <text:p>1.3E-05</text:p>
          </table:table-cell>
          <table:table-cell office:value-type="float" office:value="0.000014" calcext:value-type="float">
            <text:p>1.4E-05</text:p>
          </table:table-cell>
        </table:table-row>
        <table:table-row table:style-name="ro1">
          <table:table-cell table:number-columns-repeated="3" office:value-type="float" office:value="0.000014" calcext:value-type="float">
            <text:p>1.4E-05</text:p>
          </table:table-cell>
        </table:table-row>
        <table:table-row table:style-name="ro1">
          <table:table-cell office:value-type="float" office:value="0.000013" calcext:value-type="float">
            <text:p>1.3E-05</text:p>
          </table:table-cell>
          <table:table-cell table:number-columns-repeated="2" office:value-type="float" office:value="0.000014" calcext:value-type="float">
            <text:p>1.4E-05</text:p>
          </table:table-cell>
        </table:table-row>
      </table:table>
      <table:table table:name="3_indigo_to_wolf" table:style-name="ta1"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107" calcext:value-type="float">
            <text:p>0.000107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21" calcext:value-type="float">
            <text:p>0.00021</text:p>
          </table:table-cell>
          <table:table-cell office:value-type="float" office:value="0.001225" calcext:value-type="float">
            <text:p>0.001225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121" calcext:value-type="float">
            <text:p>0.000121</text:p>
          </table:table-cell>
          <table:table-cell office:value-type="float" office:value="0.000337" calcext:value-type="float">
            <text:p>0.000337</text:p>
          </table:table-cell>
          <table:table-cell office:value-type="float" office:value="0.001196" calcext:value-type="float">
            <text:p>0.001196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326" calcext:value-type="float">
            <text:p>0.000326</text:p>
          </table:table-cell>
          <table:table-cell office:value-type="float" office:value="0.001136" calcext:value-type="float">
            <text:p>0.001136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11" calcext:value-type="float">
            <text:p>0.00011</text:p>
          </table:table-cell>
          <table:table-cell office:value-type="float" office:value="0.000353" calcext:value-type="float">
            <text:p>0.000353</text:p>
          </table:table-cell>
          <table:table-cell office:value-type="float" office:value="0.001142" calcext:value-type="float">
            <text:p>0.001142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289" calcext:value-type="float">
            <text:p>0.000289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 office:value-type="float" office:value="0.000024" calcext:value-type="float">
            <text:p>2.4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1106" calcext:value-type="float">
            <text:p>0.001106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127" calcext:value-type="float">
            <text:p>0.000127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1139" calcext:value-type="float">
            <text:p>0.001139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1124" calcext:value-type="float">
            <text:p>0.001124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158" calcext:value-type="float">
            <text:p>0.001158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41" calcext:value-type="float">
            <text:p>0.000341</text:p>
          </table:table-cell>
          <table:table-cell office:value-type="float" office:value="0.001148" calcext:value-type="float">
            <text:p>0.001148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1087" calcext:value-type="float">
            <text:p>0.001087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27" calcext:value-type="float">
            <text:p>0.00027</text:p>
          </table:table-cell>
          <table:table-cell office:value-type="float" office:value="0.001111" calcext:value-type="float">
            <text:p>0.001111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118" calcext:value-type="float">
            <text:p>0.001118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29" calcext:value-type="float">
            <text:p>0.000129</text:p>
          </table:table-cell>
          <table:table-cell office:value-type="float" office:value="0.00032" calcext:value-type="float">
            <text:p>0.00032</text:p>
          </table:table-cell>
          <table:table-cell office:value-type="float" office:value="0.001151" calcext:value-type="float">
            <text:p>0.001151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097" calcext:value-type="float">
            <text:p>9.7E-05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1133" calcext:value-type="float">
            <text:p>0.001133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41" calcext:value-type="float">
            <text:p>4.1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267" calcext:value-type="float">
            <text:p>0.000267</text:p>
          </table:table-cell>
          <table:table-cell office:value-type="float" office:value="0.001101" calcext:value-type="float">
            <text:p>0.001101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302" calcext:value-type="float">
            <text:p>0.000302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1101" calcext:value-type="float">
            <text:p>0.001101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132" calcext:value-type="float">
            <text:p>0.000132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1113" calcext:value-type="float">
            <text:p>0.001113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office:value-type="float" office:value="0.000059" calcext:value-type="float">
            <text:p>5.9E-05</text:p>
          </table:table-cell>
          <table:table-cell office:value-type="float" office:value="0.000124" calcext:value-type="float">
            <text:p>0.000124</text:p>
          </table:table-cell>
          <table:table-cell office:value-type="float" office:value="0.000308" calcext:value-type="float">
            <text:p>0.000308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47" calcext:value-type="float">
            <text:p>4.7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1121" calcext:value-type="float">
            <text:p>0.001121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67" calcext:value-type="float">
            <text:p>6.7E-0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096" calcext:value-type="float">
            <text:p>0.001096</text:p>
          </table:table-cell>
        </table:table-row>
        <table:table-row table:style-name="ro1">
          <table:table-cell office:value-type="float" office:value="0.000029" calcext:value-type="float">
            <text:p>2.9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102" calcext:value-type="float">
            <text:p>0.000102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1103" calcext:value-type="float">
            <text:p>0.001103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42" calcext:value-type="float">
            <text:p>4.2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23" calcext:value-type="float">
            <text:p>0.000123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116" calcext:value-type="float">
            <text:p>0.00116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1096" calcext:value-type="float">
            <text:p>0.001096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286" calcext:value-type="float">
            <text:p>0.000286</text:p>
          </table:table-cell>
          <table:table-cell office:value-type="float" office:value="0.001109" calcext:value-type="float">
            <text:p>0.001109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117" calcext:value-type="float">
            <text:p>0.000117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113" calcext:value-type="float">
            <text:p>0.00113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1" calcext:value-type="float">
            <text:p>6.1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18" calcext:value-type="float">
            <text:p>0.000318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268" calcext:value-type="float">
            <text:p>0.000268</text:p>
          </table:table-cell>
          <table:table-cell office:value-type="float" office:value="0.001098" calcext:value-type="float">
            <text:p>0.001098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43" calcext:value-type="float">
            <text:p>4.3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306" calcext:value-type="float">
            <text:p>0.000306</text:p>
          </table:table-cell>
          <table:table-cell office:value-type="float" office:value="0.001131" calcext:value-type="float">
            <text:p>0.001131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1123" calcext:value-type="float">
            <text:p>0.001123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48" calcext:value-type="float">
            <text:p>4.8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31" calcext:value-type="float">
            <text:p>0.00031</text:p>
          </table:table-cell>
          <table:table-cell office:value-type="float" office:value="0.001103" calcext:value-type="float">
            <text:p>0.001103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264" calcext:value-type="float">
            <text:p>0.000264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156" calcext:value-type="float">
            <text:p>0.000156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12" calcext:value-type="float">
            <text:p>0.00112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06" calcext:value-type="float">
            <text:p>0.000106</text:p>
          </table:table-cell>
          <table:table-cell office:value-type="float" office:value="0.000273" calcext:value-type="float">
            <text:p>0.000273</text:p>
          </table:table-cell>
          <table:table-cell office:value-type="float" office:value="0.001136" calcext:value-type="float">
            <text:p>0.001136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312" calcext:value-type="float">
            <text:p>0.000312</text:p>
          </table:table-cell>
          <table:table-cell office:value-type="float" office:value="0.001133" calcext:value-type="float">
            <text:p>0.001133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26" calcext:value-type="float">
            <text:p>0.000126</text:p>
          </table:table-cell>
          <table:table-cell office:value-type="float" office:value="0.000307" calcext:value-type="float">
            <text:p>0.000307</text:p>
          </table:table-cell>
          <table:table-cell office:value-type="float" office:value="0.001145" calcext:value-type="float">
            <text:p>0.001145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38" calcext:value-type="float">
            <text:p>3.8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1121" calcext:value-type="float">
            <text:p>0.001121</text:p>
          </table:table-cell>
        </table:table-row>
        <table:table-row table:style-name="ro1">
          <table:table-cell office:value-type="float" office:value="0.000025" calcext:value-type="float">
            <text:p>2.5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18" calcext:value-type="float">
            <text:p>0.000118</text:p>
          </table:table-cell>
          <table:table-cell office:value-type="float" office:value="0.000305" calcext:value-type="float">
            <text:p>0.000305</text:p>
          </table:table-cell>
          <table:table-cell office:value-type="float" office:value="0.001159" calcext:value-type="float">
            <text:p>0.001159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53" calcext:value-type="float">
            <text:p>5.3E-05</text:p>
          </table:table-cell>
          <table:table-cell office:value-type="float" office:value="0.000098" calcext:value-type="float">
            <text:p>9.8E-05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1104" calcext:value-type="float">
            <text:p>0.001104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46" calcext:value-type="float">
            <text:p>4.6E-05</text:p>
          </table:table-cell>
          <table:table-cell office:value-type="float" office:value="0.000122" calcext:value-type="float">
            <text:p>0.000122</text:p>
          </table:table-cell>
          <table:table-cell office:value-type="float" office:value="0.000325" calcext:value-type="float">
            <text:p>0.000325</text:p>
          </table:table-cell>
          <table:table-cell office:value-type="float" office:value="0.001108" calcext:value-type="float">
            <text:p>0.001108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119" calcext:value-type="float">
            <text:p>0.000119</text:p>
          </table:table-cell>
          <table:table-cell office:value-type="float" office:value="0.000315" calcext:value-type="float">
            <text:p>0.000315</text:p>
          </table:table-cell>
          <table:table-cell office:value-type="float" office:value="0.001122" calcext:value-type="float">
            <text:p>0.001122</text:p>
          </table:table-cell>
        </table:table-row>
        <table:table-row table:style-name="ro1">
          <table:table-cell office:value-type="float" office:value="0.000027" calcext:value-type="float">
            <text:p>2.7E-05</text:p>
          </table:table-cell>
          <table:table-cell office:value-type="float" office:value="0.000051" calcext:value-type="float">
            <text:p>5.1E-05</text:p>
          </table:table-cell>
          <table:table-cell office:value-type="float" office:value="0.000101" calcext:value-type="float">
            <text:p>0.000101</text:p>
          </table:table-cell>
          <table:table-cell office:value-type="float" office:value="0.000262" calcext:value-type="float">
            <text:p>0.000262</text:p>
          </table:table-cell>
          <table:table-cell office:value-type="float" office:value="0.001115" calcext:value-type="float">
            <text:p>0.001115</text:p>
          </table:table-cell>
        </table:table-row>
        <table:table-row table:style-name="ro1">
          <table:table-cell office:value-type="float" office:value="0.000026" calcext:value-type="float">
            <text:p>2.6E-05</text:p>
          </table:table-cell>
          <table:table-cell office:value-type="float" office:value="0.000054" calcext:value-type="float">
            <text:p>5.4E-05</text:p>
          </table:table-cell>
          <table:table-cell office:value-type="float" office:value="0.000104" calcext:value-type="float">
            <text:p>0.000104</text:p>
          </table:table-cell>
          <table:table-cell office:value-type="float" office:value="0.000266" calcext:value-type="float">
            <text:p>0.000266</text:p>
          </table:table-cell>
          <table:table-cell office:value-type="float" office:value="0.001127" calcext:value-type="float">
            <text:p>0.001127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65" calcext:value-type="float">
            <text:p>0.000265</text:p>
          </table:table-cell>
          <table:table-cell office:value-type="float" office:value="0.001105" calcext:value-type="float">
            <text:p>0.001105</text:p>
          </table:table-cell>
        </table:table-row>
      </table:table>
      <table:table table:name="3_su_to_pi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float" office:value="0.000289" calcext:value-type="float">
            <text:p>0.000289</text:p>
          </table:table-cell>
          <table:table-cell office:value-type="float" office:value="0.000456" calcext:value-type="float">
            <text:p>0.000456</text:p>
          </table:table-cell>
          <table:table-cell office:value-type="float" office:value="0.003341" calcext:value-type="float">
            <text:p>0.003341</text:p>
          </table:table-cell>
          <table:table-cell office:value-type="float" office:value="0.006885" calcext:value-type="float">
            <text:p>0.006885</text:p>
          </table:table-cell>
          <table:table-cell office:value-type="float" office:value="0.043672" calcext:value-type="float">
            <text:p>0.043672</text:p>
          </table:table-cell>
        </table:table-row>
        <table:table-row table:style-name="ro1">
          <table:table-cell office:value-type="float" office:value="0.000249" calcext:value-type="float">
            <text:p>0.000249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002312" calcext:value-type="float">
            <text:p>0.002312</text:p>
          </table:table-cell>
          <table:table-cell office:value-type="float" office:value="0.011437" calcext:value-type="float">
            <text:p>0.011437</text:p>
          </table:table-cell>
          <table:table-cell office:value-type="float" office:value="0.038463" calcext:value-type="float">
            <text:p>0.038463</text:p>
          </table:table-cell>
        </table:table-row>
        <table:table-row table:style-name="ro1">
          <table:table-cell office:value-type="float" office:value="0.000203" calcext:value-type="float">
            <text:p>0.000203</text:p>
          </table:table-cell>
          <table:table-cell office:value-type="float" office:value="0.000539" calcext:value-type="float">
            <text:p>0.000539</text:p>
          </table:table-cell>
          <table:table-cell office:value-type="float" office:value="0.002855" calcext:value-type="float">
            <text:p>0.002855</text:p>
          </table:table-cell>
          <table:table-cell office:value-type="float" office:value="0.011299" calcext:value-type="float">
            <text:p>0.011299</text:p>
          </table:table-cell>
          <table:table-cell office:value-type="float" office:value="0.054322" calcext:value-type="float">
            <text:p>0.054322</text:p>
          </table:table-cell>
        </table:table-row>
        <table:table-row table:style-name="ro1">
          <table:table-cell office:value-type="float" office:value="0.000192" calcext:value-type="float">
            <text:p>0.000192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0.001781" calcext:value-type="float">
            <text:p>0.001781</text:p>
          </table:table-cell>
          <table:table-cell office:value-type="float" office:value="0.011154" calcext:value-type="float">
            <text:p>0.011154</text:p>
          </table:table-cell>
          <table:table-cell office:value-type="float" office:value="0.05174" calcext:value-type="float">
            <text:p>0.05174</text:p>
          </table:table-cell>
        </table:table-row>
        <table:table-row table:style-name="ro1">
          <table:table-cell office:value-type="float" office:value="0.000227" calcext:value-type="float">
            <text:p>0.000227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0.001624" calcext:value-type="float">
            <text:p>0.001624</text:p>
          </table:table-cell>
          <table:table-cell office:value-type="float" office:value="0.010228" calcext:value-type="float">
            <text:p>0.010228</text:p>
          </table:table-cell>
          <table:table-cell office:value-type="float" office:value="0.054077" calcext:value-type="float">
            <text:p>0.054077</text:p>
          </table:table-cell>
        </table:table-row>
        <table:table-row table:style-name="ro1">
          <table:table-cell office:value-type="float" office:value="0.000212" calcext:value-type="float">
            <text:p>0.000212</text:p>
          </table:table-cell>
          <table:table-cell office:value-type="float" office:value="0.001072" calcext:value-type="float">
            <text:p>0.001072</text:p>
          </table:table-cell>
          <table:table-cell office:value-type="float" office:value="0.001703" calcext:value-type="float">
            <text:p>0.001703</text:p>
          </table:table-cell>
          <table:table-cell office:value-type="float" office:value="0.010849" calcext:value-type="float">
            <text:p>0.010849</text:p>
          </table:table-cell>
          <table:table-cell office:value-type="float" office:value="0.046202" calcext:value-type="float">
            <text:p>0.046202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1376" calcext:value-type="float">
            <text:p>0.001376</text:p>
          </table:table-cell>
          <table:table-cell office:value-type="float" office:value="0.001842" calcext:value-type="float">
            <text:p>0.001842</text:p>
          </table:table-cell>
          <table:table-cell office:value-type="float" office:value="0.010198" calcext:value-type="float">
            <text:p>0.010198</text:p>
          </table:table-cell>
          <table:table-cell office:value-type="float" office:value="0.039266" calcext:value-type="float">
            <text:p>0.039266</text:p>
          </table:table-cell>
        </table:table-row>
        <table:table-row table:style-name="ro1">
          <table:table-cell office:value-type="float" office:value="0.000167" calcext:value-type="float">
            <text:p>0.000167</text:p>
          </table:table-cell>
          <table:table-cell office:value-type="float" office:value="0.000938" calcext:value-type="float">
            <text:p>0.000938</text:p>
          </table:table-cell>
          <table:table-cell office:value-type="float" office:value="0.002429" calcext:value-type="float">
            <text:p>0.002429</text:p>
          </table:table-cell>
          <table:table-cell office:value-type="float" office:value="0.01424" calcext:value-type="float">
            <text:p>0.01424</text:p>
          </table:table-cell>
          <table:table-cell office:value-type="float" office:value="0.037179" calcext:value-type="float">
            <text:p>0.037179</text:p>
          </table:table-cell>
        </table:table-row>
        <table:table-row table:style-name="ro1">
          <table:table-cell office:value-type="float" office:value="0.000181" calcext:value-type="float">
            <text:p>0.000181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.003157" calcext:value-type="float">
            <text:p>0.003157</text:p>
          </table:table-cell>
          <table:table-cell office:value-type="float" office:value="0.010851" calcext:value-type="float">
            <text:p>0.010851</text:p>
          </table:table-cell>
          <table:table-cell office:value-type="float" office:value="0.049444" calcext:value-type="float">
            <text:p>0.049444</text:p>
          </table:table-cell>
        </table:table-row>
        <table:table-row table:style-name="ro1">
          <table:table-cell office:value-type="float" office:value="0.000206" calcext:value-type="float">
            <text:p>0.000206</text:p>
          </table:table-cell>
          <table:table-cell office:value-type="float" office:value="0.001341" calcext:value-type="float">
            <text:p>0.001341</text:p>
          </table:table-cell>
          <table:table-cell office:value-type="float" office:value="0.002366" calcext:value-type="float">
            <text:p>0.002366</text:p>
          </table:table-cell>
          <table:table-cell office:value-type="float" office:value="0.008084" calcext:value-type="float">
            <text:p>0.008084</text:p>
          </table:table-cell>
          <table:table-cell office:value-type="float" office:value="0.045652" calcext:value-type="float">
            <text:p>0.045652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0.001189" calcext:value-type="float">
            <text:p>0.001189</text:p>
          </table:table-cell>
          <table:table-cell office:value-type="float" office:value="0.001632" calcext:value-type="float">
            <text:p>0.001632</text:p>
          </table:table-cell>
          <table:table-cell office:value-type="float" office:value="0.01236" calcext:value-type="float">
            <text:p>0.01236</text:p>
          </table:table-cell>
          <table:table-cell office:value-type="float" office:value="0.033446" calcext:value-type="float">
            <text:p>0.033446</text:p>
          </table:table-cell>
        </table:table-row>
        <table:table-row table:style-name="ro1">
          <table:table-cell office:value-type="float" office:value="0.000232" calcext:value-type="float">
            <text:p>0.000232</text:p>
          </table:table-cell>
          <table:table-cell office:value-type="float" office:value="0.000729" calcext:value-type="float">
            <text:p>0.000729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0.008266" calcext:value-type="float">
            <text:p>0.008266</text:p>
          </table:table-cell>
          <table:table-cell office:value-type="float" office:value="0.042711" calcext:value-type="float">
            <text:p>0.042711</text:p>
          </table:table-cell>
        </table:table-row>
        <table:table-row table:style-name="ro1">
          <table:table-cell office:value-type="float" office:value="0.00025" calcext:value-type="float">
            <text:p>0.00025</text:p>
          </table:table-cell>
          <table:table-cell office:value-type="float" office:value="0.000741" calcext:value-type="float">
            <text:p>0.000741</text:p>
          </table:table-cell>
          <table:table-cell office:value-type="float" office:value="0.002079" calcext:value-type="float">
            <text:p>0.002079</text:p>
          </table:table-cell>
          <table:table-cell office:value-type="float" office:value="0.007586" calcext:value-type="float">
            <text:p>0.007586</text:p>
          </table:table-cell>
          <table:table-cell office:value-type="float" office:value="0.03738" calcext:value-type="float">
            <text:p>0.03738</text:p>
          </table:table-cell>
        </table:table-row>
        <table:table-row table:style-name="ro1">
          <table:table-cell office:value-type="float" office:value="0.000204" calcext:value-type="float">
            <text:p>0.000204</text:p>
          </table:table-cell>
          <table:table-cell office:value-type="float" office:value="0.001841" calcext:value-type="float">
            <text:p>0.001841</text:p>
          </table:table-cell>
          <table:table-cell office:value-type="float" office:value="0.002961" calcext:value-type="float">
            <text:p>0.002961</text:p>
          </table:table-cell>
          <table:table-cell office:value-type="float" office:value="0.008805" calcext:value-type="float">
            <text:p>0.008805</text:p>
          </table:table-cell>
          <table:table-cell office:value-type="float" office:value="0.035935" calcext:value-type="float">
            <text:p>0.035935</text:p>
          </table:table-cell>
        </table:table-row>
        <table:table-row table:style-name="ro1">
          <table:table-cell office:value-type="float" office:value="0.000205" calcext:value-type="float">
            <text:p>0.000205</text:p>
          </table:table-cell>
          <table:table-cell office:value-type="float" office:value="0.000702" calcext:value-type="float">
            <text:p>0.000702</text:p>
          </table:table-cell>
          <table:table-cell office:value-type="float" office:value="0.002565" calcext:value-type="float">
            <text:p>0.002565</text:p>
          </table:table-cell>
          <table:table-cell office:value-type="float" office:value="0.008763" calcext:value-type="float">
            <text:p>0.008763</text:p>
          </table:table-cell>
          <table:table-cell office:value-type="float" office:value="0.039835" calcext:value-type="float">
            <text:p>0.039835</text:p>
          </table:table-cell>
        </table:table-row>
        <table:table-row table:style-name="ro1">
          <table:table-cell office:value-type="float" office:value="0.000196" calcext:value-type="float">
            <text:p>0.000196</text:p>
          </table:table-cell>
          <table:table-cell office:value-type="float" office:value="0.000658" calcext:value-type="float">
            <text:p>0.000658</text:p>
          </table:table-cell>
          <table:table-cell office:value-type="float" office:value="0.001824" calcext:value-type="float">
            <text:p>0.001824</text:p>
          </table:table-cell>
          <table:table-cell office:value-type="float" office:value="0.009726" calcext:value-type="float">
            <text:p>0.009726</text:p>
          </table:table-cell>
          <table:table-cell office:value-type="float" office:value="0.048855" calcext:value-type="float">
            <text:p>0.048855</text:p>
          </table:table-cell>
        </table:table-row>
        <table:table-row table:style-name="ro1">
          <table:table-cell office:value-type="float" office:value="0.000199" calcext:value-type="float">
            <text:p>0.000199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1969" calcext:value-type="float">
            <text:p>0.001969</text:p>
          </table:table-cell>
          <table:table-cell office:value-type="float" office:value="0.00891" calcext:value-type="float">
            <text:p>0.00891</text:p>
          </table:table-cell>
          <table:table-cell office:value-type="float" office:value="0.036209" calcext:value-type="float">
            <text:p>0.036209</text:p>
          </table:table-cell>
        </table:table-row>
        <table:table-row table:style-name="ro1">
          <table:table-cell office:value-type="float" office:value="0.000193" calcext:value-type="float">
            <text:p>0.000193</text:p>
          </table:table-cell>
          <table:table-cell office:value-type="float" office:value="0.001431" calcext:value-type="float">
            <text:p>0.001431</text:p>
          </table:table-cell>
          <table:table-cell office:value-type="float" office:value="0.002165" calcext:value-type="float">
            <text:p>0.002165</text:p>
          </table:table-cell>
          <table:table-cell office:value-type="float" office:value="0.008249" calcext:value-type="float">
            <text:p>0.008249</text:p>
          </table:table-cell>
          <table:table-cell office:value-type="float" office:value="0.038528" calcext:value-type="float">
            <text:p>0.038528</text:p>
          </table:table-cell>
        </table:table-row>
        <table:table-row table:style-name="ro1">
          <table:table-cell office:value-type="float" office:value="0.000181" calcext:value-type="float">
            <text:p>0.000181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2088" calcext:value-type="float">
            <text:p>0.002088</text:p>
          </table:table-cell>
          <table:table-cell office:value-type="float" office:value="0.007143" calcext:value-type="float">
            <text:p>0.007143</text:p>
          </table:table-cell>
          <table:table-cell office:value-type="float" office:value="0.0373" calcext:value-type="float">
            <text:p>0.0373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0.002486" calcext:value-type="float">
            <text:p>0.002486</text:p>
          </table:table-cell>
          <table:table-cell office:value-type="float" office:value="0.011074" calcext:value-type="float">
            <text:p>0.011074</text:p>
          </table:table-cell>
          <table:table-cell office:value-type="float" office:value="0.038601" calcext:value-type="float">
            <text:p>0.038601</text:p>
          </table:table-cell>
        </table:table-row>
        <table:table-row table:style-name="ro1">
          <table:table-cell office:value-type="float" office:value="0.000201" calcext:value-type="float">
            <text:p>0.000201</text:p>
          </table:table-cell>
          <table:table-cell office:value-type="float" office:value="0.001297" calcext:value-type="float">
            <text:p>0.001297</text:p>
          </table:table-cell>
          <table:table-cell office:value-type="float" office:value="0.001631" calcext:value-type="float">
            <text:p>0.001631</text:p>
          </table:table-cell>
          <table:table-cell office:value-type="float" office:value="0.00676" calcext:value-type="float">
            <text:p>0.00676</text:p>
          </table:table-cell>
          <table:table-cell office:value-type="float" office:value="0.037364" calcext:value-type="float">
            <text:p>0.037364</text:p>
          </table:table-cell>
        </table:table-row>
        <table:table-row table:style-name="ro1">
          <table:table-cell office:value-type="float" office:value="0.000188" calcext:value-type="float">
            <text:p>0.000188</text:p>
          </table:table-cell>
          <table:table-cell office:value-type="float" office:value="0.001339" calcext:value-type="float">
            <text:p>0.001339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13019" calcext:value-type="float">
            <text:p>0.013019</text:p>
          </table:table-cell>
          <table:table-cell office:value-type="float" office:value="0.047236" calcext:value-type="float">
            <text:p>0.047236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001396" calcext:value-type="float">
            <text:p>0.001396</text:p>
          </table:table-cell>
          <table:table-cell office:value-type="float" office:value="0.008523" calcext:value-type="float">
            <text:p>0.008523</text:p>
          </table:table-cell>
          <table:table-cell office:value-type="float" office:value="0.052249" calcext:value-type="float">
            <text:p>0.052249</text:p>
          </table:table-cell>
        </table:table-row>
        <table:table-row table:style-name="ro1">
          <table:table-cell office:value-type="float" office:value="0.000272" calcext:value-type="float">
            <text:p>0.000272</text:p>
          </table:table-cell>
          <table:table-cell office:value-type="float" office:value="0.001254" calcext:value-type="float">
            <text:p>0.001254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0.011956" calcext:value-type="float">
            <text:p>0.011956</text:p>
          </table:table-cell>
          <table:table-cell office:value-type="float" office:value="0.054217" calcext:value-type="float">
            <text:p>0.054217</text:p>
          </table:table-cell>
        </table:table-row>
        <table:table-row table:style-name="ro1">
          <table:table-cell office:value-type="float" office:value="0.000185" calcext:value-type="float">
            <text:p>0.000185</text:p>
          </table:table-cell>
          <table:table-cell office:value-type="float" office:value="0.00155" calcext:value-type="float">
            <text:p>0.00155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10083" calcext:value-type="float">
            <text:p>0.010083</text:p>
          </table:table-cell>
          <table:table-cell office:value-type="float" office:value="0.037261" calcext:value-type="float">
            <text:p>0.037261</text:p>
          </table:table-cell>
        </table:table-row>
        <table:table-row table:style-name="ro1">
          <table:table-cell office:value-type="float" office:value="0.000196" calcext:value-type="float">
            <text:p>0.000196</text:p>
          </table:table-cell>
          <table:table-cell office:value-type="float" office:value="0.001491" calcext:value-type="float">
            <text:p>0.001491</text:p>
          </table:table-cell>
          <table:table-cell office:value-type="float" office:value="0.001594" calcext:value-type="float">
            <text:p>0.001594</text:p>
          </table:table-cell>
          <table:table-cell office:value-type="float" office:value="0.006479" calcext:value-type="float">
            <text:p>0.006479</text:p>
          </table:table-cell>
          <table:table-cell office:value-type="float" office:value="0.054735" calcext:value-type="float">
            <text:p>0.054735</text:p>
          </table:table-cell>
        </table:table-row>
        <table:table-row table:style-name="ro1">
          <table:table-cell office:value-type="float" office:value="0.000175" calcext:value-type="float">
            <text:p>0.000175</text:p>
          </table:table-cell>
          <table:table-cell office:value-type="float" office:value="0.001288" calcext:value-type="float">
            <text:p>0.001288</text:p>
          </table:table-cell>
          <table:table-cell office:value-type="float" office:value="0.001846" calcext:value-type="float">
            <text:p>0.001846</text:p>
          </table:table-cell>
          <table:table-cell office:value-type="float" office:value="0.011247" calcext:value-type="float">
            <text:p>0.011247</text:p>
          </table:table-cell>
          <table:table-cell office:value-type="float" office:value="0.054678" calcext:value-type="float">
            <text:p>0.054678</text:p>
          </table:table-cell>
        </table:table-row>
        <table:table-row table:style-name="ro1">
          <table:table-cell office:value-type="float" office:value="0.000216" calcext:value-type="float">
            <text:p>0.000216</text:p>
          </table:table-cell>
          <table:table-cell office:value-type="float" office:value="0.000824" calcext:value-type="float">
            <text:p>0.000824</text:p>
          </table:table-cell>
          <table:table-cell office:value-type="float" office:value="0.002078" calcext:value-type="float">
            <text:p>0.002078</text:p>
          </table:table-cell>
          <table:table-cell office:value-type="float" office:value="0.008696" calcext:value-type="float">
            <text:p>0.008696</text:p>
          </table:table-cell>
          <table:table-cell office:value-type="float" office:value="0.03816" calcext:value-type="float">
            <text:p>0.03816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0.000815" calcext:value-type="float">
            <text:p>0.000815</text:p>
          </table:table-cell>
          <table:table-cell office:value-type="float" office:value="0.003108" calcext:value-type="float">
            <text:p>0.003108</text:p>
          </table:table-cell>
          <table:table-cell office:value-type="float" office:value="0.01073" calcext:value-type="float">
            <text:p>0.01073</text:p>
          </table:table-cell>
          <table:table-cell office:value-type="float" office:value="0.046275" calcext:value-type="float">
            <text:p>0.046275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0.002675" calcext:value-type="float">
            <text:p>0.002675</text:p>
          </table:table-cell>
          <table:table-cell office:value-type="float" office:value="0.012326" calcext:value-type="float">
            <text:p>0.012326</text:p>
          </table:table-cell>
          <table:table-cell office:value-type="float" office:value="0.054475" calcext:value-type="float">
            <text:p>0.054475</text:p>
          </table:table-cell>
        </table:table-row>
        <table:table-row table:style-name="ro1">
          <table:table-cell office:value-type="float" office:value="0.000272" calcext:value-type="float">
            <text:p>0.000272</text:p>
          </table:table-cell>
          <table:table-cell office:value-type="float" office:value="0.001421" calcext:value-type="float">
            <text:p>0.001421</text:p>
          </table:table-cell>
          <table:table-cell office:value-type="float" office:value="0.002799" calcext:value-type="float">
            <text:p>0.002799</text:p>
          </table:table-cell>
          <table:table-cell office:value-type="float" office:value="0.012587" calcext:value-type="float">
            <text:p>0.012587</text:p>
          </table:table-cell>
          <table:table-cell office:value-type="float" office:value="0.039225" calcext:value-type="float">
            <text:p>0.039225</text:p>
          </table:table-cell>
        </table:table-row>
        <table:table-row table:style-name="ro1">
          <table:table-cell office:value-type="float" office:value="0.000209" calcext:value-type="float">
            <text:p>0.000209</text:p>
          </table:table-cell>
          <table:table-cell office:value-type="float" office:value="0.000759" calcext:value-type="float">
            <text:p>0.000759</text:p>
          </table:table-cell>
          <table:table-cell office:value-type="float" office:value="0.002022" calcext:value-type="float">
            <text:p>0.002022</text:p>
          </table:table-cell>
          <table:table-cell office:value-type="float" office:value="0.008144" calcext:value-type="float">
            <text:p>0.008144</text:p>
          </table:table-cell>
          <table:table-cell office:value-type="float" office:value="0.043091" calcext:value-type="float">
            <text:p>0.043091</text:p>
          </table:table-cell>
        </table:table-row>
        <table:table-row table:style-name="ro1">
          <table:table-cell office:value-type="float" office:value="0.000207" calcext:value-type="float">
            <text:p>0.000207</text:p>
          </table:table-cell>
          <table:table-cell office:value-type="float" office:value="0.000853" calcext:value-type="float">
            <text:p>0.000853</text:p>
          </table:table-cell>
          <table:table-cell office:value-type="float" office:value="0.001735" calcext:value-type="float">
            <text:p>0.001735</text:p>
          </table:table-cell>
          <table:table-cell office:value-type="float" office:value="0.00927" calcext:value-type="float">
            <text:p>0.00927</text:p>
          </table:table-cell>
          <table:table-cell office:value-type="float" office:value="0.040883" calcext:value-type="float">
            <text:p>0.040883</text:p>
          </table:table-cell>
        </table:table-row>
        <table:table-row table:style-name="ro1">
          <table:table-cell office:value-type="float" office:value="0.000205" calcext:value-type="float">
            <text:p>0.000205</text:p>
          </table:table-cell>
          <table:table-cell office:value-type="float" office:value="0.000768" calcext:value-type="float">
            <text:p>0.000768</text:p>
          </table:table-cell>
          <table:table-cell office:value-type="float" office:value="0.001641" calcext:value-type="float">
            <text:p>0.001641</text:p>
          </table:table-cell>
          <table:table-cell office:value-type="float" office:value="0.009365" calcext:value-type="float">
            <text:p>0.009365</text:p>
          </table:table-cell>
          <table:table-cell office:value-type="float" office:value="0.05222" calcext:value-type="float">
            <text:p>0.05222</text:p>
          </table:table-cell>
        </table:table-row>
        <table:table-row table:style-name="ro1">
          <table:table-cell office:value-type="float" office:value="0.000202" calcext:value-type="float">
            <text:p>0.000202</text:p>
          </table:table-cell>
          <table:table-cell office:value-type="float" office:value="0.000883" calcext:value-type="float">
            <text:p>0.000883</text:p>
          </table:table-cell>
          <table:table-cell office:value-type="float" office:value="0.001848" calcext:value-type="float">
            <text:p>0.001848</text:p>
          </table:table-cell>
          <table:table-cell office:value-type="float" office:value="0.010867" calcext:value-type="float">
            <text:p>0.010867</text:p>
          </table:table-cell>
          <table:table-cell office:value-type="float" office:value="0.053843" calcext:value-type="float">
            <text:p>0.053843</text:p>
          </table:table-cell>
        </table:table-row>
        <table:table-row table:style-name="ro1">
          <table:table-cell office:value-type="float" office:value="0.000171" calcext:value-type="float">
            <text:p>0.000171</text:p>
          </table:table-cell>
          <table:table-cell office:value-type="float" office:value="0.001104" calcext:value-type="float">
            <text:p>0.001104</text:p>
          </table:table-cell>
          <table:table-cell office:value-type="float" office:value="0.002299" calcext:value-type="float">
            <text:p>0.002299</text:p>
          </table:table-cell>
          <table:table-cell office:value-type="float" office:value="0.00878" calcext:value-type="float">
            <text:p>0.00878</text:p>
          </table:table-cell>
          <table:table-cell office:value-type="float" office:value="0.050507" calcext:value-type="float">
            <text:p>0.050507</text:p>
          </table:table-cell>
        </table:table-row>
        <table:table-row table:style-name="ro1">
          <table:table-cell office:value-type="float" office:value="0.000193" calcext:value-type="float">
            <text:p>0.000193</text:p>
          </table:table-cell>
          <table:table-cell office:value-type="float" office:value="0.001079" calcext:value-type="float">
            <text:p>0.001079</text:p>
          </table:table-cell>
          <table:table-cell office:value-type="float" office:value="0.002683" calcext:value-type="float">
            <text:p>0.002683</text:p>
          </table:table-cell>
          <table:table-cell office:value-type="float" office:value="0.007116" calcext:value-type="float">
            <text:p>0.007116</text:p>
          </table:table-cell>
          <table:table-cell office:value-type="float" office:value="0.036251" calcext:value-type="float">
            <text:p>0.036251</text:p>
          </table:table-cell>
        </table:table-row>
        <table:table-row table:style-name="ro1">
          <table:table-cell office:value-type="float" office:value="0.000182" calcext:value-type="float">
            <text:p>0.000182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0246" calcext:value-type="float">
            <text:p>0.00246</text:p>
          </table:table-cell>
          <table:table-cell office:value-type="float" office:value="0.006386" calcext:value-type="float">
            <text:p>0.006386</text:p>
          </table:table-cell>
          <table:table-cell office:value-type="float" office:value="0.037045" calcext:value-type="float">
            <text:p>0.037045</text:p>
          </table:table-cell>
        </table:table-row>
        <table:table-row table:style-name="ro1">
          <table:table-cell office:value-type="float" office:value="0.000194" calcext:value-type="float">
            <text:p>0.000194</text:p>
          </table:table-cell>
          <table:table-cell office:value-type="float" office:value="0.001506" calcext:value-type="float">
            <text:p>0.001506</text:p>
          </table:table-cell>
          <table:table-cell office:value-type="float" office:value="0.00213" calcext:value-type="float">
            <text:p>0.00213</text:p>
          </table:table-cell>
          <table:table-cell office:value-type="float" office:value="0.007655" calcext:value-type="float">
            <text:p>0.007655</text:p>
          </table:table-cell>
          <table:table-cell office:value-type="float" office:value="0.036525" calcext:value-type="float">
            <text:p>0.036525</text:p>
          </table:table-cell>
        </table:table-row>
        <table:table-row table:style-name="ro1">
          <table:table-cell office:value-type="float" office:value="0.000181" calcext:value-type="float">
            <text:p>0.000181</text:p>
          </table:table-cell>
          <table:table-cell office:value-type="float" office:value="0.000796" calcext:value-type="float">
            <text:p>0.000796</text:p>
          </table:table-cell>
          <table:table-cell office:value-type="float" office:value="0.001634" calcext:value-type="float">
            <text:p>0.001634</text:p>
          </table:table-cell>
          <table:table-cell office:value-type="float" office:value="0.008618" calcext:value-type="float">
            <text:p>0.008618</text:p>
          </table:table-cell>
          <table:table-cell office:value-type="float" office:value="0.038843" calcext:value-type="float">
            <text:p>0.038843</text:p>
          </table:table-cell>
        </table:table-row>
        <table:table-row table:style-name="ro1">
          <table:table-cell office:value-type="float" office:value="0.000171" calcext:value-type="float">
            <text:p>0.000171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08704" calcext:value-type="float">
            <text:p>0.008704</text:p>
          </table:table-cell>
          <table:table-cell office:value-type="float" office:value="0.043859" calcext:value-type="float">
            <text:p>0.043859</text:p>
          </table:table-cell>
        </table:table-row>
        <table:table-row table:style-name="ro1">
          <table:table-cell office:value-type="float" office:value="0.000189" calcext:value-type="float">
            <text:p>0.000189</text:p>
          </table:table-cell>
          <table:table-cell office:value-type="float" office:value="0.001056" calcext:value-type="float">
            <text:p>0.001056</text:p>
          </table:table-cell>
          <table:table-cell office:value-type="float" office:value="0.001611" calcext:value-type="float">
            <text:p>0.001611</text:p>
          </table:table-cell>
          <table:table-cell office:value-type="float" office:value="0.009215" calcext:value-type="float">
            <text:p>0.009215</text:p>
          </table:table-cell>
          <table:table-cell office:value-type="float" office:value="0.035797" calcext:value-type="float">
            <text:p>0.035797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0937" calcext:value-type="float">
            <text:p>0.000937</text:p>
          </table:table-cell>
          <table:table-cell office:value-type="float" office:value="0.002201" calcext:value-type="float">
            <text:p>0.002201</text:p>
          </table:table-cell>
          <table:table-cell office:value-type="float" office:value="0.012557" calcext:value-type="float">
            <text:p>0.012557</text:p>
          </table:table-cell>
          <table:table-cell office:value-type="float" office:value="0.037668" calcext:value-type="float">
            <text:p>0.037668</text:p>
          </table:table-cell>
        </table:table-row>
        <table:table-row table:style-name="ro1">
          <table:table-cell office:value-type="float" office:value="0.000171" calcext:value-type="float">
            <text:p>0.000171</text:p>
          </table:table-cell>
          <table:table-cell office:value-type="float" office:value="0.000612" calcext:value-type="float">
            <text:p>0.000612</text:p>
          </table:table-cell>
          <table:table-cell office:value-type="float" office:value="0.001838" calcext:value-type="float">
            <text:p>0.001838</text:p>
          </table:table-cell>
          <table:table-cell office:value-type="float" office:value="0.006158" calcext:value-type="float">
            <text:p>0.006158</text:p>
          </table:table-cell>
          <table:table-cell office:value-type="float" office:value="0.042008" calcext:value-type="float">
            <text:p>0.042008</text:p>
          </table:table-cell>
        </table:table-row>
        <table:table-row table:style-name="ro1">
          <table:table-cell office:value-type="float" office:value="0.000266" calcext:value-type="float">
            <text:p>0.000266</text:p>
          </table:table-cell>
          <table:table-cell office:value-type="float" office:value="0.000794" calcext:value-type="float">
            <text:p>0.000794</text:p>
          </table:table-cell>
          <table:table-cell office:value-type="float" office:value="0.001564" calcext:value-type="float">
            <text:p>0.001564</text:p>
          </table:table-cell>
          <table:table-cell office:value-type="float" office:value="0.01043" calcext:value-type="float">
            <text:p>0.01043</text:p>
          </table:table-cell>
          <table:table-cell office:value-type="float" office:value="0.052906" calcext:value-type="float">
            <text:p>0.052906</text:p>
          </table:table-cell>
        </table:table-row>
        <table:table-row table:style-name="ro1">
          <table:table-cell office:value-type="float" office:value="0.000221" calcext:value-type="float">
            <text:p>0.000221</text:p>
          </table:table-cell>
          <table:table-cell office:value-type="float" office:value="0.000807" calcext:value-type="float">
            <text:p>0.000807</text:p>
          </table:table-cell>
          <table:table-cell office:value-type="float" office:value="0.001657" calcext:value-type="float">
            <text:p>0.001657</text:p>
          </table:table-cell>
          <table:table-cell office:value-type="float" office:value="0.008869" calcext:value-type="float">
            <text:p>0.008869</text:p>
          </table:table-cell>
          <table:table-cell office:value-type="float" office:value="0.037433" calcext:value-type="float">
            <text:p>0.037433</text:p>
          </table:table-cell>
        </table:table-row>
        <table:table-row table:style-name="ro1">
          <table:table-cell office:value-type="float" office:value="0.000195" calcext:value-type="float">
            <text:p>0.000195</text:p>
          </table:table-cell>
          <table:table-cell office:value-type="float" office:value="0.001228" calcext:value-type="float">
            <text:p>0.001228</text:p>
          </table:table-cell>
          <table:table-cell office:value-type="float" office:value="0.00179" calcext:value-type="float">
            <text:p>0.00179</text:p>
          </table:table-cell>
          <table:table-cell office:value-type="float" office:value="0.010084" calcext:value-type="float">
            <text:p>0.010084</text:p>
          </table:table-cell>
          <table:table-cell office:value-type="float" office:value="0.048935" calcext:value-type="float">
            <text:p>0.048935</text:p>
          </table:table-cell>
        </table:table-row>
        <table:table-row table:style-name="ro1">
          <table:table-cell office:value-type="float" office:value="0.000185" calcext:value-type="float">
            <text:p>0.000185</text:p>
          </table:table-cell>
          <table:table-cell office:value-type="float" office:value="0.001202" calcext:value-type="float">
            <text:p>0.001202</text:p>
          </table:table-cell>
          <table:table-cell office:value-type="float" office:value="0.002002" calcext:value-type="float">
            <text:p>0.002002</text:p>
          </table:table-cell>
          <table:table-cell office:value-type="float" office:value="0.012522" calcext:value-type="float">
            <text:p>0.012522</text:p>
          </table:table-cell>
          <table:table-cell office:value-type="float" office:value="0.0461" calcext:value-type="float">
            <text:p>0.0461</text:p>
          </table:table-cell>
        </table:table-row>
        <table:table-row table:style-name="ro1">
          <table:table-cell office:value-type="float" office:value="0.00019" calcext:value-type="float">
            <text:p>0.00019</text:p>
          </table:table-cell>
          <table:table-cell office:value-type="float" office:value="0.000856" calcext:value-type="float">
            <text:p>0.000856</text:p>
          </table:table-cell>
          <table:table-cell office:value-type="float" office:value="0.002691" calcext:value-type="float">
            <text:p>0.002691</text:p>
          </table:table-cell>
          <table:table-cell office:value-type="float" office:value="0.010291" calcext:value-type="float">
            <text:p>0.010291</text:p>
          </table:table-cell>
          <table:table-cell office:value-type="float" office:value="0.038231" calcext:value-type="float">
            <text:p>0.038231</text:p>
          </table:table-cell>
        </table:table-row>
        <table:table-row table:style-name="ro1">
          <table:table-cell office:value-type="float" office:value="0.000197" calcext:value-type="float">
            <text:p>0.000197</text:p>
          </table:table-cell>
          <table:table-cell office:value-type="float" office:value="0.000421" calcext:value-type="float">
            <text:p>0.000421</text:p>
          </table:table-cell>
          <table:table-cell office:value-type="float" office:value="0.001941" calcext:value-type="float">
            <text:p>0.001941</text:p>
          </table:table-cell>
          <table:table-cell office:value-type="float" office:value="0.011632" calcext:value-type="float">
            <text:p>0.011632</text:p>
          </table:table-cell>
          <table:table-cell office:value-type="float" office:value="0.054304" calcext:value-type="float">
            <text:p>0.054304</text:p>
          </table:table-cell>
        </table:table-row>
      </table:table>
      <table:table table:name="3_wolf_to_pi" table:style-name="ta1">
        <table:table-column table:style-name="co3" table:default-cell-style-name="Default"/>
        <table:table-column table:style-name="co4" table:number-columns-repeated="4" table:default-cell-style-name="Default"/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M</text:p>
          </table:table-cell>
        </table:table-row>
        <table:table-row table:style-name="ro1">
          <table:table-cell office:value-type="float" office:value="0.000049" calcext:value-type="float">
            <text:p>4.9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263" calcext:value-type="float">
            <text:p>0.000263</text:p>
          </table:table-cell>
          <table:table-cell office:value-type="float" office:value="0.000751" calcext:value-type="float">
            <text:p>0.000751</text:p>
          </table:table-cell>
          <table:table-cell office:value-type="float" office:value="0.002877" calcext:value-type="float">
            <text:p>0.002877</text:p>
          </table:table-cell>
        </table:table-row>
        <table:table-row table:style-name="ro1">
          <table:table-cell office:value-type="float" office:value="0.000035" calcext:value-type="float">
            <text:p>3.5E-05</text:p>
          </table:table-cell>
          <table:table-cell office:value-type="float" office:value="0.000062" calcext:value-type="float">
            <text:p>6.2E-0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704" calcext:value-type="float">
            <text:p>0.000704</text:p>
          </table:table-cell>
          <table:table-cell office:value-type="float" office:value="0.002635" calcext:value-type="float">
            <text:p>0.002635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7" calcext:value-type="float">
            <text:p>7E-0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2665" calcext:value-type="float">
            <text:p>0.00266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2526" calcext:value-type="float">
            <text:p>0.002526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office:value-type="float" office:value="0.000081" calcext:value-type="float">
            <text:p>8.1E-05</text:p>
          </table:table-cell>
          <table:table-cell office:value-type="float" office:value="0.000192" calcext:value-type="float">
            <text:p>0.000192</text:p>
          </table:table-cell>
          <table:table-cell office:value-type="float" office:value="0.000687" calcext:value-type="float">
            <text:p>0.000687</text:p>
          </table:table-cell>
          <table:table-cell office:value-type="float" office:value="0.002606" calcext:value-type="float">
            <text:p>0.002606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246" calcext:value-type="float">
            <text:p>0.000246</text:p>
          </table:table-cell>
          <table:table-cell office:value-type="float" office:value="0.000695" calcext:value-type="float">
            <text:p>0.000695</text:p>
          </table:table-cell>
          <table:table-cell office:value-type="float" office:value="0.002528" calcext:value-type="float">
            <text:p>0.002528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108" calcext:value-type="float">
            <text:p>0.000108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556" calcext:value-type="float">
            <text:p>0.002556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24" calcext:value-type="float">
            <text:p>0.00024</text:p>
          </table:table-cell>
          <table:table-cell office:value-type="float" office:value="0.00065" calcext:value-type="float">
            <text:p>0.00065</text:p>
          </table:table-cell>
          <table:table-cell office:value-type="float" office:value="0.002525" calcext:value-type="float">
            <text:p>0.002525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223" calcext:value-type="float">
            <text:p>0.000223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2655" calcext:value-type="float">
            <text:p>0.002655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84" calcext:value-type="float">
            <text:p>8.4E-05</text:p>
          </table:table-cell>
          <table:table-cell office:value-type="float" office:value="0.000218" calcext:value-type="float">
            <text:p>0.000218</text:p>
          </table:table-cell>
          <table:table-cell office:value-type="float" office:value="0.000716" calcext:value-type="float">
            <text:p>0.000716</text:p>
          </table:table-cell>
          <table:table-cell office:value-type="float" office:value="0.002599" calcext:value-type="float">
            <text:p>0.002599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37" calcext:value-type="float">
            <text:p>0.000237</text:p>
          </table:table-cell>
          <table:table-cell office:value-type="float" office:value="0.000633" calcext:value-type="float">
            <text:p>0.000633</text:p>
          </table:table-cell>
          <table:table-cell office:value-type="float" office:value="0.002618" calcext:value-type="float">
            <text:p>0.002618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642" calcext:value-type="float">
            <text:p>0.000642</text:p>
          </table:table-cell>
          <table:table-cell office:value-type="float" office:value="0.002621" calcext:value-type="float">
            <text:p>0.002621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111" calcext:value-type="float">
            <text:p>0.000111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662" calcext:value-type="float">
            <text:p>0.000662</text:p>
          </table:table-cell>
          <table:table-cell office:value-type="float" office:value="0.002603" calcext:value-type="float">
            <text:p>0.002603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88" calcext:value-type="float">
            <text:p>8.8E-05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2599" calcext:value-type="float">
            <text:p>0.002599</text:p>
          </table:table-cell>
        </table:table-row>
        <table:table-row table:style-name="ro1">
          <table:table-cell office:value-type="float" office:value="0.00004" calcext:value-type="float">
            <text:p>4E-05</text:p>
          </table:table-cell>
          <table:table-cell office:value-type="float" office:value="0.000114" calcext:value-type="float">
            <text:p>0.000114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555" calcext:value-type="float">
            <text:p>0.002555</text:p>
          </table:table-cell>
        </table:table-row>
        <table:table-row table:style-name="ro1">
          <table:table-cell office:value-type="float" office:value="0.000041" calcext:value-type="float">
            <text:p>4.1E-05</text:p>
          </table:table-cell>
          <table:table-cell office:value-type="float" office:value="0.000113" calcext:value-type="float">
            <text:p>0.000113</text:p>
          </table:table-cell>
          <table:table-cell office:value-type="float" office:value="0.000233" calcext:value-type="float">
            <text:p>0.000233</text:p>
          </table:table-cell>
          <table:table-cell office:value-type="float" office:value="0.000666" calcext:value-type="float">
            <text:p>0.000666</text:p>
          </table:table-cell>
          <table:table-cell office:value-type="float" office:value="0.002604" calcext:value-type="float">
            <text:p>0.002604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201" calcext:value-type="float">
            <text:p>0.000201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2587" calcext:value-type="float">
            <text:p>0.002587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193" calcext:value-type="float">
            <text:p>0.000193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2636" calcext:value-type="float">
            <text:p>0.002636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229" calcext:value-type="float">
            <text:p>0.000229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2599" calcext:value-type="float">
            <text:p>0.002599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63" calcext:value-type="float">
            <text:p>6.3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693" calcext:value-type="float">
            <text:p>0.000693</text:p>
          </table:table-cell>
          <table:table-cell office:value-type="float" office:value="0.00264" calcext:value-type="float">
            <text:p>0.00264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96" calcext:value-type="float">
            <text:p>0.000196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2633" calcext:value-type="float">
            <text:p>0.002633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65" calcext:value-type="float">
            <text:p>6.5E-05</text:p>
          </table:table-cell>
          <table:table-cell office:value-type="float" office:value="0.000186" calcext:value-type="float">
            <text:p>0.000186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251" calcext:value-type="float">
            <text:p>0.00251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219" calcext:value-type="float">
            <text:p>0.000219</text:p>
          </table:table-cell>
          <table:table-cell office:value-type="float" office:value="0.000673" calcext:value-type="float">
            <text:p>0.000673</text:p>
          </table:table-cell>
          <table:table-cell office:value-type="float" office:value="0.002572" calcext:value-type="float">
            <text:p>0.002572</text:p>
          </table:table-cell>
        </table:table-row>
        <table:table-row table:style-name="ro1">
          <table:table-cell office:value-type="float" office:value="0.000032" calcext:value-type="float">
            <text:p>3.2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8" calcext:value-type="float">
            <text:p>0.00018</text:p>
          </table:table-cell>
          <table:table-cell office:value-type="float" office:value="0.000657" calcext:value-type="float">
            <text:p>0.000657</text:p>
          </table:table-cell>
          <table:table-cell office:value-type="float" office:value="0.002529" calcext:value-type="float">
            <text:p>0.002529</text:p>
          </table:table-cell>
        </table:table-row>
        <table:table-row table:style-name="ro1">
          <table:table-cell office:value-type="float" office:value="0.000028" calcext:value-type="float">
            <text:p>2.8E-05</text:p>
          </table:table-cell>
          <table:table-cell office:value-type="float" office:value="0.000055" calcext:value-type="float">
            <text:p>5.5E-05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667" calcext:value-type="float">
            <text:p>0.000667</text:p>
          </table:table-cell>
          <table:table-cell office:value-type="float" office:value="0.002598" calcext:value-type="float">
            <text:p>0.002598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99" calcext:value-type="float">
            <text:p>9.9E-0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67" calcext:value-type="float">
            <text:p>0.00067</text:p>
          </table:table-cell>
          <table:table-cell office:value-type="float" office:value="0.002632" calcext:value-type="float">
            <text:p>0.002632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1" calcext:value-type="float">
            <text:p>0.0001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664" calcext:value-type="float">
            <text:p>0.000664</text:p>
          </table:table-cell>
          <table:table-cell office:value-type="float" office:value="0.002563" calcext:value-type="float">
            <text:p>0.002563</text:p>
          </table:table-cell>
        </table:table-row>
        <table:table-row table:style-name="ro1">
          <table:table-cell office:value-type="float" office:value="0.000035" calcext:value-type="float">
            <text:p>3.5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43" calcext:value-type="float">
            <text:p>0.000243</text:p>
          </table:table-cell>
          <table:table-cell office:value-type="float" office:value="0.000684" calcext:value-type="float">
            <text:p>0.000684</text:p>
          </table:table-cell>
          <table:table-cell office:value-type="float" office:value="0.00265" calcext:value-type="float">
            <text:p>0.0026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221" calcext:value-type="float">
            <text:p>0.000221</text:p>
          </table:table-cell>
          <table:table-cell office:value-type="float" office:value="0.000663" calcext:value-type="float">
            <text:p>0.000663</text:p>
          </table:table-cell>
          <table:table-cell office:value-type="float" office:value="0.002662" calcext:value-type="float">
            <text:p>0.002662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95" calcext:value-type="float">
            <text:p>0.000195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2574" calcext:value-type="float">
            <text:p>0.002574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64" calcext:value-type="float">
            <text:p>6.4E-05</text:p>
          </table:table-cell>
          <table:table-cell office:value-type="float" office:value="0.000181" calcext:value-type="float">
            <text:p>0.000181</text:p>
          </table:table-cell>
          <table:table-cell office:value-type="float" office:value="0.000701" calcext:value-type="float">
            <text:p>0.000701</text:p>
          </table:table-cell>
          <table:table-cell office:value-type="float" office:value="0.00258" calcext:value-type="float">
            <text:p>0.00258</text:p>
          </table:table-cell>
        </table:table-row>
        <table:table-row table:style-name="ro1">
          <table:table-cell office:value-type="float" office:value="0.00003" calcext:value-type="float">
            <text:p>3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198" calcext:value-type="float">
            <text:p>0.000198</text:p>
          </table:table-cell>
          <table:table-cell office:value-type="float" office:value="0.000708" calcext:value-type="float">
            <text:p>0.000708</text:p>
          </table:table-cell>
          <table:table-cell office:value-type="float" office:value="0.002684" calcext:value-type="float">
            <text:p>0.002684</text:p>
          </table:table-cell>
        </table:table-row>
        <table:table-row table:style-name="ro1">
          <table:table-cell office:value-type="float" office:value="0.00004" calcext:value-type="float">
            <text:p>4E-05</text:p>
          </table:table-cell>
          <table:table-cell office:value-type="float" office:value="0.000092" calcext:value-type="float">
            <text:p>9.2E-05</text:p>
          </table:table-cell>
          <table:table-cell office:value-type="float" office:value="0.00022" calcext:value-type="float">
            <text:p>0.00022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2554" calcext:value-type="float">
            <text:p>0.002554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57" calcext:value-type="float">
            <text:p>5.7E-05</text:p>
          </table:table-cell>
          <table:table-cell office:value-type="float" office:value="0.000184" calcext:value-type="float">
            <text:p>0.000184</text:p>
          </table:table-cell>
          <table:table-cell office:value-type="float" office:value="0.000688" calcext:value-type="float">
            <text:p>0.000688</text:p>
          </table:table-cell>
          <table:table-cell office:value-type="float" office:value="0.002593" calcext:value-type="float">
            <text:p>0.002593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13" calcext:value-type="float">
            <text:p>0.000213</text:p>
          </table:table-cell>
          <table:table-cell office:value-type="float" office:value="0.000671" calcext:value-type="float">
            <text:p>0.000671</text:p>
          </table:table-cell>
          <table:table-cell office:value-type="float" office:value="0.002608" calcext:value-type="float">
            <text:p>0.002608</text:p>
          </table:table-cell>
        </table:table-row>
        <table:table-row table:style-name="ro1">
          <table:table-cell office:value-type="float" office:value="0.00004" calcext:value-type="float">
            <text:p>4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681" calcext:value-type="float">
            <text:p>0.000681</text:p>
          </table:table-cell>
          <table:table-cell office:value-type="float" office:value="0.002569" calcext:value-type="float">
            <text:p>0.002569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9" calcext:value-type="float">
            <text:p>9E-05</text:p>
          </table:table-cell>
          <table:table-cell office:value-type="float" office:value="0.000244" calcext:value-type="float">
            <text:p>0.000244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2643" calcext:value-type="float">
            <text:p>0.002643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87" calcext:value-type="float">
            <text:p>8.7E-05</text:p>
          </table:table-cell>
          <table:table-cell office:value-type="float" office:value="0.000202" calcext:value-type="float">
            <text:p>0.000202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2617" calcext:value-type="float">
            <text:p>0.002617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66" calcext:value-type="float">
            <text:p>6.6E-05</text:p>
          </table:table-cell>
          <table:table-cell office:value-type="float" office:value="0.000226" calcext:value-type="float">
            <text:p>0.000226</text:p>
          </table:table-cell>
          <table:table-cell office:value-type="float" office:value="0.000665" calcext:value-type="float">
            <text:p>0.000665</text:p>
          </table:table-cell>
          <table:table-cell office:value-type="float" office:value="0.002584" calcext:value-type="float">
            <text:p>0.002584</text:p>
          </table:table-cell>
        </table:table-row>
        <table:table-row table:style-name="ro1">
          <table:table-cell office:value-type="float" office:value="0.000041" calcext:value-type="float">
            <text:p>4.1E-05</text:p>
          </table:table-cell>
          <table:table-cell office:value-type="float" office:value="0.000085" calcext:value-type="float">
            <text:p>8.5E-05</text:p>
          </table:table-cell>
          <table:table-cell office:value-type="float" office:value="0.000228" calcext:value-type="float">
            <text:p>0.000228</text:p>
          </table:table-cell>
          <table:table-cell office:value-type="float" office:value="0.000676" calcext:value-type="float">
            <text:p>0.000676</text:p>
          </table:table-cell>
          <table:table-cell office:value-type="float" office:value="0.002643" calcext:value-type="float">
            <text:p>0.002643</text:p>
          </table:table-cell>
        </table:table-row>
        <table:table-row table:style-name="ro1">
          <table:table-cell office:value-type="float" office:value="0.000041" calcext:value-type="float">
            <text:p>4.1E-05</text:p>
          </table:table-cell>
          <table:table-cell office:value-type="float" office:value="0.000083" calcext:value-type="float">
            <text:p>8.3E-05</text:p>
          </table:table-cell>
          <table:table-cell office:value-type="float" office:value="0.000205" calcext:value-type="float">
            <text:p>0.000205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2625" calcext:value-type="float">
            <text:p>0.002625</text:p>
          </table:table-cell>
        </table:table-row>
        <table:table-row table:style-name="ro1">
          <table:table-cell office:value-type="float" office:value="0.000034" calcext:value-type="float">
            <text:p>3.4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206" calcext:value-type="float">
            <text:p>0.000206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254" calcext:value-type="float">
            <text:p>0.00254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82" calcext:value-type="float">
            <text:p>8.2E-05</text:p>
          </table:table-cell>
          <table:table-cell office:value-type="float" office:value="0.000239" calcext:value-type="float">
            <text:p>0.000239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2626" calcext:value-type="float">
            <text:p>0.002626</text:p>
          </table:table-cell>
        </table:table-row>
        <table:table-row table:style-name="ro1">
          <table:table-cell office:value-type="float" office:value="0.000037" calcext:value-type="float">
            <text:p>3.7E-05</text:p>
          </table:table-cell>
          <table:table-cell office:value-type="float" office:value="0.000086" calcext:value-type="float">
            <text:p>8.6E-05</text:p>
          </table:table-cell>
          <table:table-cell office:value-type="float" office:value="0.000222" calcext:value-type="float">
            <text:p>0.000222</text:p>
          </table:table-cell>
          <table:table-cell office:value-type="float" office:value="0.00068" calcext:value-type="float">
            <text:p>0.00068</text:p>
          </table:table-cell>
          <table:table-cell office:value-type="float" office:value="0.00257" calcext:value-type="float">
            <text:p>0.00257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89" calcext:value-type="float">
            <text:p>8.9E-05</text:p>
          </table:table-cell>
          <table:table-cell office:value-type="float" office:value="0.000214" calcext:value-type="float">
            <text:p>0.000214</text:p>
          </table:table-cell>
          <table:table-cell office:value-type="float" office:value="0.000674" calcext:value-type="float">
            <text:p>0.000674</text:p>
          </table:table-cell>
          <table:table-cell office:value-type="float" office:value="0.002629" calcext:value-type="float">
            <text:p>0.002629</text:p>
          </table:table-cell>
        </table:table-row>
        <table:table-row table:style-name="ro1">
          <table:table-cell office:value-type="float" office:value="0.000061" calcext:value-type="float">
            <text:p>6.1E-05</text:p>
          </table:table-cell>
          <table:table-cell office:value-type="float" office:value="0.000096" calcext:value-type="float">
            <text:p>9.6E-05</text:p>
          </table:table-cell>
          <table:table-cell office:value-type="float" office:value="0.000199" calcext:value-type="float">
            <text:p>0.000199</text:p>
          </table:table-cell>
          <table:table-cell office:value-type="float" office:value="0.000679" calcext:value-type="float">
            <text:p>0.000679</text:p>
          </table:table-cell>
          <table:table-cell office:value-type="float" office:value="0.002605" calcext:value-type="float">
            <text:p>0.002605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95" calcext:value-type="float">
            <text:p>9.5E-05</text:p>
          </table:table-cell>
          <table:table-cell office:value-type="float" office:value="0.000241" calcext:value-type="float">
            <text:p>0.000241</text:p>
          </table:table-cell>
          <table:table-cell office:value-type="float" office:value="0.000646" calcext:value-type="float">
            <text:p>0.000646</text:p>
          </table:table-cell>
          <table:table-cell office:value-type="float" office:value="0.002597" calcext:value-type="float">
            <text:p>0.002597</text:p>
          </table:table-cell>
        </table:table-row>
        <table:table-row table:style-name="ro1">
          <table:table-cell office:value-type="float" office:value="0.000036" calcext:value-type="float">
            <text:p>3.6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209" calcext:value-type="float">
            <text:p>0.000209</text:p>
          </table:table-cell>
          <table:table-cell office:value-type="float" office:value="0.000659" calcext:value-type="float">
            <text:p>0.000659</text:p>
          </table:table-cell>
          <table:table-cell office:value-type="float" office:value="0.002599" calcext:value-type="float">
            <text:p>0.002599</text:p>
          </table:table-cell>
        </table:table-row>
        <table:table-row table:style-name="ro1">
          <table:table-cell office:value-type="float" office:value="0.000038" calcext:value-type="float">
            <text:p>3.8E-05</text:p>
          </table:table-cell>
          <table:table-cell office:value-type="float" office:value="0.000094" calcext:value-type="float">
            <text:p>9.4E-05</text:p>
          </table:table-cell>
          <table:table-cell office:value-type="float" office:value="0.000225" calcext:value-type="float">
            <text:p>0.000225</text:p>
          </table:table-cell>
          <table:table-cell office:value-type="float" office:value="0.000675" calcext:value-type="float">
            <text:p>0.000675</text:p>
          </table:table-cell>
          <table:table-cell office:value-type="float" office:value="0.002536" calcext:value-type="float">
            <text:p>0.002536</text:p>
          </table:table-cell>
        </table:table-row>
        <table:table-row table:style-name="ro1">
          <table:table-cell office:value-type="float" office:value="0.000039" calcext:value-type="float">
            <text:p>3.9E-05</text:p>
          </table:table-cell>
          <table:table-cell office:value-type="float" office:value="0.000091" calcext:value-type="float">
            <text:p>9.1E-05</text:p>
          </table:table-cell>
          <table:table-cell office:value-type="float" office:value="0.000207" calcext:value-type="float">
            <text:p>0.000207</text:p>
          </table:table-cell>
          <table:table-cell office:value-type="float" office:value="0.000694" calcext:value-type="float">
            <text:p>0.000694</text:p>
          </table:table-cell>
          <table:table-cell office:value-type="float" office:value="0.002636" calcext:value-type="float">
            <text:p>0.002636</text:p>
          </table:table-cell>
        </table:table-row>
      </table:table>
      <table:table table:name="4_indigo_to_wolf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</table:table-row>
        <table:table-row table:style-name="ro1">
          <table:table-cell office:value-type="float" office:value="0.001385" calcext:value-type="float">
            <text:p>0.001385</text:p>
          </table:table-cell>
          <table:table-cell office:value-type="float" office:value="0.001683" calcext:value-type="float">
            <text:p>0.001683</text:p>
          </table:table-cell>
          <table:table-cell office:value-type="float" office:value="0.003042" calcext:value-type="float">
            <text:p>0.003042</text:p>
          </table:table-cell>
        </table:table-row>
        <table:table-row table:style-name="ro1">
          <table:table-cell office:value-type="float" office:value="0.000916" calcext:value-type="float">
            <text:p>0.000916</text:p>
          </table:table-cell>
          <table:table-cell office:value-type="float" office:value="0.002006" calcext:value-type="float">
            <text:p>0.002006</text:p>
          </table:table-cell>
          <table:table-cell office:value-type="float" office:value="0.003421" calcext:value-type="float">
            <text:p>0.003421</text:p>
          </table:table-cell>
        </table:table-row>
        <table:table-row table:style-name="ro1">
          <table:table-cell office:value-type="float" office:value="0.000899" calcext:value-type="float">
            <text:p>0.000899</text:p>
          </table:table-cell>
          <table:table-cell office:value-type="float" office:value="0.001809" calcext:value-type="float">
            <text:p>0.001809</text:p>
          </table:table-cell>
          <table:table-cell office:value-type="float" office:value="0.004056" calcext:value-type="float">
            <text:p>0.004056</text:p>
          </table:table-cell>
        </table:table-row>
        <table:table-row table:style-name="ro1">
          <table:table-cell office:value-type="float" office:value="0.001095" calcext:value-type="float">
            <text:p>0.001095</text:p>
          </table:table-cell>
          <table:table-cell office:value-type="float" office:value="0.001716" calcext:value-type="float">
            <text:p>0.001716</text:p>
          </table:table-cell>
          <table:table-cell office:value-type="float" office:value="0.004102" calcext:value-type="float">
            <text:p>0.004102</text:p>
          </table:table-cell>
        </table:table-row>
        <table:table-row table:style-name="ro1">
          <table:table-cell office:value-type="float" office:value="0.001172" calcext:value-type="float">
            <text:p>0.001172</text:p>
          </table:table-cell>
          <table:table-cell office:value-type="float" office:value="0.001907" calcext:value-type="float">
            <text:p>0.001907</text:p>
          </table:table-cell>
          <table:table-cell office:value-type="float" office:value="0.004086" calcext:value-type="float">
            <text:p>0.004086</text:p>
          </table:table-cell>
        </table:table-row>
        <table:table-row table:style-name="ro1">
          <table:table-cell office:value-type="float" office:value="0.001205" calcext:value-type="float">
            <text:p>0.001205</text:p>
          </table:table-cell>
          <table:table-cell office:value-type="float" office:value="0.001836" calcext:value-type="float">
            <text:p>0.001836</text:p>
          </table:table-cell>
          <table:table-cell office:value-type="float" office:value="0.004118" calcext:value-type="float">
            <text:p>0.004118</text:p>
          </table:table-cell>
        </table:table-row>
        <table:table-row table:style-name="ro1">
          <table:table-cell office:value-type="float" office:value="0.001054" calcext:value-type="float">
            <text:p>0.001054</text:p>
          </table:table-cell>
          <table:table-cell office:value-type="float" office:value="0.001761" calcext:value-type="float">
            <text:p>0.001761</text:p>
          </table:table-cell>
          <table:table-cell office:value-type="float" office:value="0.00407" calcext:value-type="float">
            <text:p>0.00407</text:p>
          </table:table-cell>
        </table:table-row>
        <table:table-row table:style-name="ro1">
          <table:table-cell office:value-type="float" office:value="0.001139" calcext:value-type="float">
            <text:p>0.001139</text:p>
          </table:table-cell>
          <table:table-cell office:value-type="float" office:value="0.001974" calcext:value-type="float">
            <text:p>0.001974</text:p>
          </table:table-cell>
          <table:table-cell office:value-type="float" office:value="0.004091" calcext:value-type="float">
            <text:p>0.004091</text:p>
          </table:table-cell>
        </table:table-row>
        <table:table-row table:style-name="ro1">
          <table:table-cell office:value-type="float" office:value="0.001193" calcext:value-type="float">
            <text:p>0.001193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4094" calcext:value-type="float">
            <text:p>0.004094</text:p>
          </table:table-cell>
        </table:table-row>
        <table:table-row table:style-name="ro1">
          <table:table-cell office:value-type="float" office:value="0.001079" calcext:value-type="float">
            <text:p>0.001079</text:p>
          </table:table-cell>
          <table:table-cell office:value-type="float" office:value="0.002029" calcext:value-type="float">
            <text:p>0.002029</text:p>
          </table:table-cell>
          <table:table-cell office:value-type="float" office:value="0.003382" calcext:value-type="float">
            <text:p>0.003382</text:p>
          </table:table-cell>
        </table:table-row>
        <table:table-row table:style-name="ro1">
          <table:table-cell office:value-type="float" office:value="0.000887" calcext:value-type="float">
            <text:p>0.000887</text:p>
          </table:table-cell>
          <table:table-cell office:value-type="float" office:value="0.001948" calcext:value-type="float">
            <text:p>0.001948</text:p>
          </table:table-cell>
          <table:table-cell office:value-type="float" office:value="0.004125" calcext:value-type="float">
            <text:p>0.004125</text:p>
          </table:table-cell>
        </table:table-row>
        <table:table-row table:style-name="ro1">
          <table:table-cell office:value-type="float" office:value="0.00118" calcext:value-type="float">
            <text:p>0.00118</text:p>
          </table:table-cell>
          <table:table-cell office:value-type="float" office:value="0.001929" calcext:value-type="float">
            <text:p>0.001929</text:p>
          </table:table-cell>
          <table:table-cell office:value-type="float" office:value="0.004075" calcext:value-type="float">
            <text:p>0.004075</text:p>
          </table:table-cell>
        </table:table-row>
        <table:table-row table:style-name="ro1">
          <table:table-cell office:value-type="float" office:value="0.00104" calcext:value-type="float">
            <text:p>0.00104</text:p>
          </table:table-cell>
          <table:table-cell office:value-type="float" office:value="0.001739" calcext:value-type="float">
            <text:p>0.001739</text:p>
          </table:table-cell>
          <table:table-cell office:value-type="float" office:value="0.00409" calcext:value-type="float">
            <text:p>0.00409</text:p>
          </table:table-cell>
        </table:table-row>
        <table:table-row table:style-name="ro1">
          <table:table-cell office:value-type="float" office:value="0.001134" calcext:value-type="float">
            <text:p>0.001134</text:p>
          </table:table-cell>
          <table:table-cell office:value-type="float" office:value="0.001926" calcext:value-type="float">
            <text:p>0.001926</text:p>
          </table:table-cell>
          <table:table-cell office:value-type="float" office:value="0.004111" calcext:value-type="float">
            <text:p>0.004111</text:p>
          </table:table-cell>
        </table:table-row>
        <table:table-row table:style-name="ro1">
          <table:table-cell office:value-type="float" office:value="0.001196" calcext:value-type="float">
            <text:p>0.001196</text:p>
          </table:table-cell>
          <table:table-cell office:value-type="float" office:value="0.001773" calcext:value-type="float">
            <text:p>0.001773</text:p>
          </table:table-cell>
          <table:table-cell office:value-type="float" office:value="0.004063" calcext:value-type="float">
            <text:p>0.004063</text:p>
          </table:table-cell>
        </table:table-row>
        <table:table-row table:style-name="ro1">
          <table:table-cell office:value-type="float" office:value="0.00112" calcext:value-type="float">
            <text:p>0.00112</text:p>
          </table:table-cell>
          <table:table-cell office:value-type="float" office:value="0.002023" calcext:value-type="float">
            <text:p>0.002023</text:p>
          </table:table-cell>
          <table:table-cell office:value-type="float" office:value="0.003361" calcext:value-type="float">
            <text:p>0.003361</text:p>
          </table:table-cell>
        </table:table-row>
        <table:table-row table:style-name="ro1">
          <table:table-cell office:value-type="float" office:value="0.000895" calcext:value-type="float">
            <text:p>0.000895</text:p>
          </table:table-cell>
          <table:table-cell office:value-type="float" office:value="0.001887" calcext:value-type="float">
            <text:p>0.001887</text:p>
          </table:table-cell>
          <table:table-cell office:value-type="float" office:value="0.004076" calcext:value-type="float">
            <text:p>0.004076</text:p>
          </table:table-cell>
        </table:table-row>
        <table:table-row table:style-name="ro1">
          <table:table-cell office:value-type="float" office:value="0.001033" calcext:value-type="float">
            <text:p>0.001033</text:p>
          </table:table-cell>
          <table:table-cell office:value-type="float" office:value="0.001731" calcext:value-type="float">
            <text:p>0.001731</text:p>
          </table:table-cell>
          <table:table-cell office:value-type="float" office:value="0.004078" calcext:value-type="float">
            <text:p>0.004078</text:p>
          </table:table-cell>
        </table:table-row>
        <table:table-row table:style-name="ro1">
          <table:table-cell office:value-type="float" office:value="0.001146" calcext:value-type="float">
            <text:p>0.001146</text:p>
          </table:table-cell>
          <table:table-cell office:value-type="float" office:value="0.001924" calcext:value-type="float">
            <text:p>0.001924</text:p>
          </table:table-cell>
          <table:table-cell office:value-type="float" office:value="0.004071" calcext:value-type="float">
            <text:p>0.004071</text:p>
          </table:table-cell>
        </table:table-row>
        <table:table-row table:style-name="ro1">
          <table:table-cell office:value-type="float" office:value="0.001017" calcext:value-type="float">
            <text:p>0.001017</text:p>
          </table:table-cell>
          <table:table-cell office:value-type="float" office:value="0.001767" calcext:value-type="float">
            <text:p>0.001767</text:p>
          </table:table-cell>
          <table:table-cell office:value-type="float" office:value="0.004104" calcext:value-type="float">
            <text:p>0.004104</text:p>
          </table:table-cell>
        </table:table-row>
        <table:table-row table:style-name="ro1">
          <table:table-cell office:value-type="float" office:value="0.001136" calcext:value-type="float">
            <text:p>0.001136</text:p>
          </table:table-cell>
          <table:table-cell office:value-type="float" office:value="0.001927" calcext:value-type="float">
            <text:p>0.001927</text:p>
          </table:table-cell>
          <table:table-cell office:value-type="float" office:value="0.004087" calcext:value-type="float">
            <text:p>0.004087</text:p>
          </table:table-cell>
        </table:table-row>
        <table:table-row table:style-name="ro1">
          <table:table-cell office:value-type="float" office:value="0.001026" calcext:value-type="float">
            <text:p>0.001026</text:p>
          </table:table-cell>
          <table:table-cell office:value-type="float" office:value="0.001776" calcext:value-type="float">
            <text:p>0.001776</text:p>
          </table:table-cell>
          <table:table-cell office:value-type="float" office:value="0.004069" calcext:value-type="float">
            <text:p>0.004069</text:p>
          </table:table-cell>
        </table:table-row>
        <table:table-row table:style-name="ro1">
          <table:table-cell office:value-type="float" office:value="0.001083" calcext:value-type="float">
            <text:p>0.001083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.004072" calcext:value-type="float">
            <text:p>0.004072</text:p>
          </table:table-cell>
        </table:table-row>
        <table:table-row table:style-name="ro1">
          <table:table-cell office:value-type="float" office:value="0.001147" calcext:value-type="float">
            <text:p>0.001147</text:p>
          </table:table-cell>
          <table:table-cell office:value-type="float" office:value="0.001909" calcext:value-type="float">
            <text:p>0.001909</text:p>
          </table:table-cell>
          <table:table-cell office:value-type="float" office:value="0.004067" calcext:value-type="float">
            <text:p>0.004067</text:p>
          </table:table-cell>
        </table:table-row>
        <table:table-row table:style-name="ro1">
          <table:table-cell office:value-type="float" office:value="0.001203" calcext:value-type="float">
            <text:p>0.001203</text:p>
          </table:table-cell>
          <table:table-cell office:value-type="float" office:value="0.001862" calcext:value-type="float">
            <text:p>0.001862</text:p>
          </table:table-cell>
          <table:table-cell office:value-type="float" office:value="0.004071" calcext:value-type="float">
            <text:p>0.004071</text:p>
          </table:table-cell>
        </table:table-row>
        <table:table-row table:style-name="ro1">
          <table:table-cell office:value-type="float" office:value="0.001056" calcext:value-type="float">
            <text:p>0.001056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4109" calcext:value-type="float">
            <text:p>0.004109</text:p>
          </table:table-cell>
        </table:table-row>
        <table:table-row table:style-name="ro1">
          <table:table-cell office:value-type="float" office:value="0.001156" calcext:value-type="float">
            <text:p>0.001156</text:p>
          </table:table-cell>
          <table:table-cell office:value-type="float" office:value="0.001958" calcext:value-type="float">
            <text:p>0.001958</text:p>
          </table:table-cell>
          <table:table-cell office:value-type="float" office:value="0.004072" calcext:value-type="float">
            <text:p>0.004072</text:p>
          </table:table-cell>
        </table:table-row>
        <table:table-row table:style-name="ro1">
          <table:table-cell office:value-type="float" office:value="0.001204" calcext:value-type="float">
            <text:p>0.001204</text:p>
          </table:table-cell>
          <table:table-cell office:value-type="float" office:value="0.001816" calcext:value-type="float">
            <text:p>0.001816</text:p>
          </table:table-cell>
          <table:table-cell office:value-type="float" office:value="0.004068" calcext:value-type="float">
            <text:p>0.004068</text:p>
          </table:table-cell>
        </table:table-row>
        <table:table-row table:style-name="ro1">
          <table:table-cell office:value-type="float" office:value="0.001049" calcext:value-type="float">
            <text:p>0.001049</text:p>
          </table:table-cell>
          <table:table-cell office:value-type="float" office:value="0.00169" calcext:value-type="float">
            <text:p>0.00169</text:p>
          </table:table-cell>
          <table:table-cell office:value-type="float" office:value="0.004083" calcext:value-type="float">
            <text:p>0.004083</text:p>
          </table:table-cell>
        </table:table-row>
        <table:table-row table:style-name="ro1">
          <table:table-cell office:value-type="float" office:value="0.001185" calcext:value-type="float">
            <text:p>0.001185</text:p>
          </table:table-cell>
          <table:table-cell office:value-type="float" office:value="0.001921" calcext:value-type="float">
            <text:p>0.001921</text:p>
          </table:table-cell>
          <table:table-cell office:value-type="float" office:value="0.00409" calcext:value-type="float">
            <text:p>0.00409</text:p>
          </table:table-cell>
        </table:table-row>
        <table:table-row table:style-name="ro1">
          <table:table-cell office:value-type="float" office:value="0.001176" calcext:value-type="float">
            <text:p>0.001176</text:p>
          </table:table-cell>
          <table:table-cell office:value-type="float" office:value="0.001849" calcext:value-type="float">
            <text:p>0.001849</text:p>
          </table:table-cell>
          <table:table-cell office:value-type="float" office:value="0.004076" calcext:value-type="float">
            <text:p>0.004076</text:p>
          </table:table-cell>
        </table:table-row>
        <table:table-row table:style-name="ro1">
          <table:table-cell office:value-type="float" office:value="0.001061" calcext:value-type="float">
            <text:p>0.001061</text:p>
          </table:table-cell>
          <table:table-cell office:value-type="float" office:value="0.002032" calcext:value-type="float">
            <text:p>0.002032</text:p>
          </table:table-cell>
          <table:table-cell office:value-type="float" office:value="0.00338" calcext:value-type="float">
            <text:p>0.00338</text:p>
          </table:table-cell>
        </table:table-row>
        <table:table-row table:style-name="ro1">
          <table:table-cell office:value-type="float" office:value="0.000891" calcext:value-type="float">
            <text:p>0.000891</text:p>
          </table:table-cell>
          <table:table-cell office:value-type="float" office:value="0.001888" calcext:value-type="float">
            <text:p>0.001888</text:p>
          </table:table-cell>
          <table:table-cell office:value-type="float" office:value="0.004076" calcext:value-type="float">
            <text:p>0.004076</text:p>
          </table:table-cell>
        </table:table-row>
        <table:table-row table:style-name="ro1">
          <table:table-cell office:value-type="float" office:value="0.001057" calcext:value-type="float">
            <text:p>0.001057</text:p>
          </table:table-cell>
          <table:table-cell office:value-type="float" office:value="0.002032" calcext:value-type="float">
            <text:p>0.002032</text:p>
          </table:table-cell>
          <table:table-cell office:value-type="float" office:value="0.004098" calcext:value-type="float">
            <text:p>0.004098</text:p>
          </table:table-cell>
        </table:table-row>
        <table:table-row table:style-name="ro1">
          <table:table-cell office:value-type="float" office:value="0.001161" calcext:value-type="float">
            <text:p>0.001161</text:p>
          </table:table-cell>
          <table:table-cell office:value-type="float" office:value="0.001914" calcext:value-type="float">
            <text:p>0.001914</text:p>
          </table:table-cell>
          <table:table-cell office:value-type="float" office:value="0.004083" calcext:value-type="float">
            <text:p>0.004083</text:p>
          </table:table-cell>
        </table:table-row>
        <table:table-row table:style-name="ro1">
          <table:table-cell office:value-type="float" office:value="0.001211" calcext:value-type="float">
            <text:p>0.001211</text:p>
          </table:table-cell>
          <table:table-cell office:value-type="float" office:value="0.001789" calcext:value-type="float">
            <text:p>0.001789</text:p>
          </table:table-cell>
          <table:table-cell office:value-type="float" office:value="0.004095" calcext:value-type="float">
            <text:p>0.004095</text:p>
          </table:table-cell>
        </table:table-row>
        <table:table-row table:style-name="ro1">
          <table:table-cell office:value-type="float" office:value="0.00112" calcext:value-type="float">
            <text:p>0.00112</text:p>
          </table:table-cell>
          <table:table-cell office:value-type="float" office:value="0.001954" calcext:value-type="float">
            <text:p>0.001954</text:p>
          </table:table-cell>
          <table:table-cell office:value-type="float" office:value="0.004094" calcext:value-type="float">
            <text:p>0.004094</text:p>
          </table:table-cell>
        </table:table-row>
        <table:table-row table:style-name="ro1">
          <table:table-cell office:value-type="float" office:value="0.001197" calcext:value-type="float">
            <text:p>0.001197</text:p>
          </table:table-cell>
          <table:table-cell office:value-type="float" office:value="0.00187" calcext:value-type="float">
            <text:p>0.00187</text:p>
          </table:table-cell>
          <table:table-cell office:value-type="float" office:value="0.00408" calcext:value-type="float">
            <text:p>0.00408</text:p>
          </table:table-cell>
        </table:table-row>
        <table:table-row table:style-name="ro1">
          <table:table-cell office:value-type="float" office:value="0.001044" calcext:value-type="float">
            <text:p>0.001044</text:p>
          </table:table-cell>
          <table:table-cell office:value-type="float" office:value="0.001759" calcext:value-type="float">
            <text:p>0.001759</text:p>
          </table:table-cell>
          <table:table-cell office:value-type="float" office:value="0.00411" calcext:value-type="float">
            <text:p>0.00411</text:p>
          </table:table-cell>
        </table:table-row>
        <table:table-row table:style-name="ro1">
          <table:table-cell office:value-type="float" office:value="0.001067" calcext:value-type="float">
            <text:p>0.001067</text:p>
          </table:table-cell>
          <table:table-cell office:value-type="float" office:value="0.001705" calcext:value-type="float">
            <text:p>0.001705</text:p>
          </table:table-cell>
          <table:table-cell office:value-type="float" office:value="0.004085" calcext:value-type="float">
            <text:p>0.004085</text:p>
          </table:table-cell>
        </table:table-row>
        <table:table-row table:style-name="ro1">
          <table:table-cell office:value-type="float" office:value="0.001181" calcext:value-type="float">
            <text:p>0.001181</text:p>
          </table:table-cell>
          <table:table-cell office:value-type="float" office:value="0.001896" calcext:value-type="float">
            <text:p>0.001896</text:p>
          </table:table-cell>
          <table:table-cell office:value-type="float" office:value="0.004123" calcext:value-type="float">
            <text:p>0.004123</text:p>
          </table:table-cell>
        </table:table-row>
        <table:table-row table:style-name="ro1">
          <table:table-cell office:value-type="float" office:value="0.001068" calcext:value-type="float">
            <text:p>0.001068</text:p>
          </table:table-cell>
          <table:table-cell office:value-type="float" office:value="0.002007" calcext:value-type="float">
            <text:p>0.002007</text:p>
          </table:table-cell>
          <table:table-cell office:value-type="float" office:value="0.004106" calcext:value-type="float">
            <text:p>0.004106</text:p>
          </table:table-cell>
        </table:table-row>
        <table:table-row table:style-name="ro1">
          <table:table-cell office:value-type="float" office:value="0.001183" calcext:value-type="float">
            <text:p>0.001183</text:p>
          </table:table-cell>
          <table:table-cell office:value-type="float" office:value="0.001863" calcext:value-type="float">
            <text:p>0.001863</text:p>
          </table:table-cell>
          <table:table-cell office:value-type="float" office:value="0.004112" calcext:value-type="float">
            <text:p>0.004112</text:p>
          </table:table-cell>
        </table:table-row>
        <table:table-row table:style-name="ro1">
          <table:table-cell office:value-type="float" office:value="0.001098" calcext:value-type="float">
            <text:p>0.001098</text:p>
          </table:table-cell>
          <table:table-cell office:value-type="float" office:value="0.001988" calcext:value-type="float">
            <text:p>0.001988</text:p>
          </table:table-cell>
          <table:table-cell office:value-type="float" office:value="0.004088" calcext:value-type="float">
            <text:p>0.004088</text:p>
          </table:table-cell>
        </table:table-row>
        <table:table-row table:style-name="ro1">
          <table:table-cell office:value-type="float" office:value="0.00119" calcext:value-type="float">
            <text:p>0.00119</text:p>
          </table:table-cell>
          <table:table-cell office:value-type="float" office:value="0.001831" calcext:value-type="float">
            <text:p>0.001831</text:p>
          </table:table-cell>
          <table:table-cell office:value-type="float" office:value="0.004091" calcext:value-type="float">
            <text:p>0.004091</text:p>
          </table:table-cell>
        </table:table-row>
        <table:table-row table:style-name="ro1">
          <table:table-cell office:value-type="float" office:value="0.001064" calcext:value-type="float">
            <text:p>0.001064</text:p>
          </table:table-cell>
          <table:table-cell office:value-type="float" office:value="0.001748" calcext:value-type="float">
            <text:p>0.001748</text:p>
          </table:table-cell>
          <table:table-cell office:value-type="float" office:value="0.004069" calcext:value-type="float">
            <text:p>0.004069</text:p>
          </table:table-cell>
        </table:table-row>
        <table:table-row table:style-name="ro1">
          <table:table-cell office:value-type="float" office:value="0.001101" calcext:value-type="float">
            <text:p>0.001101</text:p>
          </table:table-cell>
          <table:table-cell office:value-type="float" office:value="0.001959" calcext:value-type="float">
            <text:p>0.001959</text:p>
          </table:table-cell>
          <table:table-cell office:value-type="float" office:value="0.00407" calcext:value-type="float">
            <text:p>0.00407</text:p>
          </table:table-cell>
        </table:table-row>
        <table:table-row table:style-name="ro1">
          <table:table-cell office:value-type="float" office:value="0.001162" calcext:value-type="float">
            <text:p>0.001162</text:p>
          </table:table-cell>
          <table:table-cell office:value-type="float" office:value="0.001921" calcext:value-type="float">
            <text:p>0.001921</text:p>
          </table:table-cell>
          <table:table-cell office:value-type="float" office:value="0.004109" calcext:value-type="float">
            <text:p>0.004109</text:p>
          </table:table-cell>
        </table:table-row>
        <table:table-row table:style-name="ro1">
          <table:table-cell office:value-type="float" office:value="0.001203" calcext:value-type="float">
            <text:p>0.001203</text:p>
          </table:table-cell>
          <table:table-cell office:value-type="float" office:value="0.00186" calcext:value-type="float">
            <text:p>0.00186</text:p>
          </table:table-cell>
          <table:table-cell office:value-type="float" office:value="0.004094" calcext:value-type="float">
            <text:p>0.004094</text:p>
          </table:table-cell>
        </table:table-row>
        <table:table-row table:style-name="ro1">
          <table:table-cell office:value-type="float" office:value="0.001204" calcext:value-type="float">
            <text:p>0.001204</text:p>
          </table:table-cell>
          <table:table-cell office:value-type="float" office:value="0.001777" calcext:value-type="float">
            <text:p>0.001777</text:p>
          </table:table-cell>
          <table:table-cell office:value-type="float" office:value="0.004118" calcext:value-type="float">
            <text:p>0.004118</text:p>
          </table:table-cell>
        </table:table-row>
      </table:table>
      <table:table table:name="4_su_to_pi" table:style-name="ta1"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</table:table-row>
        <table:table-row table:style-name="ro1">
          <table:table-cell office:value-type="float" office:value="0.011206" calcext:value-type="float">
            <text:p>0.011206</text:p>
          </table:table-cell>
          <table:table-cell office:value-type="float" office:value="0.015538" calcext:value-type="float">
            <text:p>0.015538</text:p>
          </table:table-cell>
          <table:table-cell office:value-type="float" office:value="0.023678" calcext:value-type="float">
            <text:p>0.023678</text:p>
          </table:table-cell>
        </table:table-row>
        <table:table-row table:style-name="ro1">
          <table:table-cell office:value-type="float" office:value="0.011379" calcext:value-type="float">
            <text:p>0.011379</text:p>
          </table:table-cell>
          <table:table-cell office:value-type="float" office:value="0.015328" calcext:value-type="float">
            <text:p>0.015328</text:p>
          </table:table-cell>
          <table:table-cell office:value-type="float" office:value="0.027214" calcext:value-type="float">
            <text:p>0.027214</text:p>
          </table:table-cell>
        </table:table-row>
        <table:table-row table:style-name="ro1">
          <table:table-cell office:value-type="float" office:value="0.012774" calcext:value-type="float">
            <text:p>0.012774</text:p>
          </table:table-cell>
          <table:table-cell office:value-type="float" office:value="0.018455" calcext:value-type="float">
            <text:p>0.018455</text:p>
          </table:table-cell>
          <table:table-cell office:value-type="float" office:value="0.024277" calcext:value-type="float">
            <text:p>0.024277</text:p>
          </table:table-cell>
        </table:table-row>
        <table:table-row table:style-name="ro1">
          <table:table-cell office:value-type="float" office:value="0.010424" calcext:value-type="float">
            <text:p>0.010424</text:p>
          </table:table-cell>
          <table:table-cell office:value-type="float" office:value="0.016378" calcext:value-type="float">
            <text:p>0.016378</text:p>
          </table:table-cell>
          <table:table-cell office:value-type="float" office:value="0.026549" calcext:value-type="float">
            <text:p>0.026549</text:p>
          </table:table-cell>
        </table:table-row>
        <table:table-row table:style-name="ro1">
          <table:table-cell office:value-type="float" office:value="0.010073" calcext:value-type="float">
            <text:p>0.010073</text:p>
          </table:table-cell>
          <table:table-cell office:value-type="float" office:value="0.015361" calcext:value-type="float">
            <text:p>0.015361</text:p>
          </table:table-cell>
          <table:table-cell office:value-type="float" office:value="0.030133" calcext:value-type="float">
            <text:p>0.030133</text:p>
          </table:table-cell>
        </table:table-row>
        <table:table-row table:style-name="ro1">
          <table:table-cell office:value-type="float" office:value="0.014632" calcext:value-type="float">
            <text:p>0.014632</text:p>
          </table:table-cell>
          <table:table-cell office:value-type="float" office:value="0.017434" calcext:value-type="float">
            <text:p>0.017434</text:p>
          </table:table-cell>
          <table:table-cell office:value-type="float" office:value="0.029335" calcext:value-type="float">
            <text:p>0.029335</text:p>
          </table:table-cell>
        </table:table-row>
        <table:table-row table:style-name="ro1">
          <table:table-cell office:value-type="float" office:value="0.01404" calcext:value-type="float">
            <text:p>0.01404</text:p>
          </table:table-cell>
          <table:table-cell office:value-type="float" office:value="0.020629" calcext:value-type="float">
            <text:p>0.020629</text:p>
          </table:table-cell>
          <table:table-cell office:value-type="float" office:value="0.028527" calcext:value-type="float">
            <text:p>0.028527</text:p>
          </table:table-cell>
        </table:table-row>
        <table:table-row table:style-name="ro1">
          <table:table-cell office:value-type="float" office:value="0.012593" calcext:value-type="float">
            <text:p>0.012593</text:p>
          </table:table-cell>
          <table:table-cell office:value-type="float" office:value="0.014364" calcext:value-type="float">
            <text:p>0.014364</text:p>
          </table:table-cell>
          <table:table-cell office:value-type="float" office:value="0.029382" calcext:value-type="float">
            <text:p>0.029382</text:p>
          </table:table-cell>
        </table:table-row>
        <table:table-row table:style-name="ro1">
          <table:table-cell office:value-type="float" office:value="0.01169" calcext:value-type="float">
            <text:p>0.01169</text:p>
          </table:table-cell>
          <table:table-cell office:value-type="float" office:value="0.016082" calcext:value-type="float">
            <text:p>0.016082</text:p>
          </table:table-cell>
          <table:table-cell office:value-type="float" office:value="0.025829" calcext:value-type="float">
            <text:p>0.025829</text:p>
          </table:table-cell>
        </table:table-row>
        <table:table-row table:style-name="ro1">
          <table:table-cell office:value-type="float" office:value="0.013321" calcext:value-type="float">
            <text:p>0.013321</text:p>
          </table:table-cell>
          <table:table-cell office:value-type="float" office:value="0.014034" calcext:value-type="float">
            <text:p>0.014034</text:p>
          </table:table-cell>
          <table:table-cell office:value-type="float" office:value="0.024614" calcext:value-type="float">
            <text:p>0.024614</text:p>
          </table:table-cell>
        </table:table-row>
        <table:table-row table:style-name="ro1">
          <table:table-cell office:value-type="float" office:value="0.010776" calcext:value-type="float">
            <text:p>0.010776</text:p>
          </table:table-cell>
          <table:table-cell office:value-type="float" office:value="0.017516" calcext:value-type="float">
            <text:p>0.017516</text:p>
          </table:table-cell>
          <table:table-cell office:value-type="float" office:value="0.025448" calcext:value-type="float">
            <text:p>0.025448</text:p>
          </table:table-cell>
        </table:table-row>
        <table:table-row table:style-name="ro1">
          <table:table-cell office:value-type="float" office:value="0.014585" calcext:value-type="float">
            <text:p>0.014585</text:p>
          </table:table-cell>
          <table:table-cell office:value-type="float" office:value="0.017843" calcext:value-type="float">
            <text:p>0.017843</text:p>
          </table:table-cell>
          <table:table-cell office:value-type="float" office:value="0.030803" calcext:value-type="float">
            <text:p>0.030803</text:p>
          </table:table-cell>
        </table:table-row>
        <table:table-row table:style-name="ro1">
          <table:table-cell office:value-type="float" office:value="0.012475" calcext:value-type="float">
            <text:p>0.012475</text:p>
          </table:table-cell>
          <table:table-cell office:value-type="float" office:value="0.015889" calcext:value-type="float">
            <text:p>0.015889</text:p>
          </table:table-cell>
          <table:table-cell office:value-type="float" office:value="0.024703" calcext:value-type="float">
            <text:p>0.024703</text:p>
          </table:table-cell>
        </table:table-row>
        <table:table-row table:style-name="ro1">
          <table:table-cell office:value-type="float" office:value="0.012498" calcext:value-type="float">
            <text:p>0.012498</text:p>
          </table:table-cell>
          <table:table-cell office:value-type="float" office:value="0.013285" calcext:value-type="float">
            <text:p>0.013285</text:p>
          </table:table-cell>
          <table:table-cell office:value-type="float" office:value="0.024404" calcext:value-type="float">
            <text:p>0.024404</text:p>
          </table:table-cell>
        </table:table-row>
        <table:table-row table:style-name="ro1">
          <table:table-cell office:value-type="float" office:value="0.011284" calcext:value-type="float">
            <text:p>0.011284</text:p>
          </table:table-cell>
          <table:table-cell office:value-type="float" office:value="0.017128" calcext:value-type="float">
            <text:p>0.017128</text:p>
          </table:table-cell>
          <table:table-cell office:value-type="float" office:value="0.02555" calcext:value-type="float">
            <text:p>0.02555</text:p>
          </table:table-cell>
        </table:table-row>
        <table:table-row table:style-name="ro1">
          <table:table-cell office:value-type="float" office:value="0.01275" calcext:value-type="float">
            <text:p>0.01275</text:p>
          </table:table-cell>
          <table:table-cell office:value-type="float" office:value="0.015317" calcext:value-type="float">
            <text:p>0.015317</text:p>
          </table:table-cell>
          <table:table-cell office:value-type="float" office:value="0.029124" calcext:value-type="float">
            <text:p>0.029124</text:p>
          </table:table-cell>
        </table:table-row>
        <table:table-row table:style-name="ro1">
          <table:table-cell office:value-type="float" office:value="0.013464" calcext:value-type="float">
            <text:p>0.013464</text:p>
          </table:table-cell>
          <table:table-cell office:value-type="float" office:value="0.017917" calcext:value-type="float">
            <text:p>0.017917</text:p>
          </table:table-cell>
          <table:table-cell office:value-type="float" office:value="0.029747" calcext:value-type="float">
            <text:p>0.029747</text:p>
          </table:table-cell>
        </table:table-row>
        <table:table-row table:style-name="ro1">
          <table:table-cell office:value-type="float" office:value="0.012797" calcext:value-type="float">
            <text:p>0.012797</text:p>
          </table:table-cell>
          <table:table-cell office:value-type="float" office:value="0.020023" calcext:value-type="float">
            <text:p>0.020023</text:p>
          </table:table-cell>
          <table:table-cell office:value-type="float" office:value="0.025014" calcext:value-type="float">
            <text:p>0.025014</text:p>
          </table:table-cell>
        </table:table-row>
        <table:table-row table:style-name="ro1">
          <table:table-cell office:value-type="float" office:value="0.013549" calcext:value-type="float">
            <text:p>0.013549</text:p>
          </table:table-cell>
          <table:table-cell office:value-type="float" office:value="0.019218" calcext:value-type="float">
            <text:p>0.019218</text:p>
          </table:table-cell>
          <table:table-cell office:value-type="float" office:value="0.032603" calcext:value-type="float">
            <text:p>0.032603</text:p>
          </table:table-cell>
        </table:table-row>
        <table:table-row table:style-name="ro1">
          <table:table-cell office:value-type="float" office:value="0.014154" calcext:value-type="float">
            <text:p>0.014154</text:p>
          </table:table-cell>
          <table:table-cell office:value-type="float" office:value="0.019238" calcext:value-type="float">
            <text:p>0.019238</text:p>
          </table:table-cell>
          <table:table-cell office:value-type="float" office:value="0.027347" calcext:value-type="float">
            <text:p>0.027347</text:p>
          </table:table-cell>
        </table:table-row>
        <table:table-row table:style-name="ro1">
          <table:table-cell office:value-type="float" office:value="0.010836" calcext:value-type="float">
            <text:p>0.010836</text:p>
          </table:table-cell>
          <table:table-cell office:value-type="float" office:value="0.017319" calcext:value-type="float">
            <text:p>0.017319</text:p>
          </table:table-cell>
          <table:table-cell office:value-type="float" office:value="0.029568" calcext:value-type="float">
            <text:p>0.029568</text:p>
          </table:table-cell>
        </table:table-row>
        <table:table-row table:style-name="ro1">
          <table:table-cell office:value-type="float" office:value="0.013765" calcext:value-type="float">
            <text:p>0.013765</text:p>
          </table:table-cell>
          <table:table-cell office:value-type="float" office:value="0.015543" calcext:value-type="float">
            <text:p>0.015543</text:p>
          </table:table-cell>
          <table:table-cell office:value-type="float" office:value="0.025431" calcext:value-type="float">
            <text:p>0.025431</text:p>
          </table:table-cell>
        </table:table-row>
        <table:table-row table:style-name="ro1">
          <table:table-cell office:value-type="float" office:value="0.010996" calcext:value-type="float">
            <text:p>0.010996</text:p>
          </table:table-cell>
          <table:table-cell office:value-type="float" office:value="0.017428" calcext:value-type="float">
            <text:p>0.017428</text:p>
          </table:table-cell>
          <table:table-cell office:value-type="float" office:value="0.025323" calcext:value-type="float">
            <text:p>0.025323</text:p>
          </table:table-cell>
        </table:table-row>
        <table:table-row table:style-name="ro1">
          <table:table-cell office:value-type="float" office:value="0.011779" calcext:value-type="float">
            <text:p>0.011779</text:p>
          </table:table-cell>
          <table:table-cell office:value-type="float" office:value="0.019059" calcext:value-type="float">
            <text:p>0.019059</text:p>
          </table:table-cell>
          <table:table-cell office:value-type="float" office:value="0.030628" calcext:value-type="float">
            <text:p>0.030628</text:p>
          </table:table-cell>
        </table:table-row>
        <table:table-row table:style-name="ro1">
          <table:table-cell office:value-type="float" office:value="0.013751" calcext:value-type="float">
            <text:p>0.013751</text:p>
          </table:table-cell>
          <table:table-cell office:value-type="float" office:value="0.015866" calcext:value-type="float">
            <text:p>0.015866</text:p>
          </table:table-cell>
          <table:table-cell office:value-type="float" office:value="0.029131" calcext:value-type="float">
            <text:p>0.029131</text:p>
          </table:table-cell>
        </table:table-row>
        <table:table-row table:style-name="ro1">
          <table:table-cell office:value-type="float" office:value="0.012629" calcext:value-type="float">
            <text:p>0.012629</text:p>
          </table:table-cell>
          <table:table-cell office:value-type="float" office:value="0.020235" calcext:value-type="float">
            <text:p>0.020235</text:p>
          </table:table-cell>
          <table:table-cell office:value-type="float" office:value="0.030638" calcext:value-type="float">
            <text:p>0.030638</text:p>
          </table:table-cell>
        </table:table-row>
        <table:table-row table:style-name="ro1">
          <table:table-cell office:value-type="float" office:value="0.014577" calcext:value-type="float">
            <text:p>0.014577</text:p>
          </table:table-cell>
          <table:table-cell office:value-type="float" office:value="0.018908" calcext:value-type="float">
            <text:p>0.018908</text:p>
          </table:table-cell>
          <table:table-cell office:value-type="float" office:value="0.027571" calcext:value-type="float">
            <text:p>0.027571</text:p>
          </table:table-cell>
        </table:table-row>
        <table:table-row table:style-name="ro1">
          <table:table-cell office:value-type="float" office:value="0.012532" calcext:value-type="float">
            <text:p>0.012532</text:p>
          </table:table-cell>
          <table:table-cell office:value-type="float" office:value="0.016301" calcext:value-type="float">
            <text:p>0.016301</text:p>
          </table:table-cell>
          <table:table-cell office:value-type="float" office:value="0.025603" calcext:value-type="float">
            <text:p>0.025603</text:p>
          </table:table-cell>
        </table:table-row>
        <table:table-row table:style-name="ro1">
          <table:table-cell office:value-type="float" office:value="0.008743" calcext:value-type="float">
            <text:p>0.008743</text:p>
          </table:table-cell>
          <table:table-cell office:value-type="float" office:value="0.018557" calcext:value-type="float">
            <text:p>0.018557</text:p>
          </table:table-cell>
          <table:table-cell office:value-type="float" office:value="0.026521" calcext:value-type="float">
            <text:p>0.026521</text:p>
          </table:table-cell>
        </table:table-row>
        <table:table-row table:style-name="ro1">
          <table:table-cell office:value-type="float" office:value="0.00947" calcext:value-type="float">
            <text:p>0.00947</text:p>
          </table:table-cell>
          <table:table-cell office:value-type="float" office:value="0.017794" calcext:value-type="float">
            <text:p>0.017794</text:p>
          </table:table-cell>
          <table:table-cell office:value-type="float" office:value="0.028359" calcext:value-type="float">
            <text:p>0.028359</text:p>
          </table:table-cell>
        </table:table-row>
        <table:table-row table:style-name="ro1">
          <table:table-cell office:value-type="float" office:value="0.013061" calcext:value-type="float">
            <text:p>0.013061</text:p>
          </table:table-cell>
          <table:table-cell office:value-type="float" office:value="0.019193" calcext:value-type="float">
            <text:p>0.019193</text:p>
          </table:table-cell>
          <table:table-cell office:value-type="float" office:value="0.029821" calcext:value-type="float">
            <text:p>0.029821</text:p>
          </table:table-cell>
        </table:table-row>
        <table:table-row table:style-name="ro1">
          <table:table-cell office:value-type="float" office:value="0.012451" calcext:value-type="float">
            <text:p>0.012451</text:p>
          </table:table-cell>
          <table:table-cell office:value-type="float" office:value="0.01933" calcext:value-type="float">
            <text:p>0.01933</text:p>
          </table:table-cell>
          <table:table-cell office:value-type="float" office:value="0.027389" calcext:value-type="float">
            <text:p>0.027389</text:p>
          </table:table-cell>
        </table:table-row>
        <table:table-row table:style-name="ro1">
          <table:table-cell office:value-type="float" office:value="0.013224" calcext:value-type="float">
            <text:p>0.013224</text:p>
          </table:table-cell>
          <table:table-cell office:value-type="float" office:value="0.020233" calcext:value-type="float">
            <text:p>0.020233</text:p>
          </table:table-cell>
          <table:table-cell office:value-type="float" office:value="0.025937" calcext:value-type="float">
            <text:p>0.025937</text:p>
          </table:table-cell>
        </table:table-row>
        <table:table-row table:style-name="ro1">
          <table:table-cell office:value-type="float" office:value="0.012367" calcext:value-type="float">
            <text:p>0.012367</text:p>
          </table:table-cell>
          <table:table-cell office:value-type="float" office:value="0.020534" calcext:value-type="float">
            <text:p>0.020534</text:p>
          </table:table-cell>
          <table:table-cell office:value-type="float" office:value="0.027153" calcext:value-type="float">
            <text:p>0.027153</text:p>
          </table:table-cell>
        </table:table-row>
        <table:table-row table:style-name="ro1">
          <table:table-cell office:value-type="float" office:value="0.011532" calcext:value-type="float">
            <text:p>0.011532</text:p>
          </table:table-cell>
          <table:table-cell office:value-type="float" office:value="0.015927" calcext:value-type="float">
            <text:p>0.015927</text:p>
          </table:table-cell>
          <table:table-cell office:value-type="float" office:value="0.023389" calcext:value-type="float">
            <text:p>0.023389</text:p>
          </table:table-cell>
        </table:table-row>
        <table:table-row table:style-name="ro1">
          <table:table-cell office:value-type="float" office:value="0.012436" calcext:value-type="float">
            <text:p>0.012436</text:p>
          </table:table-cell>
          <table:table-cell office:value-type="float" office:value="0.018422" calcext:value-type="float">
            <text:p>0.018422</text:p>
          </table:table-cell>
          <table:table-cell office:value-type="float" office:value="0.024521" calcext:value-type="float">
            <text:p>0.024521</text:p>
          </table:table-cell>
        </table:table-row>
        <table:table-row table:style-name="ro1">
          <table:table-cell office:value-type="float" office:value="0.012781" calcext:value-type="float">
            <text:p>0.012781</text:p>
          </table:table-cell>
          <table:table-cell office:value-type="float" office:value="0.017093" calcext:value-type="float">
            <text:p>0.017093</text:p>
          </table:table-cell>
          <table:table-cell office:value-type="float" office:value="0.027719" calcext:value-type="float">
            <text:p>0.027719</text:p>
          </table:table-cell>
        </table:table-row>
        <table:table-row table:style-name="ro1">
          <table:table-cell office:value-type="float" office:value="0.010337" calcext:value-type="float">
            <text:p>0.010337</text:p>
          </table:table-cell>
          <table:table-cell office:value-type="float" office:value="0.01889" calcext:value-type="float">
            <text:p>0.01889</text:p>
          </table:table-cell>
          <table:table-cell office:value-type="float" office:value="0.0313" calcext:value-type="float">
            <text:p>0.0313</text:p>
          </table:table-cell>
        </table:table-row>
        <table:table-row table:style-name="ro1">
          <table:table-cell office:value-type="float" office:value="0.014422" calcext:value-type="float">
            <text:p>0.014422</text:p>
          </table:table-cell>
          <table:table-cell office:value-type="float" office:value="0.018808" calcext:value-type="float">
            <text:p>0.018808</text:p>
          </table:table-cell>
          <table:table-cell office:value-type="float" office:value="0.025307" calcext:value-type="float">
            <text:p>0.025307</text:p>
          </table:table-cell>
        </table:table-row>
        <table:table-row table:style-name="ro1">
          <table:table-cell office:value-type="float" office:value="0.013427" calcext:value-type="float">
            <text:p>0.013427</text:p>
          </table:table-cell>
          <table:table-cell office:value-type="float" office:value="0.017566" calcext:value-type="float">
            <text:p>0.017566</text:p>
          </table:table-cell>
          <table:table-cell office:value-type="float" office:value="0.030237" calcext:value-type="float">
            <text:p>0.030237</text:p>
          </table:table-cell>
        </table:table-row>
        <table:table-row table:style-name="ro1">
          <table:table-cell office:value-type="float" office:value="0.011089" calcext:value-type="float">
            <text:p>0.011089</text:p>
          </table:table-cell>
          <table:table-cell office:value-type="float" office:value="0.020559" calcext:value-type="float">
            <text:p>0.020559</text:p>
          </table:table-cell>
          <table:table-cell office:value-type="float" office:value="0.026001" calcext:value-type="float">
            <text:p>0.026001</text:p>
          </table:table-cell>
        </table:table-row>
        <table:table-row table:style-name="ro1">
          <table:table-cell office:value-type="float" office:value="0.013195" calcext:value-type="float">
            <text:p>0.013195</text:p>
          </table:table-cell>
          <table:table-cell office:value-type="float" office:value="0.01748" calcext:value-type="float">
            <text:p>0.01748</text:p>
          </table:table-cell>
          <table:table-cell office:value-type="float" office:value="0.025566" calcext:value-type="float">
            <text:p>0.025566</text:p>
          </table:table-cell>
        </table:table-row>
        <table:table-row table:style-name="ro1">
          <table:table-cell office:value-type="float" office:value="0.011746" calcext:value-type="float">
            <text:p>0.011746</text:p>
          </table:table-cell>
          <table:table-cell office:value-type="float" office:value="0.017241" calcext:value-type="float">
            <text:p>0.017241</text:p>
          </table:table-cell>
          <table:table-cell office:value-type="float" office:value="0.025255" calcext:value-type="float">
            <text:p>0.025255</text:p>
          </table:table-cell>
        </table:table-row>
        <table:table-row table:style-name="ro1">
          <table:table-cell office:value-type="float" office:value="0.012583" calcext:value-type="float">
            <text:p>0.012583</text:p>
          </table:table-cell>
          <table:table-cell office:value-type="float" office:value="0.01455" calcext:value-type="float">
            <text:p>0.01455</text:p>
          </table:table-cell>
          <table:table-cell office:value-type="float" office:value="0.029223" calcext:value-type="float">
            <text:p>0.029223</text:p>
          </table:table-cell>
        </table:table-row>
        <table:table-row table:style-name="ro1">
          <table:table-cell office:value-type="float" office:value="0.013713" calcext:value-type="float">
            <text:p>0.013713</text:p>
          </table:table-cell>
          <table:table-cell office:value-type="float" office:value="0.018249" calcext:value-type="float">
            <text:p>0.018249</text:p>
          </table:table-cell>
          <table:table-cell office:value-type="float" office:value="0.03095" calcext:value-type="float">
            <text:p>0.03095</text:p>
          </table:table-cell>
        </table:table-row>
        <table:table-row table:style-name="ro1">
          <table:table-cell office:value-type="float" office:value="0.010601" calcext:value-type="float">
            <text:p>0.010601</text:p>
          </table:table-cell>
          <table:table-cell office:value-type="float" office:value="0.017052" calcext:value-type="float">
            <text:p>0.017052</text:p>
          </table:table-cell>
          <table:table-cell office:value-type="float" office:value="0.02537" calcext:value-type="float">
            <text:p>0.02537</text:p>
          </table:table-cell>
        </table:table-row>
        <table:table-row table:style-name="ro1">
          <table:table-cell office:value-type="float" office:value="0.009318" calcext:value-type="float">
            <text:p>0.009318</text:p>
          </table:table-cell>
          <table:table-cell office:value-type="float" office:value="0.018478" calcext:value-type="float">
            <text:p>0.018478</text:p>
          </table:table-cell>
          <table:table-cell office:value-type="float" office:value="0.0279" calcext:value-type="float">
            <text:p>0.0279</text:p>
          </table:table-cell>
        </table:table-row>
        <table:table-row table:style-name="ro1">
          <table:table-cell office:value-type="float" office:value="0.010541" calcext:value-type="float">
            <text:p>0.010541</text:p>
          </table:table-cell>
          <table:table-cell office:value-type="float" office:value="0.017669" calcext:value-type="float">
            <text:p>0.017669</text:p>
          </table:table-cell>
          <table:table-cell office:value-type="float" office:value="0.025294" calcext:value-type="float">
            <text:p>0.025294</text:p>
          </table:table-cell>
        </table:table-row>
        <table:table-row table:style-name="ro1">
          <table:table-cell office:value-type="float" office:value="0.010377" calcext:value-type="float">
            <text:p>0.010377</text:p>
          </table:table-cell>
          <table:table-cell office:value-type="float" office:value="0.015886" calcext:value-type="float">
            <text:p>0.015886</text:p>
          </table:table-cell>
          <table:table-cell office:value-type="float" office:value="0.027641" calcext:value-type="float">
            <text:p>0.027641</text:p>
          </table:table-cell>
        </table:table-row>
        <table:table-row table:style-name="ro1">
          <table:table-cell office:value-type="float" office:value="0.009097" calcext:value-type="float">
            <text:p>0.009097</text:p>
          </table:table-cell>
          <table:table-cell office:value-type="float" office:value="0.016548" calcext:value-type="float">
            <text:p>0.016548</text:p>
          </table:table-cell>
          <table:table-cell office:value-type="float" office:value="0.029661" calcext:value-type="float">
            <text:p>0.029661</text:p>
          </table:table-cell>
        </table:table-row>
      </table:table>
      <table:table table:name="4_wolf_to_pi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</table:table-row>
        <table:table-row table:style-name="ro1">
          <table:table-cell office:value-type="float" office:value="0.003203" calcext:value-type="float">
            <text:p>0.003203</text:p>
          </table:table-cell>
          <table:table-cell office:value-type="float" office:value="0.003823" calcext:value-type="float">
            <text:p>0.003823</text:p>
          </table:table-cell>
          <table:table-cell office:value-type="float" office:value="0.00578" calcext:value-type="float">
            <text:p>0.00578</text:p>
          </table:table-cell>
        </table:table-row>
        <table:table-row table:style-name="ro1">
          <table:table-cell office:value-type="float" office:value="0.001975" calcext:value-type="float">
            <text:p>0.001975</text:p>
          </table:table-cell>
          <table:table-cell office:value-type="float" office:value="0.003655" calcext:value-type="float">
            <text:p>0.003655</text:p>
          </table:table-cell>
          <table:table-cell office:value-type="float" office:value="0.006009" calcext:value-type="float">
            <text:p>0.006009</text:p>
          </table:table-cell>
        </table:table-row>
        <table:table-row table:style-name="ro1">
          <table:table-cell office:value-type="float" office:value="0.001987" calcext:value-type="float">
            <text:p>0.001987</text:p>
          </table:table-cell>
          <table:table-cell office:value-type="float" office:value="0.002877" calcext:value-type="float">
            <text:p>0.002877</text:p>
          </table:table-cell>
          <table:table-cell office:value-type="float" office:value="0.007801" calcext:value-type="float">
            <text:p>0.007801</text:p>
          </table:table-cell>
        </table:table-row>
        <table:table-row table:style-name="ro1">
          <table:table-cell office:value-type="float" office:value="0.002481" calcext:value-type="float">
            <text:p>0.002481</text:p>
          </table:table-cell>
          <table:table-cell office:value-type="float" office:value="0.002522" calcext:value-type="float">
            <text:p>0.002522</text:p>
          </table:table-cell>
          <table:table-cell office:value-type="float" office:value="0.007831" calcext:value-type="float">
            <text:p>0.007831</text:p>
          </table:table-cell>
        </table:table-row>
        <table:table-row table:style-name="ro1">
          <table:table-cell office:value-type="float" office:value="0.002468" calcext:value-type="float">
            <text:p>0.002468</text:p>
          </table:table-cell>
          <table:table-cell office:value-type="float" office:value="0.002503" calcext:value-type="float">
            <text:p>0.002503</text:p>
          </table:table-cell>
          <table:table-cell office:value-type="float" office:value="0.008012" calcext:value-type="float">
            <text:p>0.008012</text:p>
          </table:table-cell>
        </table:table-row>
        <table:table-row table:style-name="ro1">
          <table:table-cell office:value-type="float" office:value="0.002462" calcext:value-type="float">
            <text:p>0.002462</text:p>
          </table:table-cell>
          <table:table-cell office:value-type="float" office:value="0.002549" calcext:value-type="float">
            <text:p>0.002549</text:p>
          </table:table-cell>
          <table:table-cell office:value-type="float" office:value="0.00787" calcext:value-type="float">
            <text:p>0.00787</text:p>
          </table:table-cell>
        </table:table-row>
        <table:table-row table:style-name="ro1">
          <table:table-cell office:value-type="float" office:value="0.002477" calcext:value-type="float">
            <text:p>0.002477</text:p>
          </table:table-cell>
          <table:table-cell office:value-type="float" office:value="0.00254" calcext:value-type="float">
            <text:p>0.00254</text:p>
          </table:table-cell>
          <table:table-cell office:value-type="float" office:value="0.007874" calcext:value-type="float">
            <text:p>0.007874</text:p>
          </table:table-cell>
        </table:table-row>
        <table:table-row table:style-name="ro1">
          <table:table-cell office:value-type="float" office:value="0.001928" calcext:value-type="float">
            <text:p>0.001928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006438" calcext:value-type="float">
            <text:p>0.006438</text:p>
          </table:table-cell>
        </table:table-row>
        <table:table-row table:style-name="ro1">
          <table:table-cell office:value-type="float" office:value="0.001989" calcext:value-type="float">
            <text:p>0.001989</text:p>
          </table:table-cell>
          <table:table-cell office:value-type="float" office:value="0.003953" calcext:value-type="float">
            <text:p>0.003953</text:p>
          </table:table-cell>
          <table:table-cell office:value-type="float" office:value="0.006531" calcext:value-type="float">
            <text:p>0.006531</text:p>
          </table:table-cell>
        </table:table-row>
        <table:table-row table:style-name="ro1">
          <table:table-cell office:value-type="float" office:value="0.002013" calcext:value-type="float">
            <text:p>0.002013</text:p>
          </table:table-cell>
          <table:table-cell office:value-type="float" office:value="0.003304" calcext:value-type="float">
            <text:p>0.003304</text:p>
          </table:table-cell>
          <table:table-cell office:value-type="float" office:value="0.006232" calcext:value-type="float">
            <text:p>0.006232</text:p>
          </table:table-cell>
        </table:table-row>
        <table:table-row table:style-name="ro1">
          <table:table-cell office:value-type="float" office:value="0.002013" calcext:value-type="float">
            <text:p>0.002013</text:p>
          </table:table-cell>
          <table:table-cell office:value-type="float" office:value="0.00331" calcext:value-type="float">
            <text:p>0.00331</text:p>
          </table:table-cell>
          <table:table-cell office:value-type="float" office:value="0.006221" calcext:value-type="float">
            <text:p>0.006221</text:p>
          </table:table-cell>
        </table:table-row>
        <table:table-row table:style-name="ro1">
          <table:table-cell office:value-type="float" office:value="0.001984" calcext:value-type="float">
            <text:p>0.001984</text:p>
          </table:table-cell>
          <table:table-cell office:value-type="float" office:value="0.003327" calcext:value-type="float">
            <text:p>0.003327</text:p>
          </table:table-cell>
          <table:table-cell office:value-type="float" office:value="0.006229" calcext:value-type="float">
            <text:p>0.006229</text:p>
          </table:table-cell>
        </table:table-row>
        <table:table-row table:style-name="ro1">
          <table:table-cell office:value-type="float" office:value="0.001976" calcext:value-type="float">
            <text:p>0.001976</text:p>
          </table:table-cell>
          <table:table-cell office:value-type="float" office:value="0.003639" calcext:value-type="float">
            <text:p>0.003639</text:p>
          </table:table-cell>
          <table:table-cell office:value-type="float" office:value="0.006505" calcext:value-type="float">
            <text:p>0.006505</text:p>
          </table:table-cell>
        </table:table-row>
        <table:table-row table:style-name="ro1">
          <table:table-cell office:value-type="float" office:value="0.001862" calcext:value-type="float">
            <text:p>0.001862</text:p>
          </table:table-cell>
          <table:table-cell office:value-type="float" office:value="0.003618" calcext:value-type="float">
            <text:p>0.003618</text:p>
          </table:table-cell>
          <table:table-cell office:value-type="float" office:value="0.006539" calcext:value-type="float">
            <text:p>0.006539</text:p>
          </table:table-cell>
        </table:table-row>
        <table:table-row table:style-name="ro1">
          <table:table-cell office:value-type="float" office:value="0.001872" calcext:value-type="float">
            <text:p>0.001872</text:p>
          </table:table-cell>
          <table:table-cell office:value-type="float" office:value="0.003635" calcext:value-type="float">
            <text:p>0.003635</text:p>
          </table:table-cell>
          <table:table-cell office:value-type="float" office:value="0.006511" calcext:value-type="float">
            <text:p>0.006511</text:p>
          </table:table-cell>
        </table:table-row>
        <table:table-row table:style-name="ro1">
          <table:table-cell office:value-type="float" office:value="0.001886" calcext:value-type="float">
            <text:p>0.001886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6031" calcext:value-type="float">
            <text:p>0.006031</text:p>
          </table:table-cell>
        </table:table-row>
        <table:table-row table:style-name="ro1">
          <table:table-cell office:value-type="float" office:value="0.001984" calcext:value-type="float">
            <text:p>0.001984</text:p>
          </table:table-cell>
          <table:table-cell office:value-type="float" office:value="0.002849" calcext:value-type="float">
            <text:p>0.002849</text:p>
          </table:table-cell>
          <table:table-cell office:value-type="float" office:value="0.00784" calcext:value-type="float">
            <text:p>0.00784</text:p>
          </table:table-cell>
        </table:table-row>
        <table:table-row table:style-name="ro1">
          <table:table-cell office:value-type="float" office:value="0.002436" calcext:value-type="float">
            <text:p>0.002436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.00797" calcext:value-type="float">
            <text:p>0.00797</text:p>
          </table:table-cell>
        </table:table-row>
        <table:table-row table:style-name="ro1">
          <table:table-cell office:value-type="float" office:value="0.002449" calcext:value-type="float">
            <text:p>0.002449</text:p>
          </table:table-cell>
          <table:table-cell office:value-type="float" office:value="0.002519" calcext:value-type="float">
            <text:p>0.002519</text:p>
          </table:table-cell>
          <table:table-cell office:value-type="float" office:value="0.007836" calcext:value-type="float">
            <text:p>0.007836</text:p>
          </table:table-cell>
        </table:table-row>
        <table:table-row table:style-name="ro1">
          <table:table-cell office:value-type="float" office:value="0.002457" calcext:value-type="float">
            <text:p>0.002457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007865" calcext:value-type="float">
            <text:p>0.007865</text:p>
          </table:table-cell>
        </table:table-row>
        <table:table-row table:style-name="ro1">
          <table:table-cell office:value-type="float" office:value="0.002505" calcext:value-type="float">
            <text:p>0.002505</text:p>
          </table:table-cell>
          <table:table-cell office:value-type="float" office:value="0.00251" calcext:value-type="float">
            <text:p>0.00251</text:p>
          </table:table-cell>
          <table:table-cell office:value-type="float" office:value="0.007873" calcext:value-type="float">
            <text:p>0.007873</text:p>
          </table:table-cell>
        </table:table-row>
        <table:table-row table:style-name="ro1">
          <table:table-cell office:value-type="float" office:value="0.002025" calcext:value-type="float">
            <text:p>0.002025</text:p>
          </table:table-cell>
          <table:table-cell office:value-type="float" office:value="0.002513" calcext:value-type="float">
            <text:p>0.002513</text:p>
          </table:table-cell>
          <table:table-cell office:value-type="float" office:value="0.006378" calcext:value-type="float">
            <text:p>0.006378</text:p>
          </table:table-cell>
        </table:table-row>
        <table:table-row table:style-name="ro1">
          <table:table-cell office:value-type="float" office:value="0.002008" calcext:value-type="float">
            <text:p>0.002008</text:p>
          </table:table-cell>
          <table:table-cell office:value-type="float" office:value="0.003919" calcext:value-type="float">
            <text:p>0.003919</text:p>
          </table:table-cell>
          <table:table-cell office:value-type="float" office:value="0.006617" calcext:value-type="float">
            <text:p>0.006617</text:p>
          </table:table-cell>
        </table:table-row>
        <table:table-row table:style-name="ro1">
          <table:table-cell office:value-type="float" office:value="0.001996" calcext:value-type="float">
            <text:p>0.001996</text:p>
          </table:table-cell>
          <table:table-cell office:value-type="float" office:value="0.0033" calcext:value-type="float">
            <text:p>0.0033</text:p>
          </table:table-cell>
          <table:table-cell office:value-type="float" office:value="0.006146" calcext:value-type="float">
            <text:p>0.006146</text:p>
          </table:table-cell>
        </table:table-row>
        <table:table-row table:style-name="ro1">
          <table:table-cell office:value-type="float" office:value="0.001998" calcext:value-type="float">
            <text:p>0.001998</text:p>
          </table:table-cell>
          <table:table-cell office:value-type="float" office:value="0.00329" calcext:value-type="float">
            <text:p>0.00329</text:p>
          </table:table-cell>
          <table:table-cell office:value-type="float" office:value="0.00616" calcext:value-type="float">
            <text:p>0.00616</text:p>
          </table:table-cell>
        </table:table-row>
        <table:table-row table:style-name="ro1">
          <table:table-cell office:value-type="float" office:value="0.002004" calcext:value-type="float">
            <text:p>0.002004</text:p>
          </table:table-cell>
          <table:table-cell office:value-type="float" office:value="0.00332" calcext:value-type="float">
            <text:p>0.00332</text:p>
          </table:table-cell>
          <table:table-cell office:value-type="float" office:value="0.006258" calcext:value-type="float">
            <text:p>0.006258</text:p>
          </table:table-cell>
        </table:table-row>
        <table:table-row table:style-name="ro1">
          <table:table-cell office:value-type="float" office:value="0.001971" calcext:value-type="float">
            <text:p>0.001971</text:p>
          </table:table-cell>
          <table:table-cell office:value-type="float" office:value="0.003609" calcext:value-type="float">
            <text:p>0.003609</text:p>
          </table:table-cell>
          <table:table-cell office:value-type="float" office:value="0.006499" calcext:value-type="float">
            <text:p>0.006499</text:p>
          </table:table-cell>
        </table:table-row>
        <table:table-row table:style-name="ro1">
          <table:table-cell office:value-type="float" office:value="0.00187" calcext:value-type="float">
            <text:p>0.00187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6464" calcext:value-type="float">
            <text:p>0.006464</text:p>
          </table:table-cell>
        </table:table-row>
        <table:table-row table:style-name="ro1">
          <table:table-cell office:value-type="float" office:value="0.001887" calcext:value-type="float">
            <text:p>0.001887</text:p>
          </table:table-cell>
          <table:table-cell office:value-type="float" office:value="0.00361" calcext:value-type="float">
            <text:p>0.00361</text:p>
          </table:table-cell>
          <table:table-cell office:value-type="float" office:value="0.006575" calcext:value-type="float">
            <text:p>0.006575</text:p>
          </table:table-cell>
        </table:table-row>
        <table:table-row table:style-name="ro1">
          <table:table-cell office:value-type="float" office:value="0.001885" calcext:value-type="float">
            <text:p>0.001885</text:p>
          </table:table-cell>
          <table:table-cell office:value-type="float" office:value="0.003612" calcext:value-type="float">
            <text:p>0.003612</text:p>
          </table:table-cell>
          <table:table-cell office:value-type="float" office:value="0.006239" calcext:value-type="float">
            <text:p>0.006239</text:p>
          </table:table-cell>
        </table:table-row>
        <table:table-row table:style-name="ro1">
          <table:table-cell office:value-type="float" office:value="0.001984" calcext:value-type="float">
            <text:p>0.001984</text:p>
          </table:table-cell>
          <table:table-cell office:value-type="float" office:value="0.00287" calcext:value-type="float">
            <text:p>0.00287</text:p>
          </table:table-cell>
          <table:table-cell office:value-type="float" office:value="0.007853" calcext:value-type="float">
            <text:p>0.007853</text:p>
          </table:table-cell>
        </table:table-row>
        <table:table-row table:style-name="ro1">
          <table:table-cell office:value-type="float" office:value="0.002443" calcext:value-type="float">
            <text:p>0.002443</text:p>
          </table:table-cell>
          <table:table-cell office:value-type="float" office:value="0.002493" calcext:value-type="float">
            <text:p>0.002493</text:p>
          </table:table-cell>
          <table:table-cell office:value-type="float" office:value="0.007846" calcext:value-type="float">
            <text:p>0.007846</text:p>
          </table:table-cell>
        </table:table-row>
        <table:table-row table:style-name="ro1">
          <table:table-cell office:value-type="float" office:value="0.002474" calcext:value-type="float">
            <text:p>0.002474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7895" calcext:value-type="float">
            <text:p>0.007895</text:p>
          </table:table-cell>
        </table:table-row>
        <table:table-row table:style-name="ro1">
          <table:table-cell office:value-type="float" office:value="0.002487" calcext:value-type="float">
            <text:p>0.002487</text:p>
          </table:table-cell>
          <table:table-cell office:value-type="float" office:value="0.002494" calcext:value-type="float">
            <text:p>0.002494</text:p>
          </table:table-cell>
          <table:table-cell office:value-type="float" office:value="0.007842" calcext:value-type="float">
            <text:p>0.007842</text:p>
          </table:table-cell>
        </table:table-row>
        <table:table-row table:style-name="ro1">
          <table:table-cell office:value-type="float" office:value="0.00251" calcext:value-type="float">
            <text:p>0.00251</text:p>
          </table:table-cell>
          <table:table-cell office:value-type="float" office:value="0.002522" calcext:value-type="float">
            <text:p>0.002522</text:p>
          </table:table-cell>
          <table:table-cell office:value-type="float" office:value="0.007971" calcext:value-type="float">
            <text:p>0.007971</text:p>
          </table:table-cell>
        </table:table-row>
        <table:table-row table:style-name="ro1">
          <table:table-cell office:value-type="float" office:value="0.00246" calcext:value-type="float">
            <text:p>0.00246</text:p>
          </table:table-cell>
          <table:table-cell office:value-type="float" office:value="0.002491" calcext:value-type="float">
            <text:p>0.002491</text:p>
          </table:table-cell>
          <table:table-cell office:value-type="float" office:value="0.007875" calcext:value-type="float">
            <text:p>0.007875</text:p>
          </table:table-cell>
        </table:table-row>
        <table:table-row table:style-name="ro1">
          <table:table-cell office:value-type="float" office:value="0.002452" calcext:value-type="float">
            <text:p>0.002452</text:p>
          </table:table-cell>
          <table:table-cell office:value-type="float" office:value="0.002511" calcext:value-type="float">
            <text:p>0.002511</text:p>
          </table:table-cell>
          <table:table-cell office:value-type="float" office:value="0.007946" calcext:value-type="float">
            <text:p>0.007946</text:p>
          </table:table-cell>
        </table:table-row>
        <table:table-row table:style-name="ro1">
          <table:table-cell office:value-type="float" office:value="0.002077" calcext:value-type="float">
            <text:p>0.002077</text:p>
          </table:table-cell>
          <table:table-cell office:value-type="float" office:value="0.00252" calcext:value-type="float">
            <text:p>0.00252</text:p>
          </table:table-cell>
          <table:table-cell office:value-type="float" office:value="0.006353" calcext:value-type="float">
            <text:p>0.006353</text:p>
          </table:table-cell>
        </table:table-row>
        <table:table-row table:style-name="ro1">
          <table:table-cell office:value-type="float" office:value="0.002021" calcext:value-type="float">
            <text:p>0.002021</text:p>
          </table:table-cell>
          <table:table-cell office:value-type="float" office:value="0.004018" calcext:value-type="float">
            <text:p>0.004018</text:p>
          </table:table-cell>
          <table:table-cell office:value-type="float" office:value="0.006767" calcext:value-type="float">
            <text:p>0.006767</text:p>
          </table:table-cell>
        </table:table-row>
        <table:table-row table:style-name="ro1">
          <table:table-cell office:value-type="float" office:value="0.001988" calcext:value-type="float">
            <text:p>0.001988</text:p>
          </table:table-cell>
          <table:table-cell office:value-type="float" office:value="0.003339" calcext:value-type="float">
            <text:p>0.003339</text:p>
          </table:table-cell>
          <table:table-cell office:value-type="float" office:value="0.006147" calcext:value-type="float">
            <text:p>0.006147</text:p>
          </table:table-cell>
        </table:table-row>
        <table:table-row table:style-name="ro1">
          <table:table-cell office:value-type="float" office:value="0.001995" calcext:value-type="float">
            <text:p>0.001995</text:p>
          </table:table-cell>
          <table:table-cell office:value-type="float" office:value="0.003293" calcext:value-type="float">
            <text:p>0.003293</text:p>
          </table:table-cell>
          <table:table-cell office:value-type="float" office:value="0.006118" calcext:value-type="float">
            <text:p>0.006118</text:p>
          </table:table-cell>
        </table:table-row>
        <table:table-row table:style-name="ro1">
          <table:table-cell office:value-type="float" office:value="0.002012" calcext:value-type="float">
            <text:p>0.002012</text:p>
          </table:table-cell>
          <table:table-cell office:value-type="float" office:value="0.00364" calcext:value-type="float">
            <text:p>0.00364</text:p>
          </table:table-cell>
          <table:table-cell office:value-type="float" office:value="0.00637" calcext:value-type="float">
            <text:p>0.00637</text:p>
          </table:table-cell>
        </table:table-row>
        <table:table-row table:style-name="ro1">
          <table:table-cell office:value-type="float" office:value="0.00187" calcext:value-type="float">
            <text:p>0.00187</text:p>
          </table:table-cell>
          <table:table-cell office:value-type="float" office:value="0.003641" calcext:value-type="float">
            <text:p>0.003641</text:p>
          </table:table-cell>
          <table:table-cell office:value-type="float" office:value="0.006485" calcext:value-type="float">
            <text:p>0.006485</text:p>
          </table:table-cell>
        </table:table-row>
        <table:table-row table:style-name="ro1">
          <table:table-cell office:value-type="float" office:value="0.001847" calcext:value-type="float">
            <text:p>0.001847</text:p>
          </table:table-cell>
          <table:table-cell office:value-type="float" office:value="0.003606" calcext:value-type="float">
            <text:p>0.003606</text:p>
          </table:table-cell>
          <table:table-cell office:value-type="float" office:value="0.006149" calcext:value-type="float">
            <text:p>0.006149</text:p>
          </table:table-cell>
        </table:table-row>
        <table:table-row table:style-name="ro1">
          <table:table-cell office:value-type="float" office:value="0.001984" calcext:value-type="float">
            <text:p>0.001984</text:p>
          </table:table-cell>
          <table:table-cell office:value-type="float" office:value="0.002679" calcext:value-type="float">
            <text:p>0.002679</text:p>
          </table:table-cell>
          <table:table-cell office:value-type="float" office:value="0.007849" calcext:value-type="float">
            <text:p>0.007849</text:p>
          </table:table-cell>
        </table:table-row>
        <table:table-row table:style-name="ro1">
          <table:table-cell office:value-type="float" office:value="0.002424" calcext:value-type="float">
            <text:p>0.002424</text:p>
          </table:table-cell>
          <table:table-cell office:value-type="float" office:value="0.002511" calcext:value-type="float">
            <text:p>0.002511</text:p>
          </table:table-cell>
          <table:table-cell office:value-type="float" office:value="0.007836" calcext:value-type="float">
            <text:p>0.007836</text:p>
          </table:table-cell>
        </table:table-row>
        <table:table-row table:style-name="ro1">
          <table:table-cell office:value-type="float" office:value="0.002478" calcext:value-type="float">
            <text:p>0.002478</text:p>
          </table:table-cell>
          <table:table-cell office:value-type="float" office:value="0.002495" calcext:value-type="float">
            <text:p>0.002495</text:p>
          </table:table-cell>
          <table:table-cell office:value-type="float" office:value="0.00792" calcext:value-type="float">
            <text:p>0.00792</text:p>
          </table:table-cell>
        </table:table-row>
        <table:table-row table:style-name="ro1">
          <table:table-cell office:value-type="float" office:value="0.002468" calcext:value-type="float">
            <text:p>0.002468</text:p>
          </table:table-cell>
          <table:table-cell office:value-type="float" office:value="0.002512" calcext:value-type="float">
            <text:p>0.002512</text:p>
          </table:table-cell>
          <table:table-cell office:value-type="float" office:value="0.007905" calcext:value-type="float">
            <text:p>0.007905</text:p>
          </table:table-cell>
        </table:table-row>
        <table:table-row table:style-name="ro1">
          <table:table-cell office:value-type="float" office:value="0.002028" calcext:value-type="float">
            <text:p>0.002028</text:p>
          </table:table-cell>
          <table:table-cell office:value-type="float" office:value="0.002505" calcext:value-type="float">
            <text:p>0.002505</text:p>
          </table:table-cell>
          <table:table-cell office:value-type="float" office:value="0.006372" calcext:value-type="float">
            <text:p>0.006372</text:p>
          </table:table-cell>
        </table:table-row>
        <table:table-row table:style-name="ro1">
          <table:table-cell office:value-type="float" office:value="0.001993" calcext:value-type="float">
            <text:p>0.001993</text:p>
          </table:table-cell>
          <table:table-cell office:value-type="float" office:value="0.003998" calcext:value-type="float">
            <text:p>0.003998</text:p>
          </table:table-cell>
          <table:table-cell office:value-type="float" office:value="0.006556" calcext:value-type="float">
            <text:p>0.006556</text:p>
          </table:table-cell>
        </table:table-row>
      </table:table>
      <table:table table:name="5_indigo_to_wolf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</table:table-row>
        <table:table-row table:style-name="ro1">
          <table:table-cell office:value-type="float" office:value="0.003217" calcext:value-type="float">
            <text:p>0.003217</text:p>
          </table:table-cell>
          <table:table-cell office:value-type="float" office:value="0.006413" calcext:value-type="float">
            <text:p>0.006413</text:p>
          </table:table-cell>
          <table:table-cell office:value-type="float" office:value="0.012444" calcext:value-type="float">
            <text:p>0.012444</text:p>
          </table:table-cell>
        </table:table-row>
        <table:table-row table:style-name="ro1">
          <table:table-cell office:value-type="float" office:value="0.001222" calcext:value-type="float">
            <text:p>0.001222</text:p>
          </table:table-cell>
          <table:table-cell office:value-type="float" office:value="0.006819" calcext:value-type="float">
            <text:p>0.006819</text:p>
          </table:table-cell>
          <table:table-cell office:value-type="float" office:value="0.013423" calcext:value-type="float">
            <text:p>0.013423</text:p>
          </table:table-cell>
        </table:table-row>
        <table:table-row table:style-name="ro1">
          <table:table-cell office:value-type="float" office:value="0.001634" calcext:value-type="float">
            <text:p>0.001634</text:p>
          </table:table-cell>
          <table:table-cell office:value-type="float" office:value="0.006841" calcext:value-type="float">
            <text:p>0.006841</text:p>
          </table:table-cell>
          <table:table-cell office:value-type="float" office:value="0.013107" calcext:value-type="float">
            <text:p>0.013107</text:p>
          </table:table-cell>
        </table:table-row>
        <table:table-row table:style-name="ro1">
          <table:table-cell office:value-type="float" office:value="0.002162" calcext:value-type="float">
            <text:p>0.002162</text:p>
          </table:table-cell>
          <table:table-cell office:value-type="float" office:value="0.004536" calcext:value-type="float">
            <text:p>0.004536</text:p>
          </table:table-cell>
          <table:table-cell office:value-type="float" office:value="0.014551" calcext:value-type="float">
            <text:p>0.014551</text:p>
          </table:table-cell>
        </table:table-row>
        <table:table-row table:style-name="ro1">
          <table:table-cell office:value-type="float" office:value="0.002193" calcext:value-type="float">
            <text:p>0.002193</text:p>
          </table:table-cell>
          <table:table-cell office:value-type="float" office:value="0.004501" calcext:value-type="float">
            <text:p>0.004501</text:p>
          </table:table-cell>
          <table:table-cell office:value-type="float" office:value="0.013771" calcext:value-type="float">
            <text:p>0.013771</text:p>
          </table:table-cell>
        </table:table-row>
        <table:table-row table:style-name="ro1">
          <table:table-cell office:value-type="float" office:value="0.002155" calcext:value-type="float">
            <text:p>0.002155</text:p>
          </table:table-cell>
          <table:table-cell office:value-type="float" office:value="0.00452" calcext:value-type="float">
            <text:p>0.00452</text:p>
          </table:table-cell>
          <table:table-cell office:value-type="float" office:value="0.013582" calcext:value-type="float">
            <text:p>0.013582</text:p>
          </table:table-cell>
        </table:table-row>
        <table:table-row table:style-name="ro1">
          <table:table-cell office:value-type="float" office:value="0.00219" calcext:value-type="float">
            <text:p>0.00219</text:p>
          </table:table-cell>
          <table:table-cell office:value-type="float" office:value="0.004515" calcext:value-type="float">
            <text:p>0.004515</text:p>
          </table:table-cell>
          <table:table-cell office:value-type="float" office:value="0.01464" calcext:value-type="float">
            <text:p>0.01464</text:p>
          </table:table-cell>
        </table:table-row>
        <table:table-row table:style-name="ro1">
          <table:table-cell office:value-type="float" office:value="0.002185" calcext:value-type="float">
            <text:p>0.002185</text:p>
          </table:table-cell>
          <table:table-cell office:value-type="float" office:value="0.004488" calcext:value-type="float">
            <text:p>0.004488</text:p>
          </table:table-cell>
          <table:table-cell office:value-type="float" office:value="0.013893" calcext:value-type="float">
            <text:p>0.013893</text:p>
          </table:table-cell>
        </table:table-row>
        <table:table-row table:style-name="ro1">
          <table:table-cell office:value-type="float" office:value="0.002175" calcext:value-type="float">
            <text:p>0.002175</text:p>
          </table:table-cell>
          <table:table-cell office:value-type="float" office:value="0.004555" calcext:value-type="float">
            <text:p>0.004555</text:p>
          </table:table-cell>
          <table:table-cell office:value-type="float" office:value="0.01345" calcext:value-type="float">
            <text:p>0.01345</text:p>
          </table:table-cell>
        </table:table-row>
        <table:table-row table:style-name="ro1">
          <table:table-cell office:value-type="float" office:value="0.002187" calcext:value-type="float">
            <text:p>0.002187</text:p>
          </table:table-cell>
          <table:table-cell office:value-type="float" office:value="0.004494" calcext:value-type="float">
            <text:p>0.004494</text:p>
          </table:table-cell>
          <table:table-cell office:value-type="float" office:value="0.014609" calcext:value-type="float">
            <text:p>0.014609</text:p>
          </table:table-cell>
        </table:table-row>
        <table:table-row table:style-name="ro1">
          <table:table-cell office:value-type="float" office:value="0.002185" calcext:value-type="float">
            <text:p>0.002185</text:p>
          </table:table-cell>
          <table:table-cell office:value-type="float" office:value="0.004521" calcext:value-type="float">
            <text:p>0.004521</text:p>
          </table:table-cell>
          <table:table-cell office:value-type="float" office:value="0.013938" calcext:value-type="float">
            <text:p>0.013938</text:p>
          </table:table-cell>
        </table:table-row>
        <table:table-row table:style-name="ro1">
          <table:table-cell office:value-type="float" office:value="0.002197" calcext:value-type="float">
            <text:p>0.002197</text:p>
          </table:table-cell>
          <table:table-cell office:value-type="float" office:value="0.004522" calcext:value-type="float">
            <text:p>0.004522</text:p>
          </table:table-cell>
          <table:table-cell office:value-type="float" office:value="0.013426" calcext:value-type="float">
            <text:p>0.013426</text:p>
          </table:table-cell>
        </table:table-row>
        <table:table-row table:style-name="ro1">
          <table:table-cell office:value-type="float" office:value="0.002177" calcext:value-type="float">
            <text:p>0.002177</text:p>
          </table:table-cell>
          <table:table-cell office:value-type="float" office:value="0.004577" calcext:value-type="float">
            <text:p>0.004577</text:p>
          </table:table-cell>
          <table:table-cell office:value-type="float" office:value="0.014532" calcext:value-type="float">
            <text:p>0.014532</text:p>
          </table:table-cell>
        </table:table-row>
        <table:table-row table:style-name="ro1">
          <table:table-cell office:value-type="float" office:value="0.0022" calcext:value-type="float">
            <text:p>0.0022</text:p>
          </table:table-cell>
          <table:table-cell office:value-type="float" office:value="0.004536" calcext:value-type="float">
            <text:p>0.004536</text:p>
          </table:table-cell>
          <table:table-cell office:value-type="float" office:value="0.013884" calcext:value-type="float">
            <text:p>0.013884</text:p>
          </table:table-cell>
        </table:table-row>
        <table:table-row table:style-name="ro1">
          <table:table-cell office:value-type="float" office:value="0.002192" calcext:value-type="float">
            <text:p>0.002192</text:p>
          </table:table-cell>
          <table:table-cell office:value-type="float" office:value="0.004529" calcext:value-type="float">
            <text:p>0.004529</text:p>
          </table:table-cell>
          <table:table-cell office:value-type="float" office:value="0.013483" calcext:value-type="float">
            <text:p>0.013483</text:p>
          </table:table-cell>
        </table:table-row>
        <table:table-row table:style-name="ro1">
          <table:table-cell office:value-type="float" office:value="0.00219" calcext:value-type="float">
            <text:p>0.00219</text:p>
          </table:table-cell>
          <table:table-cell office:value-type="float" office:value="0.004593" calcext:value-type="float">
            <text:p>0.004593</text:p>
          </table:table-cell>
          <table:table-cell office:value-type="float" office:value="0.014545" calcext:value-type="float">
            <text:p>0.014545</text:p>
          </table:table-cell>
        </table:table-row>
        <table:table-row table:style-name="ro1">
          <table:table-cell office:value-type="float" office:value="0.002192" calcext:value-type="float">
            <text:p>0.002192</text:p>
          </table:table-cell>
          <table:table-cell office:value-type="float" office:value="0.004592" calcext:value-type="float">
            <text:p>0.004592</text:p>
          </table:table-cell>
          <table:table-cell office:value-type="float" office:value="0.013771" calcext:value-type="float">
            <text:p>0.013771</text:p>
          </table:table-cell>
        </table:table-row>
        <table:table-row table:style-name="ro1">
          <table:table-cell office:value-type="float" office:value="0.002178" calcext:value-type="float">
            <text:p>0.002178</text:p>
          </table:table-cell>
          <table:table-cell office:value-type="float" office:value="0.004595" calcext:value-type="float">
            <text:p>0.004595</text:p>
          </table:table-cell>
          <table:table-cell office:value-type="float" office:value="0.013522" calcext:value-type="float">
            <text:p>0.013522</text:p>
          </table:table-cell>
        </table:table-row>
        <table:table-row table:style-name="ro1">
          <table:table-cell office:value-type="float" office:value="0.002176" calcext:value-type="float">
            <text:p>0.002176</text:p>
          </table:table-cell>
          <table:table-cell office:value-type="float" office:value="0.004522" calcext:value-type="float">
            <text:p>0.004522</text:p>
          </table:table-cell>
          <table:table-cell office:value-type="float" office:value="0.014607" calcext:value-type="float">
            <text:p>0.014607</text:p>
          </table:table-cell>
        </table:table-row>
        <table:table-row table:style-name="ro1">
          <table:table-cell office:value-type="float" office:value="0.002195" calcext:value-type="float">
            <text:p>0.002195</text:p>
          </table:table-cell>
          <table:table-cell office:value-type="float" office:value="0.006611" calcext:value-type="float">
            <text:p>0.006611</text:p>
          </table:table-cell>
          <table:table-cell office:value-type="float" office:value="0.012154" calcext:value-type="float">
            <text:p>0.012154</text:p>
          </table:table-cell>
        </table:table-row>
        <table:table-row table:style-name="ro1">
          <table:table-cell office:value-type="float" office:value="0.001635" calcext:value-type="float">
            <text:p>0.001635</text:p>
          </table:table-cell>
          <table:table-cell office:value-type="float" office:value="0.007127" calcext:value-type="float">
            <text:p>0.007127</text:p>
          </table:table-cell>
          <table:table-cell office:value-type="float" office:value="0.012364" calcext:value-type="float">
            <text:p>0.012364</text:p>
          </table:table-cell>
        </table:table-row>
        <table:table-row table:style-name="ro1">
          <table:table-cell office:value-type="float" office:value="0.002191" calcext:value-type="float">
            <text:p>0.002191</text:p>
          </table:table-cell>
          <table:table-cell office:value-type="float" office:value="0.004652" calcext:value-type="float">
            <text:p>0.004652</text:p>
          </table:table-cell>
          <table:table-cell office:value-type="float" office:value="0.01335" calcext:value-type="float">
            <text:p>0.01335</text:p>
          </table:table-cell>
        </table:table-row>
        <table:table-row table:style-name="ro1">
          <table:table-cell office:value-type="float" office:value="0.00123" calcext:value-type="float">
            <text:p>0.00123</text:p>
          </table:table-cell>
          <table:table-cell office:value-type="float" office:value="0.00737" calcext:value-type="float">
            <text:p>0.00737</text:p>
          </table:table-cell>
          <table:table-cell office:value-type="float" office:value="0.0132" calcext:value-type="float">
            <text:p>0.0132</text:p>
          </table:table-cell>
        </table:table-row>
        <table:table-row table:style-name="ro1">
          <table:table-cell office:value-type="float" office:value="0.002232" calcext:value-type="float">
            <text:p>0.002232</text:p>
          </table:table-cell>
          <table:table-cell office:value-type="float" office:value="0.004639" calcext:value-type="float">
            <text:p>0.004639</text:p>
          </table:table-cell>
          <table:table-cell office:value-type="float" office:value="0.014535" calcext:value-type="float">
            <text:p>0.014535</text:p>
          </table:table-cell>
        </table:table-row>
        <table:table-row table:style-name="ro1">
          <table:table-cell office:value-type="float" office:value="0.002233" calcext:value-type="float">
            <text:p>0.002233</text:p>
          </table:table-cell>
          <table:table-cell office:value-type="float" office:value="0.004663" calcext:value-type="float">
            <text:p>0.004663</text:p>
          </table:table-cell>
          <table:table-cell office:value-type="float" office:value="0.013912" calcext:value-type="float">
            <text:p>0.013912</text:p>
          </table:table-cell>
        </table:table-row>
        <table:table-row table:style-name="ro1">
          <table:table-cell office:value-type="float" office:value="0.002236" calcext:value-type="float">
            <text:p>0.002236</text:p>
          </table:table-cell>
          <table:table-cell office:value-type="float" office:value="0.004648" calcext:value-type="float">
            <text:p>0.004648</text:p>
          </table:table-cell>
          <table:table-cell office:value-type="float" office:value="0.013455" calcext:value-type="float">
            <text:p>0.013455</text:p>
          </table:table-cell>
        </table:table-row>
        <table:table-row table:style-name="ro1">
          <table:table-cell office:value-type="float" office:value="0.002228" calcext:value-type="float">
            <text:p>0.002228</text:p>
          </table:table-cell>
          <table:table-cell office:value-type="float" office:value="0.004685" calcext:value-type="float">
            <text:p>0.004685</text:p>
          </table:table-cell>
          <table:table-cell office:value-type="float" office:value="0.014605" calcext:value-type="float">
            <text:p>0.014605</text:p>
          </table:table-cell>
        </table:table-row>
        <table:table-row table:style-name="ro1">
          <table:table-cell office:value-type="float" office:value="0.002227" calcext:value-type="float">
            <text:p>0.002227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14026" calcext:value-type="float">
            <text:p>0.014026</text:p>
          </table:table-cell>
        </table:table-row>
        <table:table-row table:style-name="ro1">
          <table:table-cell office:value-type="float" office:value="0.00224" calcext:value-type="float">
            <text:p>0.00224</text:p>
          </table:table-cell>
          <table:table-cell office:value-type="float" office:value="0.00473" calcext:value-type="float">
            <text:p>0.00473</text:p>
          </table:table-cell>
          <table:table-cell office:value-type="float" office:value="0.013451" calcext:value-type="float">
            <text:p>0.013451</text:p>
          </table:table-cell>
        </table:table-row>
        <table:table-row table:style-name="ro1">
          <table:table-cell office:value-type="float" office:value="0.001569" calcext:value-type="float">
            <text:p>0.001569</text:p>
          </table:table-cell>
          <table:table-cell office:value-type="float" office:value="0.006778" calcext:value-type="float">
            <text:p>0.006778</text:p>
          </table:table-cell>
          <table:table-cell office:value-type="float" office:value="0.012993" calcext:value-type="float">
            <text:p>0.012993</text:p>
          </table:table-cell>
        </table:table-row>
        <table:table-row table:style-name="ro1">
          <table:table-cell office:value-type="float" office:value="0.0022" calcext:value-type="float">
            <text:p>0.0022</text:p>
          </table:table-cell>
          <table:table-cell office:value-type="float" office:value="0.004591" calcext:value-type="float">
            <text:p>0.004591</text:p>
          </table:table-cell>
          <table:table-cell office:value-type="float" office:value="0.014457" calcext:value-type="float">
            <text:p>0.014457</text:p>
          </table:table-cell>
        </table:table-row>
        <table:table-row table:style-name="ro1">
          <table:table-cell office:value-type="float" office:value="0.002194" calcext:value-type="float">
            <text:p>0.002194</text:p>
          </table:table-cell>
          <table:table-cell office:value-type="float" office:value="0.004557" calcext:value-type="float">
            <text:p>0.004557</text:p>
          </table:table-cell>
          <table:table-cell office:value-type="float" office:value="0.01377" calcext:value-type="float">
            <text:p>0.01377</text:p>
          </table:table-cell>
        </table:table-row>
        <table:table-row table:style-name="ro1">
          <table:table-cell office:value-type="float" office:value="0.002196" calcext:value-type="float">
            <text:p>0.002196</text:p>
          </table:table-cell>
          <table:table-cell office:value-type="float" office:value="0.00457" calcext:value-type="float">
            <text:p>0.00457</text:p>
          </table:table-cell>
          <table:table-cell office:value-type="float" office:value="0.013509" calcext:value-type="float">
            <text:p>0.013509</text:p>
          </table:table-cell>
        </table:table-row>
        <table:table-row table:style-name="ro1">
          <table:table-cell office:value-type="float" office:value="0.002204" calcext:value-type="float">
            <text:p>0.002204</text:p>
          </table:table-cell>
          <table:table-cell office:value-type="float" office:value="0.004633" calcext:value-type="float">
            <text:p>0.004633</text:p>
          </table:table-cell>
          <table:table-cell office:value-type="float" office:value="0.014546" calcext:value-type="float">
            <text:p>0.014546</text:p>
          </table:table-cell>
        </table:table-row>
        <table:table-row table:style-name="ro1">
          <table:table-cell office:value-type="float" office:value="0.002208" calcext:value-type="float">
            <text:p>0.002208</text:p>
          </table:table-cell>
          <table:table-cell office:value-type="float" office:value="0.004562" calcext:value-type="float">
            <text:p>0.004562</text:p>
          </table:table-cell>
          <table:table-cell office:value-type="float" office:value="0.013774" calcext:value-type="float">
            <text:p>0.013774</text:p>
          </table:table-cell>
        </table:table-row>
        <table:table-row table:style-name="ro1">
          <table:table-cell office:value-type="float" office:value="0.0022" calcext:value-type="float">
            <text:p>0.0022</text:p>
          </table:table-cell>
          <table:table-cell office:value-type="float" office:value="0.005115" calcext:value-type="float">
            <text:p>0.005115</text:p>
          </table:table-cell>
          <table:table-cell office:value-type="float" office:value="0.013451" calcext:value-type="float">
            <text:p>0.013451</text:p>
          </table:table-cell>
        </table:table-row>
        <table:table-row table:style-name="ro1">
          <table:table-cell office:value-type="float" office:value="0.001291" calcext:value-type="float">
            <text:p>0.001291</text:p>
          </table:table-cell>
          <table:table-cell office:value-type="float" office:value="0.006631" calcext:value-type="float">
            <text:p>0.006631</text:p>
          </table:table-cell>
          <table:table-cell office:value-type="float" office:value="0.013126" calcext:value-type="float">
            <text:p>0.013126</text:p>
          </table:table-cell>
        </table:table-row>
        <table:table-row table:style-name="ro1">
          <table:table-cell office:value-type="float" office:value="0.002179" calcext:value-type="float">
            <text:p>0.002179</text:p>
          </table:table-cell>
          <table:table-cell office:value-type="float" office:value="0.005021" calcext:value-type="float">
            <text:p>0.005021</text:p>
          </table:table-cell>
          <table:table-cell office:value-type="float" office:value="0.014488" calcext:value-type="float">
            <text:p>0.014488</text:p>
          </table:table-cell>
        </table:table-row>
        <table:table-row table:style-name="ro1">
          <table:table-cell office:value-type="float" office:value="0.002173" calcext:value-type="float">
            <text:p>0.002173</text:p>
          </table:table-cell>
          <table:table-cell office:value-type="float" office:value="0.004526" calcext:value-type="float">
            <text:p>0.004526</text:p>
          </table:table-cell>
          <table:table-cell office:value-type="float" office:value="0.013709" calcext:value-type="float">
            <text:p>0.013709</text:p>
          </table:table-cell>
        </table:table-row>
        <table:table-row table:style-name="ro1">
          <table:table-cell office:value-type="float" office:value="0.002172" calcext:value-type="float">
            <text:p>0.002172</text:p>
          </table:table-cell>
          <table:table-cell office:value-type="float" office:value="0.00456" calcext:value-type="float">
            <text:p>0.00456</text:p>
          </table:table-cell>
          <table:table-cell office:value-type="float" office:value="0.013552" calcext:value-type="float">
            <text:p>0.013552</text:p>
          </table:table-cell>
        </table:table-row>
        <table:table-row table:style-name="ro1">
          <table:table-cell office:value-type="float" office:value="0.002182" calcext:value-type="float">
            <text:p>0.002182</text:p>
          </table:table-cell>
          <table:table-cell office:value-type="float" office:value="0.004527" calcext:value-type="float">
            <text:p>0.004527</text:p>
          </table:table-cell>
          <table:table-cell office:value-type="float" office:value="0.014601" calcext:value-type="float">
            <text:p>0.014601</text:p>
          </table:table-cell>
        </table:table-row>
        <table:table-row table:style-name="ro1">
          <table:table-cell office:value-type="float" office:value="0.002173" calcext:value-type="float">
            <text:p>0.002173</text:p>
          </table:table-cell>
          <table:table-cell office:value-type="float" office:value="0.004507" calcext:value-type="float">
            <text:p>0.004507</text:p>
          </table:table-cell>
          <table:table-cell office:value-type="float" office:value="0.013828" calcext:value-type="float">
            <text:p>0.013828</text:p>
          </table:table-cell>
        </table:table-row>
        <table:table-row table:style-name="ro1">
          <table:table-cell office:value-type="float" office:value="0.002178" calcext:value-type="float">
            <text:p>0.002178</text:p>
          </table:table-cell>
          <table:table-cell office:value-type="float" office:value="0.004532" calcext:value-type="float">
            <text:p>0.004532</text:p>
          </table:table-cell>
          <table:table-cell office:value-type="float" office:value="0.013521" calcext:value-type="float">
            <text:p>0.013521</text:p>
          </table:table-cell>
        </table:table-row>
        <table:table-row table:style-name="ro1">
          <table:table-cell office:value-type="float" office:value="0.002201" calcext:value-type="float">
            <text:p>0.002201</text:p>
          </table:table-cell>
          <table:table-cell office:value-type="float" office:value="0.004544" calcext:value-type="float">
            <text:p>0.004544</text:p>
          </table:table-cell>
          <table:table-cell office:value-type="float" office:value="0.01464" calcext:value-type="float">
            <text:p>0.01464</text:p>
          </table:table-cell>
        </table:table-row>
        <table:table-row table:style-name="ro1">
          <table:table-cell office:value-type="float" office:value="0.002191" calcext:value-type="float">
            <text:p>0.002191</text:p>
          </table:table-cell>
          <table:table-cell office:value-type="float" office:value="0.004568" calcext:value-type="float">
            <text:p>0.004568</text:p>
          </table:table-cell>
          <table:table-cell office:value-type="float" office:value="0.013863" calcext:value-type="float">
            <text:p>0.013863</text:p>
          </table:table-cell>
        </table:table-row>
        <table:table-row table:style-name="ro1">
          <table:table-cell office:value-type="float" office:value="0.002185" calcext:value-type="float">
            <text:p>0.002185</text:p>
          </table:table-cell>
          <table:table-cell office:value-type="float" office:value="0.004508" calcext:value-type="float">
            <text:p>0.004508</text:p>
          </table:table-cell>
          <table:table-cell office:value-type="float" office:value="0.013532" calcext:value-type="float">
            <text:p>0.013532</text:p>
          </table:table-cell>
        </table:table-row>
        <table:table-row table:style-name="ro1">
          <table:table-cell office:value-type="float" office:value="0.002181" calcext:value-type="float">
            <text:p>0.002181</text:p>
          </table:table-cell>
          <table:table-cell office:value-type="float" office:value="0.004492" calcext:value-type="float">
            <text:p>0.004492</text:p>
          </table:table-cell>
          <table:table-cell office:value-type="float" office:value="0.014569" calcext:value-type="float">
            <text:p>0.014569</text:p>
          </table:table-cell>
        </table:table-row>
        <table:table-row table:style-name="ro1">
          <table:table-cell office:value-type="float" office:value="0.002185" calcext:value-type="float">
            <text:p>0.002185</text:p>
          </table:table-cell>
          <table:table-cell office:value-type="float" office:value="0.004534" calcext:value-type="float">
            <text:p>0.004534</text:p>
          </table:table-cell>
          <table:table-cell office:value-type="float" office:value="0.013727" calcext:value-type="float">
            <text:p>0.013727</text:p>
          </table:table-cell>
        </table:table-row>
        <table:table-row table:style-name="ro1">
          <table:table-cell office:value-type="float" office:value="0.002196" calcext:value-type="float">
            <text:p>0.002196</text:p>
          </table:table-cell>
          <table:table-cell office:value-type="float" office:value="0.004536" calcext:value-type="float">
            <text:p>0.004536</text:p>
          </table:table-cell>
          <table:table-cell office:value-type="float" office:value="0.013649" calcext:value-type="float">
            <text:p>0.013649</text:p>
          </table:table-cell>
        </table:table-row>
        <table:table-row table:style-name="ro1">
          <table:table-cell office:value-type="float" office:value="0.002174" calcext:value-type="float">
            <text:p>0.002174</text:p>
          </table:table-cell>
          <table:table-cell office:value-type="float" office:value="0.004553" calcext:value-type="float">
            <text:p>0.004553</text:p>
          </table:table-cell>
          <table:table-cell office:value-type="float" office:value="0.014625" calcext:value-type="float">
            <text:p>0.014625</text:p>
          </table:table-cell>
        </table:table-row>
      </table:table>
      <table:table table:name="5_wolf_to_pi" table:style-name="ta1"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</table:table-row>
        <table:table-row table:style-name="ro1">
          <table:table-cell office:value-type="float" office:value="0.007058" calcext:value-type="float">
            <text:p>0.007058</text:p>
          </table:table-cell>
          <table:table-cell office:value-type="float" office:value="0.010185" calcext:value-type="float">
            <text:p>0.010185</text:p>
          </table:table-cell>
          <table:table-cell office:value-type="float" office:value="0.020219" calcext:value-type="float">
            <text:p>0.020219</text:p>
          </table:table-cell>
        </table:table-row>
        <table:table-row table:style-name="ro1">
          <table:table-cell office:value-type="float" office:value="0.006538" calcext:value-type="float">
            <text:p>0.006538</text:p>
          </table:table-cell>
          <table:table-cell office:value-type="float" office:value="0.013175" calcext:value-type="float">
            <text:p>0.013175</text:p>
          </table:table-cell>
          <table:table-cell office:value-type="float" office:value="0.02024" calcext:value-type="float">
            <text:p>0.02024</text:p>
          </table:table-cell>
        </table:table-row>
        <table:table-row table:style-name="ro1">
          <table:table-cell office:value-type="float" office:value="0.007266" calcext:value-type="float">
            <text:p>0.007266</text:p>
          </table:table-cell>
          <table:table-cell office:value-type="float" office:value="0.008338" calcext:value-type="float">
            <text:p>0.008338</text:p>
          </table:table-cell>
          <table:table-cell office:value-type="float" office:value="0.014355" calcext:value-type="float">
            <text:p>0.014355</text:p>
          </table:table-cell>
        </table:table-row>
        <table:table-row table:style-name="ro1">
          <table:table-cell office:value-type="float" office:value="0.004045" calcext:value-type="float">
            <text:p>0.004045</text:p>
          </table:table-cell>
          <table:table-cell office:value-type="float" office:value="0.007793" calcext:value-type="float">
            <text:p>0.007793</text:p>
          </table:table-cell>
          <table:table-cell office:value-type="float" office:value="0.020426" calcext:value-type="float">
            <text:p>0.020426</text:p>
          </table:table-cell>
        </table:table-row>
        <table:table-row table:style-name="ro1">
          <table:table-cell office:value-type="float" office:value="0.006735" calcext:value-type="float">
            <text:p>0.006735</text:p>
          </table:table-cell>
          <table:table-cell office:value-type="float" office:value="0.008619" calcext:value-type="float">
            <text:p>0.008619</text:p>
          </table:table-cell>
          <table:table-cell office:value-type="float" office:value="0.020788" calcext:value-type="float">
            <text:p>0.020788</text:p>
          </table:table-cell>
        </table:table-row>
        <table:table-row table:style-name="ro1">
          <table:table-cell office:value-type="float" office:value="0.006754" calcext:value-type="float">
            <text:p>0.006754</text:p>
          </table:table-cell>
          <table:table-cell office:value-type="float" office:value="0.013342" calcext:value-type="float">
            <text:p>0.013342</text:p>
          </table:table-cell>
          <table:table-cell office:value-type="float" office:value="0.018792" calcext:value-type="float">
            <text:p>0.018792</text:p>
          </table:table-cell>
        </table:table-row>
        <table:table-row table:style-name="ro1">
          <table:table-cell office:value-type="float" office:value="0.004306" calcext:value-type="float">
            <text:p>0.004306</text:p>
          </table:table-cell>
          <table:table-cell office:value-type="float" office:value="0.013302" calcext:value-type="float">
            <text:p>0.013302</text:p>
          </table:table-cell>
          <table:table-cell office:value-type="float" office:value="0.021162" calcext:value-type="float">
            <text:p>0.021162</text:p>
          </table:table-cell>
        </table:table-row>
        <table:table-row table:style-name="ro1">
          <table:table-cell office:value-type="float" office:value="0.007014" calcext:value-type="float">
            <text:p>0.007014</text:p>
          </table:table-cell>
          <table:table-cell office:value-type="float" office:value="0.012997" calcext:value-type="float">
            <text:p>0.012997</text:p>
          </table:table-cell>
          <table:table-cell office:value-type="float" office:value="0.019983" calcext:value-type="float">
            <text:p>0.019983</text:p>
          </table:table-cell>
        </table:table-row>
        <table:table-row table:style-name="ro1">
          <table:table-cell office:value-type="float" office:value="0.004276" calcext:value-type="float">
            <text:p>0.004276</text:p>
          </table:table-cell>
          <table:table-cell office:value-type="float" office:value="0.012923" calcext:value-type="float">
            <text:p>0.012923</text:p>
          </table:table-cell>
          <table:table-cell office:value-type="float" office:value="0.019752" calcext:value-type="float">
            <text:p>0.019752</text:p>
          </table:table-cell>
        </table:table-row>
        <table:table-row table:style-name="ro1">
          <table:table-cell office:value-type="float" office:value="0.004216" calcext:value-type="float">
            <text:p>0.004216</text:p>
          </table:table-cell>
          <table:table-cell office:value-type="float" office:value="0.007896" calcext:value-type="float">
            <text:p>0.007896</text:p>
          </table:table-cell>
          <table:table-cell office:value-type="float" office:value="0.015271" calcext:value-type="float">
            <text:p>0.015271</text:p>
          </table:table-cell>
        </table:table-row>
        <table:table-row table:style-name="ro1">
          <table:table-cell office:value-type="float" office:value="0.004137" calcext:value-type="float">
            <text:p>0.004137</text:p>
          </table:table-cell>
          <table:table-cell office:value-type="float" office:value="0.0129" calcext:value-type="float">
            <text:p>0.0129</text:p>
          </table:table-cell>
          <table:table-cell office:value-type="float" office:value="0.020514" calcext:value-type="float">
            <text:p>0.020514</text:p>
          </table:table-cell>
        </table:table-row>
        <table:table-row table:style-name="ro1">
          <table:table-cell office:value-type="float" office:value="0.006763" calcext:value-type="float">
            <text:p>0.006763</text:p>
          </table:table-cell>
          <table:table-cell office:value-type="float" office:value="0.012831" calcext:value-type="float">
            <text:p>0.012831</text:p>
          </table:table-cell>
          <table:table-cell office:value-type="float" office:value="0.020283" calcext:value-type="float">
            <text:p>0.020283</text:p>
          </table:table-cell>
        </table:table-row>
        <table:table-row table:style-name="ro1">
          <table:table-cell office:value-type="float" office:value="0.006703" calcext:value-type="float">
            <text:p>0.006703</text:p>
          </table:table-cell>
          <table:table-cell office:value-type="float" office:value="0.008766" calcext:value-type="float">
            <text:p>0.008766</text:p>
          </table:table-cell>
          <table:table-cell office:value-type="float" office:value="0.019819" calcext:value-type="float">
            <text:p>0.019819</text:p>
          </table:table-cell>
        </table:table-row>
        <table:table-row table:style-name="ro1">
          <table:table-cell office:value-type="float" office:value="0.004117" calcext:value-type="float">
            <text:p>0.004117</text:p>
          </table:table-cell>
          <table:table-cell office:value-type="float" office:value="0.007876" calcext:value-type="float">
            <text:p>0.007876</text:p>
          </table:table-cell>
          <table:table-cell office:value-type="float" office:value="0.014931" calcext:value-type="float">
            <text:p>0.014931</text:p>
          </table:table-cell>
        </table:table-row>
        <table:table-row table:style-name="ro1">
          <table:table-cell office:value-type="float" office:value="0.006757" calcext:value-type="float">
            <text:p>0.006757</text:p>
          </table:table-cell>
          <table:table-cell office:value-type="float" office:value="0.009348" calcext:value-type="float">
            <text:p>0.009348</text:p>
          </table:table-cell>
          <table:table-cell office:value-type="float" office:value="0.02046" calcext:value-type="float">
            <text:p>0.02046</text:p>
          </table:table-cell>
        </table:table-row>
        <table:table-row table:style-name="ro1">
          <table:table-cell office:value-type="float" office:value="0.006684" calcext:value-type="float">
            <text:p>0.006684</text:p>
          </table:table-cell>
          <table:table-cell office:value-type="float" office:value="0.013302" calcext:value-type="float">
            <text:p>0.013302</text:p>
          </table:table-cell>
          <table:table-cell office:value-type="float" office:value="0.015276" calcext:value-type="float">
            <text:p>0.015276</text:p>
          </table:table-cell>
        </table:table-row>
        <table:table-row table:style-name="ro1">
          <table:table-cell office:value-type="float" office:value="0.00674" calcext:value-type="float">
            <text:p>0.00674</text:p>
          </table:table-cell>
          <table:table-cell office:value-type="float" office:value="0.009102" calcext:value-type="float">
            <text:p>0.009102</text:p>
          </table:table-cell>
          <table:table-cell office:value-type="float" office:value="0.013626" calcext:value-type="float">
            <text:p>0.013626</text:p>
          </table:table-cell>
        </table:table-row>
        <table:table-row table:style-name="ro1">
          <table:table-cell office:value-type="float" office:value="0.003986" calcext:value-type="float">
            <text:p>0.003986</text:p>
          </table:table-cell>
          <table:table-cell office:value-type="float" office:value="0.008295" calcext:value-type="float">
            <text:p>0.008295</text:p>
          </table:table-cell>
          <table:table-cell office:value-type="float" office:value="0.020007" calcext:value-type="float">
            <text:p>0.020007</text:p>
          </table:table-cell>
        </table:table-row>
        <table:table-row table:style-name="ro1">
          <table:table-cell office:value-type="float" office:value="0.004105" calcext:value-type="float">
            <text:p>0.004105</text:p>
          </table:table-cell>
          <table:table-cell office:value-type="float" office:value="0.012921" calcext:value-type="float">
            <text:p>0.012921</text:p>
          </table:table-cell>
          <table:table-cell office:value-type="float" office:value="0.01974" calcext:value-type="float">
            <text:p>0.01974</text:p>
          </table:table-cell>
        </table:table-row>
        <table:table-row table:style-name="ro1">
          <table:table-cell office:value-type="float" office:value="0.004108" calcext:value-type="float">
            <text:p>0.004108</text:p>
          </table:table-cell>
          <table:table-cell office:value-type="float" office:value="0.007857" calcext:value-type="float">
            <text:p>0.007857</text:p>
          </table:table-cell>
          <table:table-cell office:value-type="float" office:value="0.02064" calcext:value-type="float">
            <text:p>0.02064</text:p>
          </table:table-cell>
        </table:table-row>
        <table:table-row table:style-name="ro1">
          <table:table-cell office:value-type="float" office:value="0.006683" calcext:value-type="float">
            <text:p>0.006683</text:p>
          </table:table-cell>
          <table:table-cell office:value-type="float" office:value="0.008459" calcext:value-type="float">
            <text:p>0.008459</text:p>
          </table:table-cell>
          <table:table-cell office:value-type="float" office:value="0.015268" calcext:value-type="float">
            <text:p>0.015268</text:p>
          </table:table-cell>
        </table:table-row>
        <table:table-row table:style-name="ro1">
          <table:table-cell office:value-type="float" office:value="0.00675" calcext:value-type="float">
            <text:p>0.00675</text:p>
          </table:table-cell>
          <table:table-cell office:value-type="float" office:value="0.013265" calcext:value-type="float">
            <text:p>0.013265</text:p>
          </table:table-cell>
          <table:table-cell office:value-type="float" office:value="0.018627" calcext:value-type="float">
            <text:p>0.018627</text:p>
          </table:table-cell>
        </table:table-row>
        <table:table-row table:style-name="ro1">
          <table:table-cell office:value-type="float" office:value="0.007323" calcext:value-type="float">
            <text:p>0.007323</text:p>
          </table:table-cell>
          <table:table-cell office:value-type="float" office:value="0.012837" calcext:value-type="float">
            <text:p>0.012837</text:p>
          </table:table-cell>
          <table:table-cell office:value-type="float" office:value="0.013651" calcext:value-type="float">
            <text:p>0.013651</text:p>
          </table:table-cell>
        </table:table-row>
        <table:table-row table:style-name="ro1">
          <table:table-cell office:value-type="float" office:value="0.0042" calcext:value-type="float">
            <text:p>0.0042</text:p>
          </table:table-cell>
          <table:table-cell office:value-type="float" office:value="0.012917" calcext:value-type="float">
            <text:p>0.012917</text:p>
          </table:table-cell>
          <table:table-cell office:value-type="float" office:value="0.014172" calcext:value-type="float">
            <text:p>0.014172</text:p>
          </table:table-cell>
        </table:table-row>
        <table:table-row table:style-name="ro1">
          <table:table-cell office:value-type="float" office:value="0.004189" calcext:value-type="float">
            <text:p>0.004189</text:p>
          </table:table-cell>
          <table:table-cell office:value-type="float" office:value="0.012871" calcext:value-type="float">
            <text:p>0.012871</text:p>
          </table:table-cell>
          <table:table-cell office:value-type="float" office:value="0.02079" calcext:value-type="float">
            <text:p>0.02079</text:p>
          </table:table-cell>
        </table:table-row>
        <table:table-row table:style-name="ro1">
          <table:table-cell office:value-type="float" office:value="0.006776" calcext:value-type="float">
            <text:p>0.006776</text:p>
          </table:table-cell>
          <table:table-cell office:value-type="float" office:value="0.008618" calcext:value-type="float">
            <text:p>0.008618</text:p>
          </table:table-cell>
          <table:table-cell office:value-type="float" office:value="0.020325" calcext:value-type="float">
            <text:p>0.020325</text:p>
          </table:table-cell>
        </table:table-row>
        <table:table-row table:style-name="ro1">
          <table:table-cell office:value-type="float" office:value="0.006721" calcext:value-type="float">
            <text:p>0.006721</text:p>
          </table:table-cell>
          <table:table-cell office:value-type="float" office:value="0.00881" calcext:value-type="float">
            <text:p>0.00881</text:p>
          </table:table-cell>
          <table:table-cell office:value-type="float" office:value="0.020275" calcext:value-type="float">
            <text:p>0.020275</text:p>
          </table:table-cell>
        </table:table-row>
        <table:table-row table:style-name="ro1">
          <table:table-cell office:value-type="float" office:value="0.004338" calcext:value-type="float">
            <text:p>0.004338</text:p>
          </table:table-cell>
          <table:table-cell office:value-type="float" office:value="0.008118" calcext:value-type="float">
            <text:p>0.008118</text:p>
          </table:table-cell>
          <table:table-cell office:value-type="float" office:value="0.019583" calcext:value-type="float">
            <text:p>0.019583</text:p>
          </table:table-cell>
        </table:table-row>
        <table:table-row table:style-name="ro1">
          <table:table-cell office:value-type="float" office:value="0.006701" calcext:value-type="float">
            <text:p>0.006701</text:p>
          </table:table-cell>
          <table:table-cell office:value-type="float" office:value="0.009157" calcext:value-type="float">
            <text:p>0.009157</text:p>
          </table:table-cell>
          <table:table-cell office:value-type="float" office:value="0.020579" calcext:value-type="float">
            <text:p>0.020579</text:p>
          </table:table-cell>
        </table:table-row>
        <table:table-row table:style-name="ro1">
          <table:table-cell office:value-type="float" office:value="0.004251" calcext:value-type="float">
            <text:p>0.004251</text:p>
          </table:table-cell>
          <table:table-cell office:value-type="float" office:value="0.012918" calcext:value-type="float">
            <text:p>0.012918</text:p>
          </table:table-cell>
          <table:table-cell office:value-type="float" office:value="0.020539" calcext:value-type="float">
            <text:p>0.020539</text:p>
          </table:table-cell>
        </table:table-row>
        <table:table-row table:style-name="ro1">
          <table:table-cell office:value-type="float" office:value="0.004205" calcext:value-type="float">
            <text:p>0.004205</text:p>
          </table:table-cell>
          <table:table-cell office:value-type="float" office:value="0.00813" calcext:value-type="float">
            <text:p>0.00813</text:p>
          </table:table-cell>
          <table:table-cell office:value-type="float" office:value="0.020639" calcext:value-type="float">
            <text:p>0.020639</text:p>
          </table:table-cell>
        </table:table-row>
        <table:table-row table:style-name="ro1">
          <table:table-cell office:value-type="float" office:value="0.004245" calcext:value-type="float">
            <text:p>0.004245</text:p>
          </table:table-cell>
          <table:table-cell office:value-type="float" office:value="0.008109" calcext:value-type="float">
            <text:p>0.008109</text:p>
          </table:table-cell>
          <table:table-cell office:value-type="float" office:value="0.020473" calcext:value-type="float">
            <text:p>0.020473</text:p>
          </table:table-cell>
        </table:table-row>
        <table:table-row table:style-name="ro1">
          <table:table-cell office:value-type="float" office:value="0.006799" calcext:value-type="float">
            <text:p>0.006799</text:p>
          </table:table-cell>
          <table:table-cell office:value-type="float" office:value="0.008808" calcext:value-type="float">
            <text:p>0.008808</text:p>
          </table:table-cell>
          <table:table-cell office:value-type="float" office:value="0.020109" calcext:value-type="float">
            <text:p>0.020109</text:p>
          </table:table-cell>
        </table:table-row>
        <table:table-row table:style-name="ro1">
          <table:table-cell office:value-type="float" office:value="0.004128" calcext:value-type="float">
            <text:p>0.004128</text:p>
          </table:table-cell>
          <table:table-cell office:value-type="float" office:value="0.007932" calcext:value-type="float">
            <text:p>0.007932</text:p>
          </table:table-cell>
          <table:table-cell office:value-type="float" office:value="0.020169" calcext:value-type="float">
            <text:p>0.020169</text:p>
          </table:table-cell>
        </table:table-row>
        <table:table-row table:style-name="ro1">
          <table:table-cell office:value-type="float" office:value="0.004207" calcext:value-type="float">
            <text:p>0.004207</text:p>
          </table:table-cell>
          <table:table-cell office:value-type="float" office:value="0.012863" calcext:value-type="float">
            <text:p>0.012863</text:p>
          </table:table-cell>
          <table:table-cell office:value-type="float" office:value="0.020745" calcext:value-type="float">
            <text:p>0.020745</text:p>
          </table:table-cell>
        </table:table-row>
        <table:table-row table:style-name="ro1">
          <table:table-cell office:value-type="float" office:value="0.007393" calcext:value-type="float">
            <text:p>0.007393</text:p>
          </table:table-cell>
          <table:table-cell office:value-type="float" office:value="0.008202" calcext:value-type="float">
            <text:p>0.008202</text:p>
          </table:table-cell>
          <table:table-cell office:value-type="float" office:value="0.020935" calcext:value-type="float">
            <text:p>0.020935</text:p>
          </table:table-cell>
        </table:table-row>
        <table:table-row table:style-name="ro1">
          <table:table-cell office:value-type="float" office:value="0.004247" calcext:value-type="float">
            <text:p>0.004247</text:p>
          </table:table-cell>
          <table:table-cell office:value-type="float" office:value="0.013326" calcext:value-type="float">
            <text:p>0.013326</text:p>
          </table:table-cell>
          <table:table-cell office:value-type="float" office:value="0.020276" calcext:value-type="float">
            <text:p>0.020276</text:p>
          </table:table-cell>
        </table:table-row>
        <table:table-row table:style-name="ro1">
          <table:table-cell office:value-type="float" office:value="0.004133" calcext:value-type="float">
            <text:p>0.004133</text:p>
          </table:table-cell>
          <table:table-cell office:value-type="float" office:value="0.007845" calcext:value-type="float">
            <text:p>0.007845</text:p>
          </table:table-cell>
          <table:table-cell office:value-type="float" office:value="0.015076" calcext:value-type="float">
            <text:p>0.015076</text:p>
          </table:table-cell>
        </table:table-row>
        <table:table-row table:style-name="ro1">
          <table:table-cell office:value-type="float" office:value="0.005368" calcext:value-type="float">
            <text:p>0.005368</text:p>
          </table:table-cell>
          <table:table-cell office:value-type="float" office:value="0.008991" calcext:value-type="float">
            <text:p>0.008991</text:p>
          </table:table-cell>
          <table:table-cell office:value-type="float" office:value="0.019691" calcext:value-type="float">
            <text:p>0.019691</text:p>
          </table:table-cell>
        </table:table-row>
        <table:table-row table:style-name="ro1">
          <table:table-cell office:value-type="float" office:value="0.004196" calcext:value-type="float">
            <text:p>0.004196</text:p>
          </table:table-cell>
          <table:table-cell office:value-type="float" office:value="0.007559" calcext:value-type="float">
            <text:p>0.007559</text:p>
          </table:table-cell>
          <table:table-cell office:value-type="float" office:value="0.019748" calcext:value-type="float">
            <text:p>0.019748</text:p>
          </table:table-cell>
        </table:table-row>
        <table:table-row table:style-name="ro1">
          <table:table-cell office:value-type="float" office:value="0.004216" calcext:value-type="float">
            <text:p>0.004216</text:p>
          </table:table-cell>
          <table:table-cell office:value-type="float" office:value="0.007903" calcext:value-type="float">
            <text:p>0.007903</text:p>
          </table:table-cell>
          <table:table-cell office:value-type="float" office:value="0.01527" calcext:value-type="float">
            <text:p>0.01527</text:p>
          </table:table-cell>
        </table:table-row>
        <table:table-row table:style-name="ro1">
          <table:table-cell office:value-type="float" office:value="0.004047" calcext:value-type="float">
            <text:p>0.004047</text:p>
          </table:table-cell>
          <table:table-cell office:value-type="float" office:value="0.007896" calcext:value-type="float">
            <text:p>0.007896</text:p>
          </table:table-cell>
          <table:table-cell office:value-type="float" office:value="0.015878" calcext:value-type="float">
            <text:p>0.015878</text:p>
          </table:table-cell>
        </table:table-row>
        <table:table-row table:style-name="ro1">
          <table:table-cell office:value-type="float" office:value="0.004107" calcext:value-type="float">
            <text:p>0.004107</text:p>
          </table:table-cell>
          <table:table-cell office:value-type="float" office:value="0.006875" calcext:value-type="float">
            <text:p>0.006875</text:p>
          </table:table-cell>
          <table:table-cell office:value-type="float" office:value="0.020726" calcext:value-type="float">
            <text:p>0.020726</text:p>
          </table:table-cell>
        </table:table-row>
        <table:table-row table:style-name="ro1">
          <table:table-cell office:value-type="float" office:value="0.004331" calcext:value-type="float">
            <text:p>0.004331</text:p>
          </table:table-cell>
          <table:table-cell office:value-type="float" office:value="0.008113" calcext:value-type="float">
            <text:p>0.008113</text:p>
          </table:table-cell>
          <table:table-cell office:value-type="float" office:value="0.019634" calcext:value-type="float">
            <text:p>0.019634</text:p>
          </table:table-cell>
        </table:table-row>
        <table:table-row table:style-name="ro1">
          <table:table-cell office:value-type="float" office:value="0.005169" calcext:value-type="float">
            <text:p>0.005169</text:p>
          </table:table-cell>
          <table:table-cell office:value-type="float" office:value="0.007762" calcext:value-type="float">
            <text:p>0.007762</text:p>
          </table:table-cell>
          <table:table-cell office:value-type="float" office:value="0.020631" calcext:value-type="float">
            <text:p>0.020631</text:p>
          </table:table-cell>
        </table:table-row>
        <table:table-row table:style-name="ro1">
          <table:table-cell office:value-type="float" office:value="0.007422" calcext:value-type="float">
            <text:p>0.007422</text:p>
          </table:table-cell>
          <table:table-cell office:value-type="float" office:value="0.008297" calcext:value-type="float">
            <text:p>0.008297</text:p>
          </table:table-cell>
          <table:table-cell office:value-type="float" office:value="0.020138" calcext:value-type="float">
            <text:p>0.020138</text:p>
          </table:table-cell>
        </table:table-row>
        <table:table-row table:style-name="ro1">
          <table:table-cell office:value-type="float" office:value="0.004209" calcext:value-type="float">
            <text:p>0.004209</text:p>
          </table:table-cell>
          <table:table-cell office:value-type="float" office:value="0.007919" calcext:value-type="float">
            <text:p>0.007919</text:p>
          </table:table-cell>
          <table:table-cell office:value-type="float" office:value="0.020006" calcext:value-type="float">
            <text:p>0.020006</text:p>
          </table:table-cell>
        </table:table-row>
        <table:table-row table:style-name="ro1">
          <table:table-cell office:value-type="float" office:value="0.004179" calcext:value-type="float">
            <text:p>0.004179</text:p>
          </table:table-cell>
          <table:table-cell office:value-type="float" office:value="0.012909" calcext:value-type="float">
            <text:p>0.012909</text:p>
          </table:table-cell>
          <table:table-cell office:value-type="float" office:value="0.020107" calcext:value-type="float">
            <text:p>0.020107</text:p>
          </table:table-cell>
        </table:table-row>
        <table:table-row table:style-name="ro1">
          <table:table-cell office:value-type="float" office:value="0.004324" calcext:value-type="float">
            <text:p>0.004324</text:p>
          </table:table-cell>
          <table:table-cell office:value-type="float" office:value="0.01291" calcext:value-type="float">
            <text:p>0.01291</text:p>
          </table:table-cell>
          <table:table-cell office:value-type="float" office:value="0.01978" calcext:value-type="float">
            <text:p>0.01978</text:p>
          </table:table-cell>
        </table:table-row>
        <table:table-row table:style-name="ro1">
          <table:table-cell office:value-type="float" office:value="0.004156" calcext:value-type="float">
            <text:p>0.004156</text:p>
          </table:table-cell>
          <table:table-cell office:value-type="float" office:value="0.007903" calcext:value-type="float">
            <text:p>0.007903</text:p>
          </table:table-cell>
          <table:table-cell office:value-type="float" office:value="0.015702" calcext:value-type="float">
            <text:p>0.015702</text:p>
          </table:table-cell>
        </table:table-row>
      </table:table>
      <table:table table:name="Means" table:style-name="ta1">
        <table:shapes>
          <draw:frame draw:z-index="0" draw:style-name="gr1" draw:text-style-name="P1" svg:width="6.298in" svg:height="3.5449in" svg:x="0in" svg:y="0.7531in">
            <draw:object draw:notify-on-update-of-ranges="Means.A2:Means.A4 Means.B1:Means.B1 Means.B2:Means.B4 Means.C1:Means.C1 Means.C2:Means.C4 Means.D1:Means.D1 Means.D2:Means.D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76in" svg:height="3.5453in" svg:x="6.2984in" svg:y="0.7945in">
            <draw:object draw:notify-on-update-of-ranges="Means.H2:Means.H4 Means.I1:Means.I1 Means.I2:Means.I4 Means.J1:Means.J1 Means.J2:Means.J4 Means.K1:Means.K1 Means.K2:Means.K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6.2988in" svg:height="3.5429in" svg:x="12.6024in" svg:y="0.7508in">
            <draw:object draw:notify-on-update-of-ranges="Means.O2:Means.O4 Means.P1:Means.P1 Means.P2:Means.P4 Means.Q1:Means.Q1 Means.Q2:Means.Q4 Means.R1:Means.R1 Means.R2:Means.R4 Means.S1:Means.S1 Means.S2:Means.S4 Means.T1:Means.T1 Means.T2:Means.T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6.298in" svg:height="3.5453in" svg:x="18.9157in" svg:y="0.6795in">
            <draw:object draw:notify-on-update-of-ranges="Means.V2:Means.V4 Means.W1:Means.W1 Means.W2:Means.W4 Means.X1:Means.X1 Means.X2:Means.X4 Means.Y1:Means.Y1 Means.Y2:Means.Y4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6.298in" svg:height="3.5453in" svg:x="25.0724in" svg:y="0.7528in">
            <draw:object draw:notify-on-update-of-ranges="Means.AC1:Means.AC1 Means.AC2:Means.AC4 Means.AD1:Means.AD1 Means.AD2:Means.AD4 Means.AE1:Means.AE1 Means.AE2:Means.AE4 Means.AF1:Means.AF1 Means.AF2:Means.AF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default-cell-style-name="Default"/>
        <table:table-column table:style-name="co6" table:default-cell-style-name="Default"/>
        <table:table-column table:style-name="co2" table:number-columns-repeated="30" table:default-cell-style-name="Default"/>
        <table:table-row table:style-name="ro1">
          <table:table-cell office:value-type="string" calcext:value-type="string">
            <text:p>TCP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  <table:table-cell table:number-columns-repeated="3"/>
          <table:table-cell office:value-type="string" calcext:value-type="string">
            <text:p>UDP</text:p>
          </table:table-cell>
          <table:table-cell office:value-type="string" calcext:value-type="string">
            <text:p>8B</text:p>
          </table:table-cell>
          <table:table-cell office:value-type="string" calcext:value-type="string">
            <text:p>64B</text:p>
          </table:table-cell>
          <table:table-cell office:value-type="string" calcext:value-type="string">
            <text:p>1024B</text:p>
          </table:table-cell>
          <table:table-cell table:number-columns-repeated="3"/>
          <table:table-cell office:value-type="string" calcext:value-type="string">
            <text:p>TCP Transfer Rates by Size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6K</text:p>
          </table:table-cell>
          <table:table-cell office:value-type="string" calcext:value-type="string">
            <text:p>64K</text:p>
          </table:table-cell>
          <table:table-cell office:value-type="string" calcext:value-type="string">
            <text:p>256K</text:p>
          </table:table-cell>
          <table:table-cell office:value-type="string" calcext:value-type="string">
            <text:p>1M</text:p>
          </table:table-cell>
          <table:table-cell/>
          <table:table-cell office:value-type="string" calcext:value-type="string">
            <text:p>TCP Transfer Rates By Number</text:p>
          </table:table-cell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  <table:table-cell table:number-columns-repeated="3"/>
          <table:table-cell office:value-type="string" calcext:value-type="string">
            <text:p>UDP Transfer Rate By Number</text:p>
          </table:table-cell>
          <table:table-cell office:value-type="string" calcext:value-type="string">
            <text:p>1024B</text:p>
          </table:table-cell>
          <table:table-cell office:value-type="string" calcext:value-type="string">
            <text:p>512B</text:p>
          </table:table-cell>
          <table:table-cell office:value-type="string" calcext:value-type="string">
            <text:p>256B</text:p>
          </table:table-cell>
        </table:table-row>
        <table:table-row table:style-name="ro1">
          <table:table-cell office:value-type="string" calcext:value-type="string">
            <text:p>lab_to_pi</text:p>
          </table:table-cell>
          <table:table-cell table:formula="of:=(AVERAGE([$1_lab_to_pi.A2:$1_lab_to_pi.A1048576]))" office:value-type="float" office:value="0.00007484" calcext:value-type="float">
            <text:p>7.484E-05</text:p>
          </table:table-cell>
          <table:table-cell table:formula="of:=(AVERAGE([$1_lab_to_pi.B2:$1_lab_to_pi.B1048576]))" office:value-type="float" office:value="0.000074" calcext:value-type="float">
            <text:p>7.4E-05</text:p>
          </table:table-cell>
          <table:table-cell table:formula="of:=(AVERAGE([$1_lab_to_pi.C2:$1_lab_to_pi.C1048576]))" office:value-type="float" office:value="0.00007626" calcext:value-type="float">
            <text:p>7.626E-05</text:p>
          </table:table-cell>
          <table:table-cell table:number-columns-repeated="3"/>
          <table:table-cell office:value-type="string" calcext:value-type="string">
            <text:p>lab_to_pi</text:p>
          </table:table-cell>
          <table:table-cell table:formula="of:=AVERAGE([$2_lab_to_pi.A2:$2_lab_to_pi.A1048576])" office:value-type="float" office:value="0.000092" calcext:value-type="float">
            <text:p>9.2E-05</text:p>
          </table:table-cell>
          <table:table-cell table:formula="of:=AVERAGE([$2_lab_to_pi.B2:$2_lab_to_pi.B1048576])" office:value-type="float" office:value="0.00008952" calcext:value-type="float">
            <text:p>8.952E-05</text:p>
          </table:table-cell>
          <table:table-cell table:formula="of:=AVERAGE([$2_lab_to_pi.C2:$2_lab_to_pi.C1048576])" office:value-type="float" office:value="0.00009026" calcext:value-type="float">
            <text:p>9.026E-05</text:p>
          </table:table-cell>
          <table:table-cell table:number-columns-repeated="3"/>
          <table:table-cell office:value-type="string" calcext:value-type="string">
            <text:p>su_to_pi</text:p>
          </table:table-cell>
          <table:table-cell table:formula="of:=[.P$5]/AVERAGE([$3_su_to_pi.A$1:.A$1048576])" office:value-type="float" office:value="9855129.59495418" calcext:value-type="float">
            <text:p>9855129.59495418</text:p>
          </table:table-cell>
          <table:table-cell table:formula="of:=[.Q$5]/AVERAGE([$3_su_to_pi.B$1:.B$1048576])" office:value-type="float" office:value="30824358.94966" calcext:value-type="float">
            <text:p>30824358.94966</text:p>
          </table:table-cell>
          <table:table-cell table:formula="of:=[.R$5]/AVERAGE([$3_su_to_pi.C$1:.C$1048576])" office:value-type="float" office:value="59591981.154036" calcext:value-type="float">
            <text:p>59591981.154036</text:p>
          </table:table-cell>
          <table:table-cell table:formula="of:=[.S$5]/AVERAGE([$3_su_to_pi.D$1:.D$1048576])" office:value-type="float" office:value="52764357.6763896" calcext:value-type="float">
            <text:p>52764357.6763896</text:p>
          </table:table-cell>
          <table:table-cell table:formula="of:=[.T$5]/AVERAGE([$3_su_to_pi.E$1:.E$1048576])" office:value-type="float" office:value="45638322.6821095" calcext:value-type="float">
            <text:p>45638322.6821095</text:p>
          </table:table-cell>
          <table:table-cell/>
          <table:table-cell office:value-type="string" calcext:value-type="string">
            <text:p>su_to_pi</text:p>
          </table:table-cell>
          <table:table-cell table:formula="of:=[.$W$5]/AVERAGE([$4_su_to_pi.A$1:.A$1048576])" office:value-type="float" office:value="82258489.0760726" calcext:value-type="float">
            <text:p>82258489.0760726</text:p>
          </table:table-cell>
          <table:table-cell table:formula="of:=[.$W$5]/AVERAGE([$4_su_to_pi.B$1:.B$1048576])" office:value-type="float" office:value="57228208.9287452" calcext:value-type="float">
            <text:p>57228208.9287452</text:p>
          </table:table-cell>
          <table:table-cell table:formula="of:=[.$W$5]/AVERAGE([$4_su_to_pi.C$1:.C$1048576])" office:value-type="float" office:value="36531335.1180108" calcext:value-type="float">
            <text:p>36531335.1180108</text:p>
          </table:table-cell>
          <table:table-cell table:number-columns-repeated="3"/>
          <table:table-cell office:value-type="string" calcext:value-type="string">
            <text:p>su_to_pi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go_to_wolf</text:p>
          </table:table-cell>
          <table:table-cell table:formula="of:=AVERAGE([$1_indigo_to_wolf.A2:$1_indigo_to_wolf.A1048576])" office:value-type="float" office:value="0.00001398" calcext:value-type="float">
            <text:p>1.398E-05</text:p>
          </table:table-cell>
          <table:table-cell table:formula="of:=AVERAGE([$1_indigo_to_wolf.B2:$1_indigo_to_wolf.B1048576])" office:value-type="float" office:value="0.00001354" calcext:value-type="float">
            <text:p>1.354E-05</text:p>
          </table:table-cell>
          <table:table-cell table:formula="of:=AVERAGE([$1_indigo_to_wolf.C2:$1_indigo_to_wolf.C1048576])" office:value-type="float" office:value="0.00001394" calcext:value-type="float">
            <text:p>1.394E-05</text:p>
          </table:table-cell>
          <table:table-cell table:number-columns-repeated="3"/>
          <table:table-cell office:value-type="string" calcext:value-type="string">
            <text:p>indigo_to_wolf</text:p>
          </table:table-cell>
          <table:table-cell table:formula="of:=AVERAGE([$2_indigo_to_wolf.A2:$2_indigo_to_wolf.A1048576])" office:value-type="float" office:value="0.00001454" calcext:value-type="float">
            <text:p>1.454E-05</text:p>
          </table:table-cell>
          <table:table-cell table:formula="of:=AVERAGE([$2_indigo_to_wolf.B2:$2_indigo_to_wolf.B1048576])" office:value-type="float" office:value="0.00001428" calcext:value-type="float">
            <text:p>1.428E-05</text:p>
          </table:table-cell>
          <table:table-cell table:formula="of:=AVERAGE([$2_indigo_to_wolf.C2:$2_indigo_to_wolf.C1048576])" office:value-type="float" office:value="0.00001438" calcext:value-type="float">
            <text:p>1.438E-05</text:p>
          </table:table-cell>
          <table:table-cell table:number-columns-repeated="3"/>
          <table:table-cell office:value-type="string" calcext:value-type="string">
            <text:p>indigo_to_wolf</text:p>
          </table:table-cell>
          <table:table-cell table:formula="of:=[.P$5]/AVERAGE([$3_indigo_to_wolf.A$1:.A$1048576])" office:value-type="float" office:value="73152889.5391368" calcext:value-type="float">
            <text:p>73152889.5391368</text:p>
          </table:table-cell>
          <table:table-cell table:formula="of:=[.Q$5]/AVERAGE([$3_indigo_to_wolf.B$1:.B$1048576])" office:value-type="float" office:value="569192458.199929" calcext:value-type="float">
            <text:p>569192458.199929</text:p>
          </table:table-cell>
          <table:table-cell table:formula="of:=[.R$5]/AVERAGE([$3_indigo_to_wolf.C$1:.C$1048576])" office:value-type="float" office:value="1122610068.40905" calcext:value-type="float">
            <text:p>1122610068.40905</text:p>
          </table:table-cell>
          <table:table-cell table:formula="of:=[.S$5]/AVERAGE([$3_indigo_to_wolf.D$1:.D$1048576])" office:value-type="float" office:value="1749470375.17939" calcext:value-type="float">
            <text:p>1749470375.17939</text:p>
          </table:table-cell>
          <table:table-cell table:formula="of:=[.T$5]/AVERAGE([$3_indigo_to_wolf.E$1:.E$1048576])" office:value-type="float" office:value="1778251978.30533" calcext:value-type="float">
            <text:p>1778251978.30533</text:p>
          </table:table-cell>
          <table:table-cell/>
          <table:table-cell office:value-type="string" calcext:value-type="string">
            <text:p>indigo_to_wolf</text:p>
          </table:table-cell>
          <table:table-cell table:formula="of:=[.$W$5]/AVERAGE([$4_indigo_to_wolf.A$1:.A$1048576])" office:value-type="float" office:value="901404388.036561" calcext:value-type="float">
            <text:p>901404388.036561</text:p>
          </table:table-cell>
          <table:table-cell table:formula="of:=[.$W$5]/AVERAGE([$4_indigo_to_wolf.B$1:.B$1048576])" office:value-type="float" office:value="536860867.137673" calcext:value-type="float">
            <text:p>536860867.137673</text:p>
          </table:table-cell>
          <table:table-cell table:formula="of:=[.$W$5]/AVERAGE([$4_indigo_to_wolf.C$1:.C$1048576])" office:value-type="float" office:value="249300711.504231" calcext:value-type="float">
            <text:p>249300711.504231</text:p>
          </table:table-cell>
          <table:table-cell table:number-columns-repeated="3"/>
          <table:table-cell office:value-type="string" calcext:value-type="string">
            <text:p>indigo_to_wolf</text:p>
          </table:table-cell>
          <table:table-cell table:formula="of:=[.$AD$5]/AVERAGE([$5_indigo_to_wolf.A$1:.A$1048576])" office:value-type="float" office:value="471315724.977848" calcext:value-type="float">
            <text:p>471315724.977848</text:p>
          </table:table-cell>
          <table:table-cell table:formula="of:=[.$AD$5]/AVERAGE([$5_indigo_to_wolf.B$1:.B$1048576])" office:value-type="float" office:value="202127186.51084" calcext:value-type="float">
            <text:p>202127186.51084</text:p>
          </table:table-cell>
          <table:table-cell table:formula="of:=[.$AD$5]/AVERAGE([$5_indigo_to_wolf.C$1:.C$1048576])" office:value-type="float" office:value="72446968.8188247" calcext:value-type="float">
            <text:p>72446968.8188247</text:p>
          </table:table-cell>
        </table:table-row>
        <table:table-row table:style-name="ro1">
          <table:table-cell office:value-type="string" calcext:value-type="string">
            <text:p>wolf_to_pi</text:p>
          </table:table-cell>
          <table:table-cell table:formula="of:=AVERAGE([$1_wolf_to_pi.A2:$1_wolf_to_pi.A1048576])" office:value-type="float" office:value="0.00002896" calcext:value-type="float">
            <text:p>2.896E-05</text:p>
          </table:table-cell>
          <table:table-cell table:formula="of:=AVERAGE([$1_wolf_to_pi.B2:$1_wolf_to_pi.B1048576])" office:value-type="float" office:value="0.00002782" calcext:value-type="float">
            <text:p>2.782E-05</text:p>
          </table:table-cell>
          <table:table-cell table:formula="of:=AVERAGE([$1_wolf_to_pi.C2:$1_wolf_to_pi.C1048576])" office:value-type="float" office:value="0.0000274" calcext:value-type="float">
            <text:p>2.74E-05</text:p>
          </table:table-cell>
          <table:table-cell table:number-columns-repeated="3"/>
          <table:table-cell office:value-type="string" calcext:value-type="string">
            <text:p>wolf_to_pi</text:p>
          </table:table-cell>
          <table:table-cell table:formula="of:=AVERAGE([$2_wolf_to_pi.A2:$2_wolf_to_pi.A1048576])" office:value-type="float" office:value="0.000023" calcext:value-type="float">
            <text:p>2.3E-05</text:p>
          </table:table-cell>
          <table:table-cell table:formula="of:=AVERAGE([$2_wolf_to_pi.B2:$2_wolf_to_pi.B1048576])" office:value-type="float" office:value="0.00002422" calcext:value-type="float">
            <text:p>2.422E-05</text:p>
          </table:table-cell>
          <table:table-cell table:formula="of:=AVERAGE([$2_wolf_to_pi.C2:$2_wolf_to_pi.C1048576])" office:value-type="float" office:value="0.0000234" calcext:value-type="float">
            <text:p>2.34E-05</text:p>
          </table:table-cell>
          <table:table-cell table:number-columns-repeated="3"/>
          <table:table-cell office:value-type="string" calcext:value-type="string">
            <text:p>wolf_to_pi</text:p>
          </table:table-cell>
          <table:table-cell table:formula="of:=[.P$5]/AVERAGE([$3_wolf_to_pi.A$1:.A$1048576])" office:value-type="float" office:value="52826201.7960908" calcext:value-type="float">
            <text:p>52826201.7960908</text:p>
          </table:table-cell>
          <table:table-cell table:formula="of:=[.Q$5]/AVERAGE([$3_wolf_to_pi.B$1:.B$1048576])" office:value-type="float" office:value="383785080.355001" calcext:value-type="float">
            <text:p>383785080.355001</text:p>
          </table:table-cell>
          <table:table-cell table:formula="of:=[.R$5]/AVERAGE([$3_wolf_to_pi.C$1:.C$1048576])" office:value-type="float" office:value="597628163.227192" calcext:value-type="float">
            <text:p>597628163.227192</text:p>
          </table:table-cell>
          <table:table-cell table:formula="of:=[.S$5]/AVERAGE([$3_wolf_to_pi.D$1:.D$1048576])" office:value-type="float" office:value="755697248.789704" calcext:value-type="float">
            <text:p>755697248.789704</text:p>
          </table:table-cell>
          <table:table-cell table:formula="of:=[.T$5]/AVERAGE([$3_wolf_to_pi.E$1:.E$1048576])" office:value-type="float" office:value="768078651.253888" calcext:value-type="float">
            <text:p>768078651.253888</text:p>
          </table:table-cell>
          <table:table-cell/>
          <table:table-cell office:value-type="string" calcext:value-type="string">
            <text:p>wolf_to_pi</text:p>
          </table:table-cell>
          <table:table-cell table:formula="of:=[.$W$5]/AVERAGE([$4_wolf_to_pi.A$1:.A$1048576])" office:value-type="float" office:value="462765858.985988" calcext:value-type="float">
            <text:p>462765858.985988</text:p>
          </table:table-cell>
          <table:table-cell table:formula="of:=[.$W$5]/AVERAGE([$4_wolf_to_pi.B$1:.B$1048576])" office:value-type="float" office:value="325353496.574028" calcext:value-type="float">
            <text:p>325353496.574028</text:p>
          </table:table-cell>
          <table:table-cell table:formula="of:=[.$W$5]/AVERAGE([$4_wolf_to_pi.C$1:.C$1048576])" office:value-type="float" office:value="143188932.068307" calcext:value-type="float">
            <text:p>143188932.068307</text:p>
          </table:table-cell>
          <table:table-cell table:number-columns-repeated="3"/>
          <table:table-cell office:value-type="string" calcext:value-type="string">
            <text:p>wolf_to_pi</text:p>
          </table:table-cell>
          <table:table-cell table:formula="of:=[.$AD$5]/AVERAGE([$5_wolf_to_pi.A$1:.A$1048576])" office:value-type="float" office:value="188450970.71095" calcext:value-type="float">
            <text:p>188450970.71095</text:p>
          </table:table-cell>
          <table:table-cell table:formula="of:=[.$AD$5]/AVERAGE([$5_wolf_to_pi.B$1:.B$1048576])" office:value-type="float" office:value="100002000.040001" calcext:value-type="float">
            <text:p>100002000.040001</text:p>
          </table:table-cell>
          <table:table-cell table:formula="of:=[.$AD$5]/AVERAGE([$5_wolf_to_pi.C$1:.C$1048576])" office:value-type="float" office:value="52863845.9928148" calcext:value-type="float">
            <text:p>52863845.9928148</text:p>
          </table:table-cell>
        </table:table-row>
        <table:table-row table:style-name="ro1">
          <table:table-cell table:number-columns-repeated="15"/>
          <table:table-cell office:value-type="float" office:value="2000" calcext:value-type="float">
            <text:p>2000</text:p>
          </table:table-cell>
          <table:table-cell office:value-type="float" office:value="32000" calcext:value-type="float">
            <text:p>32000</text:p>
          </table:table-cell>
          <table:table-cell office:value-type="float" office:value="128000" calcext:value-type="float">
            <text:p>128000</text:p>
          </table:table-cell>
          <table:table-cell office:value-type="float" office:value="512000" calcext:value-type="float">
            <text:p>512000</text:p>
          </table:table-cell>
          <table:table-cell office:value-type="float" office:value="2000000" calcext:value-type="float">
            <text:p>2000000</text:p>
          </table:table-cell>
          <table:table-cell table:number-columns-repeated="2"/>
          <table:table-cell office:value-type="float" office:value="1000000" calcext:value-type="float">
            <text:p>1000000</text:p>
          </table:table-cell>
          <table:table-cell table:number-columns-repeated="6"/>
          <table:table-cell office:value-type="float" office:value="1000000" calcext:value-type="float">
            <text:p>1000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1">00/00/0000</text:date>, <text:time style:data-style-name="N2" text:time-value="17:55:39.5502957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3-01T18:18:14.645220399</dc:date>
    <meta:editing-duration>PT3H55S</meta:editing-duration>
    <meta:editing-cycles>12</meta:editing-cycles>
    <meta:generator>LibreOffice/6.4.0.3$Linux_X86_64 LibreOffice_project/40$Build-3</meta:generator>
    <meta:document-statistic meta:table-count="15" meta:cell-count="2543" meta:object-count="5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bar" chart:style-name="ch1">
        <chart:title svg:x="6.076cm" svg:y="0.316cm" chart:style-name="ch2">
          <text:p>UDP Average RTT</text:p>
        </chart:title>
        <chart:legend chart:legend-position="end" svg:x="14.263cm" svg:y="3.706cm" style:legend-expansion="high" chart:style-name="ch3"/>
        <chart:plot-area chart:style-name="ch4" table:cell-range-address="Means.H1:Means.K4" chart:data-source-has-labels="both" svg:x="1.33cm" svg:y="1.275cm" svg:width="12.614cm" svg:height="7.551cm">
          <chartooo:coordinate-region svg:x="2.481cm" svg:y="1.474cm" svg:width="11.463cm" svg:height="6.705cm"/>
          <chart:axis chart:dimension="x" chart:name="primary-x" chart:style-name="ch5" chartooo:axis-type="auto">
            <chartooo:date-scale/>
            <chart:categories table:cell-range-address="Means.H2:Means.H4"/>
          </chart:axis>
          <chart:axis chart:dimension="y" chart:name="primary-y" chart:style-name="ch6">
            <chart:title svg:x="0.451cm" svg:y="6.39cm" chart:style-name="ch7">
              <text:p>Average Seconds</text:p>
            </chart:title>
            <chart:grid chart:style-name="ch8" chart:class="major"/>
          </chart:axis>
          <chart:series chart:style-name="ch9" chart:values-cell-range-address="Means.I2:Means.I4" chart:label-cell-address="Means.I1:Means.I1" chart:class="chart:bar">
            <chart:data-point chart:repeated="3"/>
          </chart:series>
          <chart:series chart:style-name="ch10" chart:values-cell-range-address="Means.J2:Means.J4" chart:label-cell-address="Means.J1:Means.J1" chart:class="chart:bar">
            <chart:data-point chart:repeated="3"/>
          </chart:series>
          <chart:series chart:style-name="ch11" chart:values-cell-range-address="Means.K2:Means.K4" chart:label-cell-address="Means.K1:Means.K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B</text:p>
                <draw:g>
                  <svg:desc>Means.I1:Means.I1</svg:desc>
                </draw:g>
              </table:table-cell>
              <table:table-cell office:value-type="string">
                <text:p>64B</text:p>
                <draw:g>
                  <svg:desc>Means.J1:Means.J1</svg:desc>
                </draw:g>
              </table:table-cell>
              <table:table-cell office:value-type="string">
                <text:p>1024B</text:p>
                <draw:g>
                  <svg:desc>Means.K1:Means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b_to_pi</text:p>
                <draw:g>
                  <svg:desc>Means.H2:Means.H4</svg:desc>
                </draw:g>
              </table:table-cell>
              <table:table-cell office:value-type="float" office:value="0.000092">
                <text:p>0.000092</text:p>
                <draw:g>
                  <svg:desc>Means.I2:Means.I4</svg:desc>
                </draw:g>
              </table:table-cell>
              <table:table-cell office:value-type="float" office:value="0.00008952">
                <text:p>0.00008952</text:p>
                <draw:g>
                  <svg:desc>Means.J2:Means.J4</svg:desc>
                </draw:g>
              </table:table-cell>
              <table:table-cell office:value-type="float" office:value="0.00009026">
                <text:p>0.00009026</text:p>
                <draw:g>
                  <svg:desc>Means.K2:Means.K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0.00001454">
                <text:p>0.00001454</text:p>
              </table:table-cell>
              <table:table-cell office:value-type="float" office:value="0.00001428">
                <text:p>0.00001428</text:p>
              </table:table-cell>
              <table:table-cell office:value-type="float" office:value="0.00001438">
                <text:p>0.00001438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0.000023">
                <text:p>0.000023</text:p>
              </table:table-cell>
              <table:table-cell office:value-type="float" office:value="0.00002422">
                <text:p>0.00002422</text:p>
              </table:table-cell>
              <table:table-cell office:value-type="float" office:value="0.0000234">
                <text:p>0.00002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037cm" svg:y="0.316cm" chart:style-name="ch2">
          <text:p>TCP Average RTT </text:p>
        </chart:title>
        <chart:legend chart:legend-position="end" svg:x="14.264cm" svg:y="3.705cm" style:legend-expansion="high" chart:style-name="ch3"/>
        <chart:plot-area chart:style-name="ch4" table:cell-range-address="Means.A1:Means.D4" chart:data-source-has-labels="both" svg:x="1.33cm" svg:y="1.275cm" svg:width="12.615cm" svg:height="7.55cm">
          <chartooo:coordinate-region svg:x="2.481cm" svg:y="1.474cm" svg:width="11.464cm" svg:height="6.704cm"/>
          <chart:axis chart:dimension="x" chart:name="primary-x" chart:style-name="ch5" chartooo:axis-type="auto">
            <chartooo:date-scale/>
            <chart:categories table:cell-range-address="Means.A2:Means.A4"/>
          </chart:axis>
          <chart:axis chart:dimension="y" chart:name="primary-y" chart:style-name="ch6">
            <chart:title svg:x="0.451cm" svg:y="6.39cm" chart:style-name="ch7">
              <text:p>Average Seconds</text:p>
            </chart:title>
            <chart:grid chart:style-name="ch8" chart:class="major"/>
          </chart:axis>
          <chart:series chart:style-name="ch9" chart:values-cell-range-address="Means.B2:Means.B4" chart:label-cell-address="Means.B1:Means.B1" chart:class="chart:bar">
            <chart:data-point chart:repeated="3"/>
          </chart:series>
          <chart:series chart:style-name="ch10" chart:values-cell-range-address="Means.C2:Means.C4" chart:label-cell-address="Means.C1:Means.C1" chart:class="chart:bar">
            <chart:data-point chart:repeated="3"/>
          </chart:series>
          <chart:series chart:style-name="ch11" chart:values-cell-range-address="Means.D2:Means.D4" chart:label-cell-address="Means.D1:Means.D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B</text:p>
                <draw:g>
                  <svg:desc>Means.B1:Means.B1</svg:desc>
                </draw:g>
              </table:table-cell>
              <table:table-cell office:value-type="string">
                <text:p>64B</text:p>
                <draw:g>
                  <svg:desc>Means.C1:Means.C1</svg:desc>
                </draw:g>
              </table:table-cell>
              <table:table-cell office:value-type="string">
                <text:p>1024B</text:p>
                <draw:g>
                  <svg:desc>Means.D1:Means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ab_to_pi</text:p>
                <draw:g>
                  <svg:desc>Means.A2:Means.A4</svg:desc>
                </draw:g>
              </table:table-cell>
              <table:table-cell office:value-type="float" office:value="0.00007484">
                <text:p>0.00007484</text:p>
                <draw:g>
                  <svg:desc>Means.B2:Means.B4</svg:desc>
                </draw:g>
              </table:table-cell>
              <table:table-cell office:value-type="float" office:value="0.000074">
                <text:p>0.000074</text:p>
                <draw:g>
                  <svg:desc>Means.C2:Means.C4</svg:desc>
                </draw:g>
              </table:table-cell>
              <table:table-cell office:value-type="float" office:value="0.00007626">
                <text:p>0.00007626</text:p>
                <draw:g>
                  <svg:desc>Means.D2:Means.D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0.00001398">
                <text:p>0.00001398</text:p>
              </table:table-cell>
              <table:table-cell office:value-type="float" office:value="0.00001354">
                <text:p>0.00001354</text:p>
              </table:table-cell>
              <table:table-cell office:value-type="float" office:value="0.00001394">
                <text:p>0.00001394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0.00002896">
                <text:p>0.00002896</text:p>
              </table:table-cell>
              <table:table-cell office:value-type="float" office:value="0.00002782">
                <text:p>0.00002782</text:p>
              </table:table-cell>
              <table:table-cell office:value-type="float" office:value="0.0000274">
                <text:p>0.000027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7cm" svg:y="0.316cm" chart:style-name="ch2">
          <text:p>TCP Transfer Rates Vs Data Size</text:p>
        </chart:title>
        <chart:legend chart:legend-position="end" svg:x="14.451cm" svg:y="3.205cm" style:legend-expansion="high" chart:style-name="ch3"/>
        <chart:plot-area chart:style-name="ch4" table:cell-range-address="Means.O1:Means.T4" chart:data-source-has-labels="both" svg:x="1.331cm" svg:y="1.275cm" svg:width="12.8cm" svg:height="7.545cm">
          <chartooo:coordinate-region svg:x="3.376cm" svg:y="1.474cm" svg:width="10.697cm" svg:height="6.699cm"/>
          <chart:axis chart:dimension="x" chart:name="primary-x" chart:style-name="ch5" chartooo:axis-type="auto">
            <chartooo:date-scale/>
            <chart:categories table:cell-range-address="Means.O2:Means.O4"/>
          </chart:axis>
          <chart:axis chart:dimension="y" chart:name="primary-y" chart:style-name="ch6">
            <chart:title svg:x="0.451cm" svg:y="6.745cm" chart:style-name="ch7">
              <text:p>Average Bytes/Second</text:p>
            </chart:title>
            <chart:grid chart:style-name="ch8" chart:class="major"/>
          </chart:axis>
          <chart:series chart:style-name="ch9" chart:values-cell-range-address="Means.P2:Means.P4" chart:label-cell-address="Means.P1:Means.P1" chart:class="chart:bar">
            <chart:data-point chart:repeated="3"/>
          </chart:series>
          <chart:series chart:style-name="ch10" chart:values-cell-range-address="Means.Q2:Means.Q4" chart:label-cell-address="Means.Q1:Means.Q1" chart:class="chart:bar">
            <chart:data-point chart:repeated="3"/>
          </chart:series>
          <chart:series chart:style-name="ch11" chart:values-cell-range-address="Means.R2:Means.R4" chart:label-cell-address="Means.R1:Means.R1" chart:class="chart:bar">
            <chart:data-point chart:repeated="3"/>
          </chart:series>
          <chart:series chart:style-name="ch12" chart:values-cell-range-address="Means.S2:Means.S4" chart:label-cell-address="Means.S1:Means.S1" chart:class="chart:bar">
            <chart:data-point chart:repeated="3"/>
          </chart:series>
          <chart:series chart:style-name="ch13" chart:values-cell-range-address="Means.T2:Means.T4" chart:label-cell-address="Means.T1:Means.T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K</text:p>
                <draw:g>
                  <svg:desc>Means.P1:Means.P1</svg:desc>
                </draw:g>
              </table:table-cell>
              <table:table-cell office:value-type="string">
                <text:p>16K</text:p>
                <draw:g>
                  <svg:desc>Means.Q1:Means.Q1</svg:desc>
                </draw:g>
              </table:table-cell>
              <table:table-cell office:value-type="string">
                <text:p>64K</text:p>
                <draw:g>
                  <svg:desc>Means.R1:Means.R1</svg:desc>
                </draw:g>
              </table:table-cell>
              <table:table-cell office:value-type="string">
                <text:p>256K</text:p>
                <draw:g>
                  <svg:desc>Means.S1:Means.S1</svg:desc>
                </draw:g>
              </table:table-cell>
              <table:table-cell office:value-type="string">
                <text:p>1M</text:p>
                <draw:g>
                  <svg:desc>Means.T1:Means.T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_to_pi</text:p>
                <draw:g>
                  <svg:desc>Means.O2:Means.O4</svg:desc>
                </draw:g>
              </table:table-cell>
              <table:table-cell office:value-type="float" office:value="9855129.59495418">
                <text:p>9855129.59495418</text:p>
                <draw:g>
                  <svg:desc>Means.P2:Means.P4</svg:desc>
                </draw:g>
              </table:table-cell>
              <table:table-cell office:value-type="float" office:value="30824358.94966">
                <text:p>30824358.94966</text:p>
                <draw:g>
                  <svg:desc>Means.Q2:Means.Q4</svg:desc>
                </draw:g>
              </table:table-cell>
              <table:table-cell office:value-type="float" office:value="59591981.154036">
                <text:p>59591981.154036</text:p>
                <draw:g>
                  <svg:desc>Means.R2:Means.R4</svg:desc>
                </draw:g>
              </table:table-cell>
              <table:table-cell office:value-type="float" office:value="52764357.6763896">
                <text:p>52764357.6763896</text:p>
                <draw:g>
                  <svg:desc>Means.S2:Means.S4</svg:desc>
                </draw:g>
              </table:table-cell>
              <table:table-cell office:value-type="float" office:value="45638322.6821095">
                <text:p>45638322.6821095</text:p>
                <draw:g>
                  <svg:desc>Means.T2:Means.T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73152889.5391368">
                <text:p>73152889.5391368</text:p>
              </table:table-cell>
              <table:table-cell office:value-type="float" office:value="569192458.199929">
                <text:p>569192458.199929</text:p>
              </table:table-cell>
              <table:table-cell office:value-type="float" office:value="1122610068.40905">
                <text:p>1122610068.40905</text:p>
              </table:table-cell>
              <table:table-cell office:value-type="float" office:value="1749470375.17939">
                <text:p>1749470375.17939</text:p>
              </table:table-cell>
              <table:table-cell office:value-type="float" office:value="1778251978.30533">
                <text:p>1778251978.30533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52826201.7960908">
                <text:p>52826201.7960908</text:p>
              </table:table-cell>
              <table:table-cell office:value-type="float" office:value="383785080.355001">
                <text:p>383785080.355001</text:p>
              </table:table-cell>
              <table:table-cell office:value-type="float" office:value="597628163.227192">
                <text:p>597628163.227192</text:p>
              </table:table-cell>
              <table:table-cell office:value-type="float" office:value="755697248.789704">
                <text:p>755697248.789704</text:p>
              </table:table-cell>
              <table:table-cell office:value-type="float" office:value="768078651.253888">
                <text:p>768078651.25388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4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225cm" svg:y="0.316cm" chart:style-name="ch2">
          <text:p>TCP Transfer Rate vs # of Messages</text:p>
        </chart:title>
        <chart:legend chart:legend-position="end" svg:x="14.264cm" svg:y="3.706cm" style:legend-expansion="high" chart:style-name="ch3"/>
        <chart:plot-area chart:style-name="ch4" table:cell-range-address="Means.V1:Means.Y4" chart:data-source-has-labels="both" svg:x="1.33cm" svg:y="1.275cm" svg:width="12.615cm" svg:height="7.551cm">
          <chartooo:coordinate-region svg:x="3.365cm" svg:y="1.474cm" svg:width="10.512cm" svg:height="6.705cm"/>
          <chart:axis chart:dimension="x" chart:name="primary-x" chart:style-name="ch5" chartooo:axis-type="auto">
            <chartooo:date-scale/>
            <chart:categories table:cell-range-address="Means.V2:Means.V4"/>
          </chart:axis>
          <chart:axis chart:dimension="y" chart:name="primary-y" chart:style-name="ch6">
            <chart:title svg:x="0.451cm" svg:y="6.748cm" chart:style-name="ch7">
              <text:p>Average Bytes/Second</text:p>
            </chart:title>
            <chart:grid chart:style-name="ch8" chart:class="major"/>
          </chart:axis>
          <chart:series chart:style-name="ch9" chart:values-cell-range-address="Means.W2:Means.W4" chart:label-cell-address="Means.W1:Means.W1" chart:class="chart:bar">
            <chart:data-point chart:repeated="3"/>
          </chart:series>
          <chart:series chart:style-name="ch10" chart:values-cell-range-address="Means.X2:Means.X4" chart:label-cell-address="Means.X1:Means.X1" chart:class="chart:bar">
            <chart:data-point chart:repeated="3"/>
          </chart:series>
          <chart:series chart:style-name="ch11" chart:values-cell-range-address="Means.Y2:Means.Y4" chart:label-cell-address="Means.Y1:Means.Y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B</text:p>
                <draw:g>
                  <svg:desc>Means.W1:Means.W1</svg:desc>
                </draw:g>
              </table:table-cell>
              <table:table-cell office:value-type="string">
                <text:p>512B</text:p>
                <draw:g>
                  <svg:desc>Means.X1:Means.X1</svg:desc>
                </draw:g>
              </table:table-cell>
              <table:table-cell office:value-type="string">
                <text:p>256B</text:p>
                <draw:g>
                  <svg:desc>Means.Y1:Means.Y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_to_pi</text:p>
                <draw:g>
                  <svg:desc>Means.V2:Means.V4</svg:desc>
                </draw:g>
              </table:table-cell>
              <table:table-cell office:value-type="float" office:value="82258489.0760726">
                <text:p>82258489.0760726</text:p>
                <draw:g>
                  <svg:desc>Means.W2:Means.W4</svg:desc>
                </draw:g>
              </table:table-cell>
              <table:table-cell office:value-type="float" office:value="57228208.9287452">
                <text:p>57228208.9287452</text:p>
                <draw:g>
                  <svg:desc>Means.X2:Means.X4</svg:desc>
                </draw:g>
              </table:table-cell>
              <table:table-cell office:value-type="float" office:value="36531335.1180108">
                <text:p>36531335.1180108</text:p>
                <draw:g>
                  <svg:desc>Means.Y2:Means.Y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901404388.036561">
                <text:p>901404388.036561</text:p>
              </table:table-cell>
              <table:table-cell office:value-type="float" office:value="536860867.137673">
                <text:p>536860867.137673</text:p>
              </table:table-cell>
              <table:table-cell office:value-type="float" office:value="249300711.504231">
                <text:p>249300711.504231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462765858.985988">
                <text:p>462765858.985988</text:p>
              </table:table-cell>
              <table:table-cell office:value-type="float" office:value="325353496.574028">
                <text:p>325353496.574028</text:p>
              </table:table-cell>
              <table:table-cell office:value-type="float" office:value="143188932.068307">
                <text:p>143188932.06830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4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5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145cm" svg:y="0.316cm" chart:style-name="ch2">
          <text:p>UDP Transfer Rate vs # Of Messages</text:p>
        </chart:title>
        <chart:legend chart:legend-position="end" svg:x="14.264cm" svg:y="3.706cm" style:legend-expansion="high" chart:style-name="ch3"/>
        <chart:plot-area chart:style-name="ch4" table:cell-range-address="Means.AC1:Means.AF4" chart:data-source-has-labels="both" svg:x="1.33cm" svg:y="1.275cm" svg:width="12.615cm" svg:height="7.551cm">
          <chartooo:coordinate-region svg:x="3.248cm" svg:y="1.474cm" svg:width="10.697cm" svg:height="6.705cm"/>
          <chart:axis chart:dimension="x" chart:name="primary-x" chart:style-name="ch5" chartooo:axis-type="auto">
            <chartooo:date-scale/>
            <chart:categories table:cell-range-address="Means.AC2:Means.AC4"/>
          </chart:axis>
          <chart:axis chart:dimension="y" chart:name="primary-y" chart:style-name="ch6">
            <chart:title svg:x="0.451cm" svg:y="6.748cm" chart:style-name="ch7">
              <text:p>Average Bytes/Second</text:p>
            </chart:title>
            <chart:grid chart:style-name="ch8" chart:class="major"/>
          </chart:axis>
          <chart:series chart:style-name="ch9" chart:values-cell-range-address="Means.AD2:Means.AD4" chart:label-cell-address="Means.AD1:Means.AD1" chart:class="chart:bar">
            <chart:data-point chart:repeated="3"/>
          </chart:series>
          <chart:series chart:style-name="ch10" chart:values-cell-range-address="Means.AE2:Means.AE4" chart:label-cell-address="Means.AE1:Means.AE1" chart:class="chart:bar">
            <chart:data-point chart:repeated="3"/>
          </chart:series>
          <chart:series chart:style-name="ch11" chart:values-cell-range-address="Means.AF2:Means.AF4" chart:label-cell-address="Means.AF1:Means.AF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24B</text:p>
                <draw:g>
                  <svg:desc>Means.AD1:Means.AD1</svg:desc>
                </draw:g>
              </table:table-cell>
              <table:table-cell office:value-type="string">
                <text:p>512B</text:p>
                <draw:g>
                  <svg:desc>Means.AE1:Means.AE1</svg:desc>
                </draw:g>
              </table:table-cell>
              <table:table-cell office:value-type="string">
                <text:p>256B</text:p>
                <draw:g>
                  <svg:desc>Means.AF1:Means.A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_to_pi</text:p>
                <draw:g>
                  <svg:desc>Means.AC2:Means.AC4</svg:desc>
                </draw:g>
              </table:table-cell>
              <table:table-cell office:value-type="float" office:value="0">
                <text:p>0</text:p>
                <draw:g>
                  <svg:desc>Means.AD2:Means.AD4</svg:desc>
                </draw:g>
              </table:table-cell>
              <table:table-cell office:value-type="float" office:value="0">
                <text:p>0</text:p>
                <draw:g>
                  <svg:desc>Means.AE2:Means.AE4</svg:desc>
                </draw:g>
              </table:table-cell>
              <table:table-cell office:value-type="float" office:value="0">
                <text:p>0</text:p>
                <draw:g>
                  <svg:desc>Means.AF2:Means.AF4</svg:desc>
                </draw:g>
              </table:table-cell>
            </table:table-row>
            <table:table-row>
              <table:table-cell office:value-type="string">
                <text:p>indigo_to_wolf</text:p>
              </table:table-cell>
              <table:table-cell office:value-type="float" office:value="471315724.977848">
                <text:p>471315724.977848</text:p>
              </table:table-cell>
              <table:table-cell office:value-type="float" office:value="202127186.51084">
                <text:p>202127186.51084</text:p>
              </table:table-cell>
              <table:table-cell office:value-type="float" office:value="72446968.8188247">
                <text:p>72446968.8188247</text:p>
              </table:table-cell>
            </table:table-row>
            <table:table-row>
              <table:table-cell office:value-type="string">
                <text:p>wolf_to_pi</text:p>
              </table:table-cell>
              <table:table-cell office:value-type="float" office:value="188450970.71095">
                <text:p>188450970.71095</text:p>
              </table:table-cell>
              <table:table-cell office:value-type="float" office:value="100002000.040001">
                <text:p>100002000.040001</text:p>
              </table:table-cell>
              <table:table-cell office:value-type="float" office:value="52863845.9928148">
                <text:p>52863845.99281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4.0.3$Linux_X86_64 LibreOffice_project/40$Build-3</meta:generator>
  </office:meta>
</office:document-meta>
</file>

<file path=Object 5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